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2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2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3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4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29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  <style:text-properties style:font-name="Arial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5" style:family="paragraph">
      <loext:graphic-properties draw:fill="solid" draw:fill-color="#cccccc"/>
      <style:text-properties style:font-name="Arial"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Arial" fo:font-size="6pt" style:font-size-asian="8pt" style:font-size-complex="8pt"/>
    </style:style>
    <style:style style:name="P17" style:family="paragraph">
      <loext:graphic-properties draw:fill="solid" draw:fill-color="#ffffff"/>
      <style:text-properties style:font-name="Arial"/>
    </style:style>
    <style:style style:name="P18" style:family="paragraph">
      <loext:graphic-properties draw:fill="solid" draw:fill-color="#b2b2b2"/>
      <style:text-properties style:font-name="Arial"/>
    </style:style>
    <style:style style:name="P19" style:family="paragraph">
      <loext:graphic-properties draw:fill="solid" draw:fill-color="#333333"/>
      <style:text-properties style:font-name="Arial"/>
    </style:style>
    <style:style style:name="P20" style:family="paragraph">
      <loext:graphic-properties draw:fill="solid" draw:fill-color="#999999"/>
      <style:text-properties style:font-name="Arial"/>
    </style:style>
    <style:style style:name="P21" style:family="paragraph">
      <loext:graphic-properties draw:fill="solid" draw:fill-color="#cccccc"/>
      <style:text-properties style:font-name="Arial"/>
    </style:style>
    <style:style style:name="P22" style:family="paragraph">
      <loext:graphic-properties draw:fill="solid" draw:fill-color="#4a98c9"/>
      <style:text-properties style:font-name="Arial"/>
    </style:style>
    <style:style style:name="P23" style:family="paragraph">
      <loext:graphic-properties draw:fill="none"/>
      <style:text-properties style:font-name="Arial"/>
    </style:style>
    <style:style style:name="P24" style:family="paragraph">
      <loext:graphic-properties draw:fill="solid" draw:fill-color="#000000"/>
      <style:text-properties style:font-name="Arial"/>
    </style:style>
    <style:style style:name="P25" style:family="paragraph">
      <loext:graphic-properties draw:fill="none"/>
      <style:paragraph-properties fo:text-align="start" style:writing-mode="lr-tb"/>
      <style:text-properties style:font-name="Arial" fo:font-size="5pt" style:font-size-asian="5pt" style:font-size-complex="5pt"/>
    </style:style>
    <style:style style:name="P26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27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fo:font-size="6pt" style:font-size-asian="5pt" style:font-name-complex="DejaVuSans1" style:font-size-complex="5pt"/>
    </style:style>
    <style:style style:name="T2" style:family="text">
      <style:text-properties fo:color="#000000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fo:font-size="8pt" fo:font-style="normal" fo:font-weight="bold" style:font-size-asian="8pt" style:font-style-asian="normal" style:font-weight-asian="bold" style:font-name-complex="DejaVuSans1" style:font-size-complex="8pt" style:font-style-complex="normal" style:font-weight-complex="bold"/>
    </style:style>
    <style:style style:name="T4" style:family="text">
      <style:text-properties fo:color="#000000" fo:font-size="6pt" style:font-size-asian="6pt" style:font-name-complex="DejaVuSans1" style:font-size-complex="6pt"/>
    </style:style>
    <style:style style:name="T5" style:family="text">
      <style:text-properties fo:color="#000000" fo:font-size="8pt" style:font-size-asian="8pt" style:font-name-complex="DejaVuSans1" style:font-size-complex="8pt"/>
    </style:style>
    <style:style style:name="T6" style:family="text">
      <style:text-properties fo:color="#000000" fo:font-size="6pt" style:font-size-asian="8pt" style:font-name-complex="DejaVuSans1" style:font-size-complex="8pt"/>
    </style:style>
    <style:style style:name="T7" style:family="text">
      <style:text-properties fo:color="#000000" fo:font-size="5pt" style:font-size-asian="5pt" style:font-name-complex="DejaVuSans1" style:font-size-complex="5pt"/>
    </style:style>
    <style:style style:name="T8" style:family="text">
      <style:text-properties fo:color="#000000" fo:font-size="6pt" fo:font-weight="bold" style:font-size-asian="5pt" style:font-name-complex="DejaVuSans1" style:font-size-complex="5pt"/>
    </style:style>
    <style:style style:name="T9" style:family="text">
      <style:text-properties fo:color="#000000" fo:font-size="6pt" fo:text-shadow="1pt 1pt" style:font-size-asian="6pt" style:font-name-complex="DejaVu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471cm" svg:y="0.966cm" svg:viewBox="0 0 2936 4295" draw:points="0,4295 2936,4295 2936,0 0,0">
          <text:p/>
        </draw:polygon>
        <draw:polygon draw:style-name="gr2" draw:text-style-name="P2" draw:layer="layout" svg:width="2.935cm" svg:height="0.197cm" svg:x="2.471cm" svg:y="4.867cm" svg:viewBox="0 0 2936 198" draw:points="0,198 2936,198 2936,0 0,0">
          <text:p/>
        </draw:polygon>
        <draw:polygon draw:style-name="gr3" draw:text-style-name="P3" draw:layer="layout" svg:width="0cm" svg:height="0.196cm" svg:x="2.471cm" svg:y="4.62cm" svg:viewBox="0 0 0 197" draw:points="0,197 0,197 0,0 0,0">
          <text:p/>
        </draw:polygon>
        <draw:polygon draw:style-name="gr4" draw:text-style-name="P4" draw:layer="layout" svg:width="0.081cm" svg:height="0.197cm" svg:x="2.471cm" svg:y="4.373cm" svg:viewBox="0 0 82 198" draw:points="0,198 82,198 82,0 0,0">
          <text:p/>
        </draw:polygon>
        <draw:polygon draw:style-name="gr4" draw:text-style-name="P4" draw:layer="layout" svg:width="1.481cm" svg:height="0.197cm" svg:x="2.553cm" svg:y="4.126cm" svg:viewBox="0 0 1482 198" draw:points="0,198 1482,198 1482,0 0,0">
          <text:p/>
        </draw:polygon>
        <draw:polygon draw:style-name="gr5" draw:text-style-name="P5" draw:layer="layout" svg:width="0.002cm" svg:height="0.197cm" svg:x="4.035cm" svg:y="3.879cm" svg:viewBox="0 0 3 198" draw:points="0,198 3,198 3,0 0,0">
          <text:p/>
        </draw:polygon>
        <draw:polygon draw:style-name="gr4" draw:text-style-name="P4" draw:layer="layout" svg:width="0.71cm" svg:height="0.197cm" svg:x="4.038cm" svg:y="3.632cm" svg:viewBox="0 0 711 198" draw:points="0,198 711,198 711,0 0,0">
          <text:p/>
        </draw:polygon>
        <draw:polygon draw:style-name="gr2" draw:text-style-name="P2" draw:layer="layout" svg:width="0.001cm" svg:height="0.197cm" svg:x="4.749cm" svg:y="3.385cm" svg:viewBox="0 0 2 198" draw:points="0,198 2,198 2,0 0,0">
          <text:p/>
        </draw:polygon>
        <draw:polygon draw:style-name="gr2" draw:text-style-name="P2" draw:layer="layout" svg:width="0cm" svg:height="0.197cm" svg:x="4.751cm" svg:y="3.137cm" svg:viewBox="0 0 1 198" draw:points="0,198 1,198 1,0 0,0">
          <text:p/>
        </draw:polygon>
        <draw:polygon draw:style-name="gr2" draw:text-style-name="P2" draw:layer="layout" svg:width="0.001cm" svg:height="0.197cm" svg:x="4.752cm" svg:y="2.891cm" svg:viewBox="0 0 2 198" draw:points="0,198 2,198 2,0 0,0">
          <text:p/>
        </draw:polygon>
        <draw:polygon draw:style-name="gr4" draw:text-style-name="P4" draw:layer="layout" svg:width="0.648cm" svg:height="0.197cm" svg:x="4.754cm" svg:y="2.644cm" svg:viewBox="0 0 649 198" draw:points="0,198 649,198 649,0 0,0">
          <text:p/>
        </draw:polygon>
        <draw:polygon draw:style-name="gr2" draw:text-style-name="P2" draw:layer="layout" svg:width="0cm" svg:height="0.197cm" svg:x="5.402cm" svg:y="2.396cm" svg:viewBox="0 0 1 198" draw:points="0,198 1,198 1,0 0,0">
          <text:p/>
        </draw:polygon>
        <draw:polygon draw:style-name="gr2" draw:text-style-name="P2" draw:layer="layout" svg:width="0cm" svg:height="0.196cm" svg:x="5.403cm" svg:y="2.15cm" svg:viewBox="0 0 0 197" draw:points="0,197 0,0">
          <text:p/>
        </draw:polygon>
        <draw:polygon draw:style-name="gr2" draw:text-style-name="P2" draw:layer="layout" svg:width="0.003cm" svg:height="0.197cm" svg:x="5.403cm" svg:y="1.902cm" svg:viewBox="0 0 4 198" draw:points="0,198 4,198 4,0 0,0">
          <text:p/>
        </draw:polygon>
        <draw:polygon draw:style-name="gr2" draw:text-style-name="P2" draw:layer="layout" svg:width="0cm" svg:height="0.197cm" svg:x="5.407cm" svg:y="1.655cm" svg:viewBox="0 0 0 198" draw:points="0,198 0,0">
          <text:p/>
        </draw:polygon>
        <draw:polygon draw:style-name="gr5" draw:text-style-name="P5" draw:layer="layout" svg:width="0cm" svg:height="0.196cm" svg:x="5.407cm" svg:y="1.409cm" svg:viewBox="0 0 0 197" draw:points="0,197 0,197 0,0 0,0">
          <text:p/>
        </draw:polygon>
        <draw:polygon draw:style-name="gr5" draw:text-style-name="P5" draw:layer="layout" svg:width="0cm" svg:height="0.197cm" svg:x="5.407cm" svg:y="1.161cm" svg:viewBox="0 0 0 198" draw:points="0,198 0,0">
          <text:p/>
        </draw:polygon>
        <draw:line draw:style-name="gr6" draw:text-style-name="P6" draw:layer="layout" svg:x1="3.056cm" svg:y1="5.26cm" svg:x2="3.056cm" svg:y2="0.966cm">
          <text:p/>
        </draw:line>
        <draw:polygon draw:style-name="gr7" draw:text-style-name="P7" draw:layer="layout" svg:width="0cm" svg:height="0.065cm" svg:x="3.056cm" svg:y="5.26cm" svg:viewBox="0 0 0 66" draw:points="0,0 0,66">
          <text:p/>
        </draw:polygon>
        <draw:line draw:style-name="gr8" draw:text-style-name="P6" draw:layer="layout" svg:x1="3.056cm" svg:y1="5.26cm" svg:x2="3.056cm" svg:y2="5.326cm">
          <text:p/>
        </draw:line>
        <draw:line draw:style-name="gr6" draw:text-style-name="P6" draw:layer="layout" svg:x1="3.641cm" svg:y1="5.26cm" svg:x2="3.641cm" svg:y2="0.966cm">
          <text:p/>
        </draw:line>
        <draw:polygon draw:style-name="gr7" draw:text-style-name="P7" draw:layer="layout" svg:width="0cm" svg:height="0.065cm" svg:x="3.641cm" svg:y="5.26cm" svg:viewBox="0 0 0 66" draw:points="0,0 0,66">
          <text:p/>
        </draw:polygon>
        <draw:line draw:style-name="gr8" draw:text-style-name="P6" draw:layer="layout" svg:x1="3.641cm" svg:y1="5.26cm" svg:x2="3.641cm" svg:y2="5.326cm">
          <text:p/>
        </draw:line>
        <draw:frame draw:style-name="gr9" draw:text-style-name="P9" draw:layer="layout" svg:width="0.436cm" svg:height="0.256cm" svg:x="2.936cm" svg:y="5.378cm">
          <draw:text-box>
            <text:p text:style-name="P8"><text:span text:style-name="T1">5</text:span></text:p>
          </draw:text-box>
        </draw:frame>
        <draw:line draw:style-name="gr6" draw:text-style-name="P6" draw:layer="layout" svg:x1="4.226cm" svg:y1="5.26cm" svg:x2="4.226cm" svg:y2="0.966cm">
          <text:p/>
        </draw:line>
        <draw:polygon draw:style-name="gr7" draw:text-style-name="P7" draw:layer="layout" svg:width="0cm" svg:height="0.065cm" svg:x="4.226cm" svg:y="5.26cm" svg:viewBox="0 0 0 66" draw:points="0,0 0,66">
          <text:p/>
        </draw:polygon>
        <draw:line draw:style-name="gr8" draw:text-style-name="P6" draw:layer="layout" svg:x1="4.226cm" svg:y1="5.26cm" svg:x2="4.226cm" svg:y2="5.326cm">
          <text:p/>
        </draw:line>
        <draw:frame draw:style-name="gr10" draw:text-style-name="P9" draw:layer="layout" svg:width="0.545cm" svg:height="0.256cm" svg:x="3.517cm" svg:y="5.378cm">
          <draw:text-box>
            <text:p text:style-name="P8"><text:span text:style-name="T1">10</text:span></text:p>
          </draw:text-box>
        </draw:frame>
        <draw:line draw:style-name="gr6" draw:text-style-name="P6" draw:layer="layout" svg:x1="4.811cm" svg:y1="5.26cm" svg:x2="4.811cm" svg:y2="0.966cm">
          <text:p/>
        </draw:line>
        <draw:polygon draw:style-name="gr7" draw:text-style-name="P7" draw:layer="layout" svg:width="0cm" svg:height="0.065cm" svg:x="4.811cm" svg:y="5.26cm" svg:viewBox="0 0 0 66" draw:points="0,0 0,66">
          <text:p/>
        </draw:polygon>
        <draw:line draw:style-name="gr8" draw:text-style-name="P6" draw:layer="layout" svg:x1="4.811cm" svg:y1="5.26cm" svg:x2="4.811cm" svg:y2="5.326cm">
          <text:p/>
        </draw:line>
        <draw:frame draw:style-name="gr11" draw:text-style-name="P9" draw:layer="layout" svg:width="0.546cm" svg:height="0.256cm" svg:x="4.101cm" svg:y="5.378cm">
          <draw:text-box>
            <text:p text:style-name="P8"><text:span text:style-name="T1">15</text:span></text:p>
          </draw:text-box>
        </draw:frame>
        <draw:line draw:style-name="gr6" draw:text-style-name="P6" draw:layer="layout" svg:x1="5.396cm" svg:y1="5.26cm" svg:x2="5.396cm" svg:y2="0.966cm">
          <text:p/>
        </draw:line>
        <draw:polygon draw:style-name="gr7" draw:text-style-name="P7" draw:layer="layout" svg:width="0cm" svg:height="0.065cm" svg:x="5.396cm" svg:y="5.26cm" svg:viewBox="0 0 0 66" draw:points="0,0 0,66">
          <text:p/>
        </draw:polygon>
        <draw:line draw:style-name="gr8" draw:text-style-name="P6" draw:layer="layout" svg:x1="5.396cm" svg:y1="5.26cm" svg:x2="5.396cm" svg:y2="5.326cm">
          <text:p/>
        </draw:line>
        <draw:frame draw:style-name="gr11" draw:text-style-name="P9" draw:layer="layout" svg:width="0.546cm" svg:height="0.256cm" svg:x="4.686cm" svg:y="5.378cm">
          <draw:text-box>
            <text:p text:style-name="P8"><text:span text:style-name="T1">2</text:span><text:span text:style-name="T1">0</text:span></text:p>
          </draw:text-box>
        </draw:frame>
        <draw:frame draw:style-name="gr12" draw:text-style-name="P9" draw:layer="layout" svg:width="1.394cm" svg:height="0.256cm" svg:x="5.258cm" svg:y="5.377cm">
          <draw:text-box>
            <text:p text:style-name="P8"><text:span text:style-name="T1">2</text:span><text:span text:style-name="T1">5</text:span></text:p>
          </draw:text-box>
        </draw:frame>
        <draw:line draw:style-name="gr6" draw:text-style-name="P6" draw:layer="layout" svg:x1="2.471cm" svg:y1="4.966cm" svg:x2="5.407cm" svg:y2="4.966cm">
          <text:p/>
        </draw:line>
        <draw:polygon draw:style-name="gr7" draw:text-style-name="P7" draw:layer="layout" svg:width="0.01cm" svg:height="0cm" svg:x="2.46cm" svg:y="4.966cm" svg:viewBox="0 0 11 0" draw:points="11,0 0,0">
          <text:p/>
        </draw:polygon>
        <draw:line draw:style-name="gr8" draw:text-style-name="P6" draw:layer="layout" svg:x1="2.471cm" svg:y1="4.966cm" svg:x2="2.46cm" svg:y2="4.966cm">
          <text:p/>
        </draw:line>
        <draw:line draw:style-name="gr6" draw:text-style-name="P6" draw:layer="layout" svg:x1="2.471cm" svg:y1="4.719cm" svg:x2="5.407cm" svg:y2="4.719cm">
          <text:p/>
        </draw:line>
        <draw:polygon draw:style-name="gr7" draw:text-style-name="P7" draw:layer="layout" svg:width="0.01cm" svg:height="0cm" svg:x="2.46cm" svg:y="4.719cm" svg:viewBox="0 0 11 0" draw:points="11,0 0,0">
          <text:p/>
        </draw:polygon>
        <draw:line draw:style-name="gr8" draw:text-style-name="P6" draw:layer="layout" svg:x1="2.471cm" svg:y1="4.719cm" svg:x2="2.46cm" svg:y2="4.719cm">
          <text:p/>
        </draw:line>
        <draw:line draw:style-name="gr6" draw:text-style-name="P6" draw:layer="layout" svg:x1="2.471cm" svg:y1="4.472cm" svg:x2="5.407cm" svg:y2="4.472cm">
          <text:p/>
        </draw:line>
        <draw:polygon draw:style-name="gr7" draw:text-style-name="P7" draw:layer="layout" svg:width="0.01cm" svg:height="0cm" svg:x="2.46cm" svg:y="4.472cm" svg:viewBox="0 0 11 0" draw:points="11,0 0,0">
          <text:p/>
        </draw:polygon>
        <draw:line draw:style-name="gr8" draw:text-style-name="P6" draw:layer="layout" svg:x1="2.471cm" svg:y1="4.472cm" svg:x2="2.46cm" svg:y2="4.472cm">
          <text:p/>
        </draw:line>
        <draw:line draw:style-name="gr6" draw:text-style-name="P6" draw:layer="layout" svg:x1="2.471cm" svg:y1="4.225cm" svg:x2="5.407cm" svg:y2="4.225cm">
          <text:p/>
        </draw:line>
        <draw:polygon draw:style-name="gr7" draw:text-style-name="P7" draw:layer="layout" svg:width="0.01cm" svg:height="0cm" svg:x="2.46cm" svg:y="4.225cm" svg:viewBox="0 0 11 0" draw:points="11,0 0,0">
          <text:p/>
        </draw:polygon>
        <draw:line draw:style-name="gr8" draw:text-style-name="P6" draw:layer="layout" svg:x1="2.471cm" svg:y1="4.225cm" svg:x2="2.46cm" svg:y2="4.225cm">
          <text:p/>
        </draw:line>
        <draw:line draw:style-name="gr6" draw:text-style-name="P6" draw:layer="layout" svg:x1="2.471cm" svg:y1="3.977cm" svg:x2="5.407cm" svg:y2="3.977cm">
          <text:p/>
        </draw:line>
        <draw:polygon draw:style-name="gr7" draw:text-style-name="P7" draw:layer="layout" svg:width="0.01cm" svg:height="0cm" svg:x="2.46cm" svg:y="3.977cm" svg:viewBox="0 0 11 0" draw:points="11,0 0,0">
          <text:p/>
        </draw:polygon>
        <draw:line draw:style-name="gr8" draw:text-style-name="P6" draw:layer="layout" svg:x1="2.471cm" svg:y1="3.977cm" svg:x2="2.46cm" svg:y2="3.977cm">
          <text:p/>
        </draw:line>
        <draw:line draw:style-name="gr6" draw:text-style-name="P6" draw:layer="layout" svg:x1="2.471cm" svg:y1="3.731cm" svg:x2="5.407cm" svg:y2="3.731cm">
          <text:p/>
        </draw:line>
        <draw:polygon draw:style-name="gr7" draw:text-style-name="P7" draw:layer="layout" svg:width="0.01cm" svg:height="0cm" svg:x="2.46cm" svg:y="3.731cm" svg:viewBox="0 0 11 0" draw:points="11,0 0,0">
          <text:p/>
        </draw:polygon>
        <draw:line draw:style-name="gr8" draw:text-style-name="P6" draw:layer="layout" svg:x1="2.471cm" svg:y1="3.731cm" svg:x2="2.46cm" svg:y2="3.731cm">
          <text:p/>
        </draw:line>
        <draw:line draw:style-name="gr6" draw:text-style-name="P6" draw:layer="layout" svg:x1="2.471cm" svg:y1="3.484cm" svg:x2="5.407cm" svg:y2="3.484cm">
          <text:p/>
        </draw:line>
        <draw:polygon draw:style-name="gr7" draw:text-style-name="P7" draw:layer="layout" svg:width="0.01cm" svg:height="0cm" svg:x="2.46cm" svg:y="3.484cm" svg:viewBox="0 0 11 0" draw:points="11,0 0,0">
          <text:p/>
        </draw:polygon>
        <draw:line draw:style-name="gr8" draw:text-style-name="P6" draw:layer="layout" svg:x1="2.471cm" svg:y1="3.484cm" svg:x2="2.46cm" svg:y2="3.484cm">
          <text:p/>
        </draw:line>
        <draw:line draw:style-name="gr6" draw:text-style-name="P6" draw:layer="layout" svg:x1="2.471cm" svg:y1="3.236cm" svg:x2="5.407cm" svg:y2="3.236cm">
          <text:p/>
        </draw:line>
        <draw:polygon draw:style-name="gr7" draw:text-style-name="P7" draw:layer="layout" svg:width="0.01cm" svg:height="0cm" svg:x="2.46cm" svg:y="3.236cm" svg:viewBox="0 0 11 0" draw:points="11,0 0,0">
          <text:p/>
        </draw:polygon>
        <draw:line draw:style-name="gr8" draw:text-style-name="P6" draw:layer="layout" svg:x1="2.471cm" svg:y1="3.236cm" svg:x2="2.46cm" svg:y2="3.236cm">
          <text:p/>
        </draw:line>
        <draw:line draw:style-name="gr6" draw:text-style-name="P6" draw:layer="layout" svg:x1="2.471cm" svg:y1="2.99cm" svg:x2="5.407cm" svg:y2="2.99cm">
          <text:p/>
        </draw:line>
        <draw:polygon draw:style-name="gr7" draw:text-style-name="P7" draw:layer="layout" svg:width="0.01cm" svg:height="0cm" svg:x="2.46cm" svg:y="2.99cm" svg:viewBox="0 0 11 0" draw:points="11,0 0,0">
          <text:p/>
        </draw:polygon>
        <draw:line draw:style-name="gr8" draw:text-style-name="P6" draw:layer="layout" svg:x1="2.471cm" svg:y1="2.99cm" svg:x2="2.46cm" svg:y2="2.99cm">
          <text:p/>
        </draw:line>
        <draw:line draw:style-name="gr6" draw:text-style-name="P6" draw:layer="layout" svg:x1="2.471cm" svg:y1="2.742cm" svg:x2="5.407cm" svg:y2="2.742cm">
          <text:p/>
        </draw:line>
        <draw:polygon draw:style-name="gr7" draw:text-style-name="P7" draw:layer="layout" svg:width="0.01cm" svg:height="0cm" svg:x="2.46cm" svg:y="2.742cm" svg:viewBox="0 0 11 0" draw:points="11,0 0,0">
          <text:p/>
        </draw:polygon>
        <draw:line draw:style-name="gr8" draw:text-style-name="P6" draw:layer="layout" svg:x1="2.471cm" svg:y1="2.742cm" svg:x2="2.46cm" svg:y2="2.742cm">
          <text:p/>
        </draw:line>
        <draw:line draw:style-name="gr6" draw:text-style-name="P6" draw:layer="layout" svg:x1="2.471cm" svg:y1="2.495cm" svg:x2="5.407cm" svg:y2="2.495cm">
          <text:p/>
        </draw:line>
        <draw:polygon draw:style-name="gr7" draw:text-style-name="P7" draw:layer="layout" svg:width="0.01cm" svg:height="0cm" svg:x="2.46cm" svg:y="2.495cm" svg:viewBox="0 0 11 0" draw:points="11,0 0,0">
          <text:p/>
        </draw:polygon>
        <draw:line draw:style-name="gr8" draw:text-style-name="P6" draw:layer="layout" svg:x1="2.471cm" svg:y1="2.495cm" svg:x2="2.46cm" svg:y2="2.495cm">
          <text:p/>
        </draw:line>
        <draw:line draw:style-name="gr6" draw:text-style-name="P6" draw:layer="layout" svg:x1="2.471cm" svg:y1="2.249cm" svg:x2="5.407cm" svg:y2="2.249cm">
          <text:p/>
        </draw:line>
        <draw:polygon draw:style-name="gr7" draw:text-style-name="P7" draw:layer="layout" svg:width="0.01cm" svg:height="0cm" svg:x="2.46cm" svg:y="2.249cm" svg:viewBox="0 0 11 0" draw:points="11,0 0,0">
          <text:p/>
        </draw:polygon>
        <draw:line draw:style-name="gr8" draw:text-style-name="P6" draw:layer="layout" svg:x1="2.471cm" svg:y1="2.249cm" svg:x2="2.46cm" svg:y2="2.249cm">
          <text:p/>
        </draw:line>
        <draw:line draw:style-name="gr6" draw:text-style-name="P6" draw:layer="layout" svg:x1="2.471cm" svg:y1="2.001cm" svg:x2="5.407cm" svg:y2="2.001cm">
          <text:p/>
        </draw:line>
        <draw:polygon draw:style-name="gr7" draw:text-style-name="P7" draw:layer="layout" svg:width="0.01cm" svg:height="0cm" svg:x="2.46cm" svg:y="2.001cm" svg:viewBox="0 0 11 0" draw:points="11,0 0,0">
          <text:p/>
        </draw:polygon>
        <draw:line draw:style-name="gr8" draw:text-style-name="P6" draw:layer="layout" svg:x1="2.471cm" svg:y1="2.001cm" svg:x2="2.46cm" svg:y2="2.001cm">
          <text:p/>
        </draw:line>
        <draw:line draw:style-name="gr6" draw:text-style-name="P6" draw:layer="layout" svg:x1="2.471cm" svg:y1="1.754cm" svg:x2="5.407cm" svg:y2="1.754cm">
          <text:p/>
        </draw:line>
        <draw:polygon draw:style-name="gr7" draw:text-style-name="P7" draw:layer="layout" svg:width="0.01cm" svg:height="0cm" svg:x="2.46cm" svg:y="1.754cm" svg:viewBox="0 0 11 0" draw:points="11,0 0,0">
          <text:p/>
        </draw:polygon>
        <draw:line draw:style-name="gr8" draw:text-style-name="P6" draw:layer="layout" svg:x1="2.471cm" svg:y1="1.754cm" svg:x2="2.46cm" svg:y2="1.754cm">
          <text:p/>
        </draw:line>
        <draw:line draw:style-name="gr6" draw:text-style-name="P6" draw:layer="layout" svg:x1="2.471cm" svg:y1="1.507cm" svg:x2="5.407cm" svg:y2="1.507cm">
          <text:p/>
        </draw:line>
        <draw:polygon draw:style-name="gr7" draw:text-style-name="P7" draw:layer="layout" svg:width="0.01cm" svg:height="0cm" svg:x="2.46cm" svg:y="1.507cm" svg:viewBox="0 0 11 0" draw:points="11,0 0,0">
          <text:p/>
        </draw:polygon>
        <draw:line draw:style-name="gr8" draw:text-style-name="P6" draw:layer="layout" svg:x1="2.471cm" svg:y1="1.507cm" svg:x2="2.46cm" svg:y2="1.507cm">
          <text:p/>
        </draw:line>
        <draw:line draw:style-name="gr6" draw:text-style-name="P6" draw:layer="layout" svg:x1="2.471cm" svg:y1="1.26cm" svg:x2="5.407cm" svg:y2="1.26cm">
          <text:p/>
        </draw:line>
        <draw:polygon draw:style-name="gr7" draw:text-style-name="P7" draw:layer="layout" svg:width="0.01cm" svg:height="0cm" svg:x="2.46cm" svg:y="1.26cm" svg:viewBox="0 0 11 0" draw:points="11,0 0,0">
          <text:p/>
        </draw:polygon>
        <draw:line draw:style-name="gr8" draw:text-style-name="P6" draw:layer="layout" svg:x1="2.471cm" svg:y1="1.26cm" svg:x2="2.46cm" svg:y2="1.26cm">
          <text:p/>
        </draw:line>
        <draw:line draw:style-name="gr13" draw:text-style-name="P6" draw:layer="layout" svg:x1="2.471cm" svg:y1="5.26cm" svg:x2="2.471cm" svg:y2="0.966cm">
          <text:p/>
        </draw:line>
        <draw:line draw:style-name="gr13" draw:text-style-name="P6" draw:layer="layout" svg:x1="5.407cm" svg:y1="5.26cm" svg:x2="5.407cm" svg:y2="0.966cm">
          <text:p/>
        </draw:line>
        <draw:line draw:style-name="gr13" draw:text-style-name="P6" draw:layer="layout" svg:x1="2.471cm" svg:y1="5.26cm" svg:x2="5.407cm" svg:y2="5.26cm">
          <text:p/>
        </draw:line>
        <draw:line draw:style-name="gr13" draw:text-style-name="P6" draw:layer="layout" svg:x1="2.471cm" svg:y1="0.966cm" svg:x2="5.407cm" svg:y2="0.966cm">
          <text:p/>
        </draw:line>
        <draw:frame draw:style-name="gr14" draw:text-style-name="P9" draw:layer="layout" svg:width="0.988cm" svg:height="0.256cm" svg:x="1.437cm" svg:y="4.8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3cm" svg:height="0.256cm" svg:x="1.291cm" svg:y="4.612cm">
          <draw:text-box>
            <text:p text:style-name="P8"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E</text:span></text:p>
          </draw:text-box>
        </draw:frame>
        <draw:frame draw:style-name="gr16" draw:text-style-name="P10" draw:layer="layout" svg:width="1.001cm" svg:height="0.257cm" svg:x="1.351cm" svg:y="4.364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7" draw:text-style-name="P10" draw:layer="layout" svg:width="1.001cm" svg:height="0.256cm" svg:x="1.351cm" svg:y="4.119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824cm" svg:y="3.873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16" draw:text-style-name="P10" draw:layer="layout" svg:width="1.001cm" svg:height="0.257cm" svg:x="1.351cm" svg:y="3.625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824cm" svg:y="3.38cm">
          <draw:text-box>
            <text:p text:style-name="P8"><text:span text:style-name="T1">MAX_POOL_2D</text:span></text:p>
          </draw:text-box>
        </draw:frame>
        <draw:frame draw:style-name="gr19" draw:text-style-name="P9" draw:layer="layout" svg:width="0.451cm" svg:height="0.257cm" svg:x="1.906cm" svg:y="3.135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frame draw:style-name="gr20" draw:text-style-name="P9" draw:layer="layout" svg:width="0.447cm" svg:height="0.256cm" svg:x="1.908cm" svg:y="2.889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frame draw:style-name="gr17" draw:text-style-name="P10" draw:layer="layout" svg:width="1.001cm" svg:height="0.256cm" svg:x="1.364cm" svg:y="2.642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837cm" svg:y="2.39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21" draw:text-style-name="P9" draw:layer="layout" svg:width="1.005cm" svg:height="0.256cm" svg:x="1.377cm" svg:y="2.15cm">
          <draw:text-box>
            <text:p text:style-name="P8"><text:span text:style-name="T1">RESHAPE</text:span></text:p>
          </draw:text-box>
        </draw:frame>
        <draw:frame draw:style-name="gr22" draw:text-style-name="P9" draw:layer="layout" svg:width="2.119cm" svg:height="0.257cm" svg:x="0.322cm" svg:y="1.904cm">
          <draw:text-box>
            <text:p text:style-name="P8"><text:span text:style-name="T1">FULLY_CONNECTED</text:span></text:p>
          </draw:text-box>
        </draw:frame>
        <draw:frame draw:style-name="gr23" draw:text-style-name="P9" draw:layer="layout" svg:width="2.119cm" svg:height="0.256cm" svg:x="0.322cm" svg:y="1.659cm">
          <draw:text-box>
            <text:p text:style-name="P8"><text:span text:style-name="T1">F</text:span><text:span text:style-name="T1">UL</text:span><text:span text:style-name="T1">LY</text:span><text:span text:style-name="T1">_C</text:span><text:span text:style-name="T1">O</text:span><text:span text:style-name="T1">N</text:span><text:span text:style-name="T1">N</text:span><text:span text:style-name="T1">E</text:span><text:span text:style-name="T1">C</text:span><text:span text:style-name="T1">TE</text:span><text:span text:style-name="T1">D</text:span></text:p>
          </draw:text-box>
        </draw:frame>
        <draw:frame draw:style-name="gr24" draw:text-style-name="P9" draw:layer="layout" svg:width="1.026cm" svg:height="0.256cm" svg:x="1.346cm" svg:y="1.412cm">
          <draw:text-box>
            <text:p text:style-name="P8"><text:span text:style-name="T1">S</text:span><text:span text:style-name="T1">O</text:span><text:span text:style-name="T1">FT</text:span><text:span text:style-name="T1">M</text:span><text:span text:style-name="T1">AX</text:span></text:p>
          </draw:text-box>
        </draw:frame>
        <draw:frame draw:style-name="gr25" draw:text-style-name="P9" draw:layer="layout" svg:width="1.365cm" svg:height="0.256cm" svg:x="1.049cm" svg:y="1.167cm">
          <draw:text-box>
            <text:p text:style-name="P8"><text:span text:style-name="T1">D</text:span><text:span text:style-name="T1">E</text:span><text:span text:style-name="T1">Q</text:span><text:span text:style-name="T1">U</text:span><text:span text:style-name="T1">A</text:span><text:span text:style-name="T1">N</text:span><text:span text:style-name="T1">TI</text:span><text:span text:style-name="T1">ZE</text:span></text:p>
          </draw:text-box>
        </draw:frame>
        <draw:polygon draw:style-name="gr1" draw:text-style-name="P1" draw:layer="layout" svg:width="2.931cm" svg:height="4.301cm" svg:x="5.866cm" svg:y="0.961cm" svg:viewBox="0 0 2932 4302" draw:points="0,4302 2932,4302 2932,0 0,0">
          <text:p/>
        </draw:polygon>
        <draw:polygon draw:style-name="gr2" draw:text-style-name="P2" draw:layer="layout" svg:width="2.931cm" svg:height="0.198cm" svg:x="5.866cm" svg:y="4.868cm" svg:viewBox="0 0 2932 199" draw:points="0,199 2932,199 2932,0 0,0">
          <text:p/>
        </draw:polygon>
        <draw:polygon draw:style-name="gr3" draw:text-style-name="P3" draw:layer="layout" svg:width="0.002cm" svg:height="0.197cm" svg:x="5.866cm" svg:y="4.621cm" svg:viewBox="0 0 3 198" draw:points="0,198 3,198 3,0 0,0">
          <text:p/>
        </draw:polygon>
        <draw:polygon draw:style-name="gr26" draw:text-style-name="P11" draw:layer="layout" svg:width="0.223cm" svg:height="0.198cm" svg:x="5.869cm" svg:y="4.373cm" svg:viewBox="0 0 224 199" draw:points="0,199 224,199 224,0 0,0">
          <text:p/>
        </draw:polygon>
        <draw:polygon draw:style-name="gr26" draw:text-style-name="P11" draw:layer="layout" svg:width="1.205cm" svg:height="0.198cm" svg:x="6.094cm" svg:y="4.126cm" svg:viewBox="0 0 1206 199" draw:points="0,199 1206,199 1206,0 0,0">
          <text:p/>
        </draw:polygon>
        <draw:polygon draw:style-name="gr2" draw:text-style-name="P2" draw:layer="layout" svg:width="0.097cm" svg:height="0.197cm" svg:x="7.3cm" svg:y="3.879cm" svg:viewBox="0 0 98 198" draw:points="0,198 98,198 98,0 0,0">
          <text:p/>
        </draw:polygon>
        <draw:polygon draw:style-name="gr26" draw:text-style-name="P11" draw:layer="layout" svg:width="0.579cm" svg:height="0.198cm" svg:x="7.399cm" svg:y="3.631cm" svg:viewBox="0 0 580 199" draw:points="0,199 580,199 580,0 0,0">
          <text:p/>
        </draw:polygon>
        <draw:polygon draw:style-name="gr2" draw:text-style-name="P2" draw:layer="layout" svg:width="0.048cm" svg:height="0.197cm" svg:x="7.979cm" svg:y="3.384cm" svg:viewBox="0 0 49 198" draw:points="0,198 49,198 49,0 0,0">
          <text:p/>
        </draw:polygon>
        <draw:polygon draw:style-name="gr2" draw:text-style-name="P2" draw:layer="layout" svg:width="0.035cm" svg:height="0.198cm" svg:x="8.028cm" svg:y="3.136cm" svg:viewBox="0 0 36 199" draw:points="0,199 36,199 36,0 0,0">
          <text:p/>
        </draw:polygon>
        <draw:polygon draw:style-name="gr2" draw:text-style-name="P2" draw:layer="layout" svg:width="0.072cm" svg:height="0.198cm" svg:x="8.064cm" svg:y="2.889cm" svg:viewBox="0 0 73 199" draw:points="0,199 73,199 73,0 0,0">
          <text:p/>
        </draw:polygon>
        <draw:polygon draw:style-name="gr26" draw:text-style-name="P11" draw:layer="layout" svg:width="0.492cm" svg:height="0.197cm" svg:x="8.142cm" svg:y="2.642cm" svg:viewBox="0 0 493 198" draw:points="0,198 493,198 493,0 0,0">
          <text:p/>
        </draw:polygon>
        <draw:polygon draw:style-name="gr2" draw:text-style-name="P2" draw:layer="layout" svg:width="0.024cm" svg:height="0.198cm" svg:x="8.634cm" svg:y="2.394cm" svg:viewBox="0 0 25 199" draw:points="0,199 25,199 25,0 0,0">
          <text:p/>
        </draw:polygon>
        <draw:polygon draw:style-name="gr2" draw:text-style-name="P2" draw:layer="layout" svg:width="0cm" svg:height="0.197cm" svg:x="8.659cm" svg:y="2.147cm" svg:viewBox="0 0 1 198" draw:points="0,198 1,198 1,0 0,0">
          <text:p/>
        </draw:polygon>
        <draw:polygon draw:style-name="gr2" draw:text-style-name="P2" draw:layer="layout" svg:width="0.137cm" svg:height="0.198cm" svg:x="8.659cm" svg:y="1.899cm" svg:viewBox="0 0 138 199" draw:points="0,199 138,199 138,0 0,0">
          <text:p/>
        </draw:polygon>
        <draw:polygon draw:style-name="gr2" draw:text-style-name="P2" draw:layer="layout" svg:width="0cm" svg:height="0.198cm" svg:x="8.797cm" svg:y="1.652cm" svg:viewBox="0 0 0 199" draw:points="0,199 0,199 0,0 0,0">
          <text:p/>
        </draw:polygon>
        <draw:polygon draw:style-name="gr3" draw:text-style-name="P3" draw:layer="layout" svg:width="0cm" svg:height="0.197cm" svg:x="8.797cm" svg:y="1.404cm" svg:viewBox="0 0 1 198" draw:points="0,198 1,198 1,0 0,0">
          <text:p/>
        </draw:polygon>
        <draw:polygon draw:style-name="gr3" draw:text-style-name="P3" draw:layer="layout" svg:width="0cm" svg:height="0.197cm" svg:x="8.798cm" svg:y="1.157cm" svg:viewBox="0 0 0 198" draw:points="0,198 0,0">
          <text:p/>
        </draw:polygon>
        <draw:line draw:style-name="gr6" draw:text-style-name="P6" draw:layer="layout" svg:x1="6.272cm" svg:y1="5.262cm" svg:x2="6.272cm" svg:y2="0.961cm">
          <text:p/>
        </draw:line>
        <draw:polygon draw:style-name="gr7" draw:text-style-name="P7" draw:layer="layout" svg:width="0cm" svg:height="0.065cm" svg:x="6.272cm" svg:y="5.262cm" svg:viewBox="0 0 0 66" draw:points="0,0 0,66">
          <text:p/>
        </draw:polygon>
        <draw:line draw:style-name="gr8" draw:text-style-name="P6" draw:layer="layout" svg:x1="6.272cm" svg:y1="5.262cm" svg:x2="6.272cm" svg:y2="5.328cm">
          <text:p/>
        </draw:line>
        <draw:line draw:style-name="gr6" draw:text-style-name="P6" draw:layer="layout" svg:x1="6.678cm" svg:y1="5.262cm" svg:x2="6.678cm" svg:y2="0.961cm">
          <text:p/>
        </draw:line>
        <draw:polygon draw:style-name="gr7" draw:text-style-name="P7" draw:layer="layout" svg:width="0cm" svg:height="0.065cm" svg:x="6.678cm" svg:y="5.262cm" svg:viewBox="0 0 0 66" draw:points="0,0 0,66">
          <text:p/>
        </draw:polygon>
        <draw:line draw:style-name="gr8" draw:text-style-name="P6" draw:layer="layout" svg:x1="6.678cm" svg:y1="5.262cm" svg:x2="6.678cm" svg:y2="5.328cm">
          <text:p/>
        </draw:line>
        <draw:frame draw:style-name="gr27" draw:text-style-name="P9" draw:layer="layout" svg:width="0.298cm" svg:height="0.265cm" svg:x="6.081cm" svg:y="5.379cm">
          <draw:text-box>
            <text:p text:style-name="P8"><text:span text:style-name="T1">0.1</text:span></text:p>
          </draw:text-box>
        </draw:frame>
        <draw:line draw:style-name="gr6" draw:text-style-name="P6" draw:layer="layout" svg:x1="7.085cm" svg:y1="5.262cm" svg:x2="7.085cm" svg:y2="0.961cm">
          <text:p/>
        </draw:line>
        <draw:polygon draw:style-name="gr7" draw:text-style-name="P7" draw:layer="layout" svg:width="0cm" svg:height="0.065cm" svg:x="7.085cm" svg:y="5.262cm" svg:viewBox="0 0 0 66" draw:points="0,0 0,66">
          <text:p/>
        </draw:polygon>
        <draw:line draw:style-name="gr8" draw:text-style-name="P6" draw:layer="layout" svg:x1="7.085cm" svg:y1="5.262cm" svg:x2="7.085cm" svg:y2="5.328cm">
          <text:p/>
        </draw:line>
        <draw:frame draw:style-name="gr27" draw:text-style-name="P9" draw:layer="layout" svg:width="0.298cm" svg:height="0.265cm" svg:x="6.54cm" svg:y="5.379cm">
          <draw:text-box>
            <text:p text:style-name="P8"><text:span text:style-name="T1">0.2</text:span></text:p>
          </draw:text-box>
        </draw:frame>
        <draw:line draw:style-name="gr6" draw:text-style-name="P6" draw:layer="layout" svg:x1="7.491cm" svg:y1="5.262cm" svg:x2="7.491cm" svg:y2="0.961cm">
          <text:p/>
        </draw:line>
        <draw:polygon draw:style-name="gr7" draw:text-style-name="P7" draw:layer="layout" svg:width="0cm" svg:height="0.065cm" svg:x="7.491cm" svg:y="5.262cm" svg:viewBox="0 0 0 66" draw:points="0,0 0,66">
          <text:p/>
        </draw:polygon>
        <draw:line draw:style-name="gr8" draw:text-style-name="P6" draw:layer="layout" svg:x1="7.491cm" svg:y1="5.262cm" svg:x2="7.491cm" svg:y2="5.328cm">
          <text:p/>
        </draw:line>
        <draw:frame draw:style-name="gr27" draw:text-style-name="P9" draw:layer="layout" svg:width="0.298cm" svg:height="0.265cm" svg:x="6.97cm" svg:y="5.379cm">
          <draw:text-box>
            <text:p text:style-name="P8"><text:span text:style-name="T1">0</text:span><text:span text:style-name="T1">.</text:span><text:span text:style-name="T1">3</text:span></text:p>
          </draw:text-box>
        </draw:frame>
        <draw:line draw:style-name="gr6" draw:text-style-name="P6" draw:layer="layout" svg:x1="7.897cm" svg:y1="5.262cm" svg:x2="7.897cm" svg:y2="0.961cm">
          <text:p/>
        </draw:line>
        <draw:polygon draw:style-name="gr7" draw:text-style-name="P7" draw:layer="layout" svg:width="0cm" svg:height="0.065cm" svg:x="7.897cm" svg:y="5.262cm" svg:viewBox="0 0 0 66" draw:points="0,0 0,66">
          <text:p/>
        </draw:polygon>
        <draw:line draw:style-name="gr8" draw:text-style-name="P6" draw:layer="layout" svg:x1="7.897cm" svg:y1="5.262cm" svg:x2="7.897cm" svg:y2="5.328cm">
          <text:p/>
        </draw:line>
        <draw:frame draw:style-name="gr27" draw:text-style-name="P9" draw:layer="layout" svg:width="0.298cm" svg:height="0.265cm" svg:x="7.376cm" svg:y="5.379cm">
          <draw:text-box>
            <text:p text:style-name="P8"><text:span text:style-name="T1">0</text:span><text:span text:style-name="T1">.</text:span><text:span text:style-name="T1">4</text:span></text:p>
          </draw:text-box>
        </draw:frame>
        <draw:line draw:style-name="gr6" draw:text-style-name="P6" draw:layer="layout" svg:x1="8.303cm" svg:y1="5.262cm" svg:x2="8.303cm" svg:y2="0.961cm">
          <text:p/>
        </draw:line>
        <draw:polygon draw:style-name="gr7" draw:text-style-name="P7" draw:layer="layout" svg:width="0cm" svg:height="0.065cm" svg:x="8.303cm" svg:y="5.262cm" svg:viewBox="0 0 0 66" draw:points="0,0 0,66">
          <text:p/>
        </draw:polygon>
        <draw:line draw:style-name="gr8" draw:text-style-name="P6" draw:layer="layout" svg:x1="8.303cm" svg:y1="5.262cm" svg:x2="8.303cm" svg:y2="5.328cm">
          <text:p/>
        </draw:line>
        <draw:frame draw:style-name="gr27" draw:text-style-name="P9" draw:layer="layout" svg:width="0.298cm" svg:height="0.265cm" svg:x="7.783cm" svg:y="5.379cm">
          <draw:text-box>
            <text:p text:style-name="P8"><text:span text:style-name="T1">0.5</text:span></text:p>
          </draw:text-box>
        </draw:frame>
        <draw:line draw:style-name="gr6" draw:text-style-name="P6" draw:layer="layout" svg:x1="8.709cm" svg:y1="5.262cm" svg:x2="8.709cm" svg:y2="0.961cm">
          <text:p/>
        </draw:line>
        <draw:polygon draw:style-name="gr7" draw:text-style-name="P7" draw:layer="layout" svg:width="0cm" svg:height="0.065cm" svg:x="8.709cm" svg:y="5.262cm" svg:viewBox="0 0 0 66" draw:points="0,0 0,66">
          <text:p/>
        </draw:polygon>
        <draw:line draw:style-name="gr8" draw:text-style-name="P6" draw:layer="layout" svg:x1="8.709cm" svg:y1="5.262cm" svg:x2="8.709cm" svg:y2="5.328cm">
          <text:p/>
        </draw:line>
        <draw:frame draw:style-name="gr27" draw:text-style-name="P9" draw:layer="layout" svg:width="0.298cm" svg:height="0.265cm" svg:x="8.188cm" svg:y="5.379cm">
          <draw:text-box>
            <text:p text:style-name="P8"><text:span text:style-name="T1">0</text:span><text:span text:style-name="T1">.</text:span><text:span text:style-name="T1">6</text:span></text:p>
          </draw:text-box>
        </draw:frame>
        <draw:frame draw:style-name="gr27" draw:text-style-name="P9" draw:layer="layout" svg:width="0.298cm" svg:height="0.265cm" svg:x="8.594cm" svg:y="5.379cm">
          <draw:text-box>
            <text:p text:style-name="P8"><text:span text:style-name="T1">0.7</text:span></text:p>
          </draw:text-box>
        </draw:frame>
        <draw:line draw:style-name="gr6" draw:text-style-name="P6" draw:layer="layout" svg:x1="5.866cm" svg:y1="4.968cm" svg:x2="8.798cm" svg:y2="4.968cm">
          <text:p/>
        </draw:line>
        <draw:polygon draw:style-name="gr7" draw:text-style-name="P7" draw:layer="layout" svg:width="0.01cm" svg:height="0cm" svg:x="5.855cm" svg:y="4.968cm" svg:viewBox="0 0 11 0" draw:points="11,0 0,0">
          <text:p/>
        </draw:polygon>
        <draw:line draw:style-name="gr8" draw:text-style-name="P6" draw:layer="layout" svg:x1="5.866cm" svg:y1="4.968cm" svg:x2="5.855cm" svg:y2="4.968cm">
          <text:p/>
        </draw:line>
        <draw:line draw:style-name="gr6" draw:text-style-name="P6" draw:layer="layout" svg:x1="5.866cm" svg:y1="4.72cm" svg:x2="8.798cm" svg:y2="4.72cm">
          <text:p/>
        </draw:line>
        <draw:polygon draw:style-name="gr7" draw:text-style-name="P7" draw:layer="layout" svg:width="0.01cm" svg:height="0cm" svg:x="5.855cm" svg:y="4.72cm" svg:viewBox="0 0 11 0" draw:points="11,0 0,0">
          <text:p/>
        </draw:polygon>
        <draw:line draw:style-name="gr8" draw:text-style-name="P6" draw:layer="layout" svg:x1="5.866cm" svg:y1="4.72cm" svg:x2="5.855cm" svg:y2="4.72cm">
          <text:p/>
        </draw:line>
        <draw:line draw:style-name="gr6" draw:text-style-name="P6" draw:layer="layout" svg:x1="5.866cm" svg:y1="4.473cm" svg:x2="8.798cm" svg:y2="4.473cm">
          <text:p/>
        </draw:line>
        <draw:polygon draw:style-name="gr7" draw:text-style-name="P7" draw:layer="layout" svg:width="0.01cm" svg:height="0cm" svg:x="5.855cm" svg:y="4.473cm" svg:viewBox="0 0 11 0" draw:points="11,0 0,0">
          <text:p/>
        </draw:polygon>
        <draw:line draw:style-name="gr8" draw:text-style-name="P6" draw:layer="layout" svg:x1="5.866cm" svg:y1="4.473cm" svg:x2="5.855cm" svg:y2="4.473cm">
          <text:p/>
        </draw:line>
        <draw:line draw:style-name="gr6" draw:text-style-name="P6" draw:layer="layout" svg:x1="5.866cm" svg:y1="4.225cm" svg:x2="8.798cm" svg:y2="4.225cm">
          <text:p/>
        </draw:line>
        <draw:polygon draw:style-name="gr7" draw:text-style-name="P7" draw:layer="layout" svg:width="0.01cm" svg:height="0cm" svg:x="5.855cm" svg:y="4.225cm" svg:viewBox="0 0 11 0" draw:points="11,0 0,0">
          <text:p/>
        </draw:polygon>
        <draw:line draw:style-name="gr8" draw:text-style-name="P6" draw:layer="layout" svg:x1="5.866cm" svg:y1="4.225cm" svg:x2="5.855cm" svg:y2="4.225cm">
          <text:p/>
        </draw:line>
        <draw:line draw:style-name="gr6" draw:text-style-name="P6" draw:layer="layout" svg:x1="5.866cm" svg:y1="3.977cm" svg:x2="8.798cm" svg:y2="3.977cm">
          <text:p/>
        </draw:line>
        <draw:polygon draw:style-name="gr7" draw:text-style-name="P7" draw:layer="layout" svg:width="0.01cm" svg:height="0cm" svg:x="5.855cm" svg:y="3.977cm" svg:viewBox="0 0 11 0" draw:points="11,0 0,0">
          <text:p/>
        </draw:polygon>
        <draw:line draw:style-name="gr8" draw:text-style-name="P6" draw:layer="layout" svg:x1="5.866cm" svg:y1="3.977cm" svg:x2="5.855cm" svg:y2="3.977cm">
          <text:p/>
        </draw:line>
        <draw:line draw:style-name="gr6" draw:text-style-name="P6" draw:layer="layout" svg:x1="5.866cm" svg:y1="3.73cm" svg:x2="8.798cm" svg:y2="3.73cm">
          <text:p/>
        </draw:line>
        <draw:polygon draw:style-name="gr7" draw:text-style-name="P7" draw:layer="layout" svg:width="0.01cm" svg:height="0cm" svg:x="5.855cm" svg:y="3.73cm" svg:viewBox="0 0 11 0" draw:points="11,0 0,0">
          <text:p/>
        </draw:polygon>
        <draw:line draw:style-name="gr8" draw:text-style-name="P6" draw:layer="layout" svg:x1="5.866cm" svg:y1="3.73cm" svg:x2="5.855cm" svg:y2="3.73cm">
          <text:p/>
        </draw:line>
        <draw:line draw:style-name="gr6" draw:text-style-name="P6" draw:layer="layout" svg:x1="5.866cm" svg:y1="3.483cm" svg:x2="8.798cm" svg:y2="3.483cm">
          <text:p/>
        </draw:line>
        <draw:polygon draw:style-name="gr7" draw:text-style-name="P7" draw:layer="layout" svg:width="0.01cm" svg:height="0cm" svg:x="5.855cm" svg:y="3.483cm" svg:viewBox="0 0 11 0" draw:points="11,0 0,0">
          <text:p/>
        </draw:polygon>
        <draw:line draw:style-name="gr8" draw:text-style-name="P6" draw:layer="layout" svg:x1="5.866cm" svg:y1="3.483cm" svg:x2="5.855cm" svg:y2="3.483cm">
          <text:p/>
        </draw:line>
        <draw:line draw:style-name="gr6" draw:text-style-name="P6" draw:layer="layout" svg:x1="5.866cm" svg:y1="3.235cm" svg:x2="8.798cm" svg:y2="3.235cm">
          <text:p/>
        </draw:line>
        <draw:polygon draw:style-name="gr7" draw:text-style-name="P7" draw:layer="layout" svg:width="0.01cm" svg:height="0cm" svg:x="5.855cm" svg:y="3.235cm" svg:viewBox="0 0 11 0" draw:points="11,0 0,0">
          <text:p/>
        </draw:polygon>
        <draw:line draw:style-name="gr8" draw:text-style-name="P6" draw:layer="layout" svg:x1="5.866cm" svg:y1="3.235cm" svg:x2="5.855cm" svg:y2="3.235cm">
          <text:p/>
        </draw:line>
        <draw:line draw:style-name="gr6" draw:text-style-name="P6" draw:layer="layout" svg:x1="5.866cm" svg:y1="2.988cm" svg:x2="8.798cm" svg:y2="2.988cm">
          <text:p/>
        </draw:line>
        <draw:polygon draw:style-name="gr7" draw:text-style-name="P7" draw:layer="layout" svg:width="0.01cm" svg:height="0cm" svg:x="5.855cm" svg:y="2.988cm" svg:viewBox="0 0 11 0" draw:points="11,0 0,0">
          <text:p/>
        </draw:polygon>
        <draw:line draw:style-name="gr8" draw:text-style-name="P6" draw:layer="layout" svg:x1="5.866cm" svg:y1="2.988cm" svg:x2="5.855cm" svg:y2="2.988cm">
          <text:p/>
        </draw:line>
        <draw:line draw:style-name="gr6" draw:text-style-name="P6" draw:layer="layout" svg:x1="5.866cm" svg:y1="2.74cm" svg:x2="8.798cm" svg:y2="2.74cm">
          <text:p/>
        </draw:line>
        <draw:polygon draw:style-name="gr7" draw:text-style-name="P7" draw:layer="layout" svg:width="0.01cm" svg:height="0cm" svg:x="5.855cm" svg:y="2.74cm" svg:viewBox="0 0 11 0" draw:points="11,0 0,0">
          <text:p/>
        </draw:polygon>
        <draw:line draw:style-name="gr8" draw:text-style-name="P6" draw:layer="layout" svg:x1="5.866cm" svg:y1="2.74cm" svg:x2="5.855cm" svg:y2="2.74cm">
          <text:p/>
        </draw:line>
        <draw:line draw:style-name="gr6" draw:text-style-name="P6" draw:layer="layout" svg:x1="5.866cm" svg:y1="2.493cm" svg:x2="8.798cm" svg:y2="2.493cm">
          <text:p/>
        </draw:line>
        <draw:polygon draw:style-name="gr7" draw:text-style-name="P7" draw:layer="layout" svg:width="0.01cm" svg:height="0cm" svg:x="5.855cm" svg:y="2.493cm" svg:viewBox="0 0 11 0" draw:points="11,0 0,0">
          <text:p/>
        </draw:polygon>
        <draw:line draw:style-name="gr8" draw:text-style-name="P6" draw:layer="layout" svg:x1="5.866cm" svg:y1="2.493cm" svg:x2="5.855cm" svg:y2="2.493cm">
          <text:p/>
        </draw:line>
        <draw:line draw:style-name="gr6" draw:text-style-name="P6" draw:layer="layout" svg:x1="5.866cm" svg:y1="2.246cm" svg:x2="8.798cm" svg:y2="2.246cm">
          <text:p/>
        </draw:line>
        <draw:polygon draw:style-name="gr7" draw:text-style-name="P7" draw:layer="layout" svg:width="0.01cm" svg:height="0cm" svg:x="5.855cm" svg:y="2.246cm" svg:viewBox="0 0 11 0" draw:points="11,0 0,0">
          <text:p/>
        </draw:polygon>
        <draw:line draw:style-name="gr8" draw:text-style-name="P6" draw:layer="layout" svg:x1="5.866cm" svg:y1="2.246cm" svg:x2="5.855cm" svg:y2="2.246cm">
          <text:p/>
        </draw:line>
        <draw:line draw:style-name="gr6" draw:text-style-name="P6" draw:layer="layout" svg:x1="5.866cm" svg:y1="1.998cm" svg:x2="8.798cm" svg:y2="1.998cm">
          <text:p/>
        </draw:line>
        <draw:polygon draw:style-name="gr7" draw:text-style-name="P7" draw:layer="layout" svg:width="0.01cm" svg:height="0cm" svg:x="5.855cm" svg:y="1.998cm" svg:viewBox="0 0 11 0" draw:points="11,0 0,0">
          <text:p/>
        </draw:polygon>
        <draw:line draw:style-name="gr8" draw:text-style-name="P6" draw:layer="layout" svg:x1="5.866cm" svg:y1="1.998cm" svg:x2="5.855cm" svg:y2="1.998cm">
          <text:p/>
        </draw:line>
        <draw:line draw:style-name="gr6" draw:text-style-name="P6" draw:layer="layout" svg:x1="5.866cm" svg:y1="1.751cm" svg:x2="8.798cm" svg:y2="1.751cm">
          <text:p/>
        </draw:line>
        <draw:polygon draw:style-name="gr7" draw:text-style-name="P7" draw:layer="layout" svg:width="0.01cm" svg:height="0cm" svg:x="5.855cm" svg:y="1.751cm" svg:viewBox="0 0 11 0" draw:points="11,0 0,0">
          <text:p/>
        </draw:polygon>
        <draw:line draw:style-name="gr8" draw:text-style-name="P6" draw:layer="layout" svg:x1="5.866cm" svg:y1="1.751cm" svg:x2="5.855cm" svg:y2="1.751cm">
          <text:p/>
        </draw:line>
        <draw:line draw:style-name="gr6" draw:text-style-name="P6" draw:layer="layout" svg:x1="5.866cm" svg:y1="1.503cm" svg:x2="8.798cm" svg:y2="1.503cm">
          <text:p/>
        </draw:line>
        <draw:polygon draw:style-name="gr7" draw:text-style-name="P7" draw:layer="layout" svg:width="0.01cm" svg:height="0cm" svg:x="5.855cm" svg:y="1.503cm" svg:viewBox="0 0 11 0" draw:points="11,0 0,0">
          <text:p/>
        </draw:polygon>
        <draw:line draw:style-name="gr8" draw:text-style-name="P6" draw:layer="layout" svg:x1="5.866cm" svg:y1="1.503cm" svg:x2="5.855cm" svg:y2="1.503cm">
          <text:p/>
        </draw:line>
        <draw:line draw:style-name="gr6" draw:text-style-name="P6" draw:layer="layout" svg:x1="5.866cm" svg:y1="1.256cm" svg:x2="8.798cm" svg:y2="1.256cm">
          <text:p/>
        </draw:line>
        <draw:polygon draw:style-name="gr7" draw:text-style-name="P7" draw:layer="layout" svg:width="0.01cm" svg:height="0cm" svg:x="5.855cm" svg:y="1.256cm" svg:viewBox="0 0 11 0" draw:points="11,0 0,0">
          <text:p/>
        </draw:polygon>
        <draw:line draw:style-name="gr8" draw:text-style-name="P6" draw:layer="layout" svg:x1="5.866cm" svg:y1="1.256cm" svg:x2="5.855cm" svg:y2="1.256cm">
          <text:p/>
        </draw:line>
        <draw:line draw:style-name="gr13" draw:text-style-name="P6" draw:layer="layout" svg:x1="5.866cm" svg:y1="5.262cm" svg:x2="5.866cm" svg:y2="0.961cm">
          <text:p/>
        </draw:line>
        <draw:line draw:style-name="gr13" draw:text-style-name="P6" draw:layer="layout" svg:x1="8.798cm" svg:y1="5.262cm" svg:x2="8.798cm" svg:y2="0.961cm">
          <text:p/>
        </draw:line>
        <draw:line draw:style-name="gr13" draw:text-style-name="P6" draw:layer="layout" svg:x1="5.866cm" svg:y1="5.262cm" svg:x2="8.798cm" svg:y2="5.262cm">
          <text:p/>
        </draw:line>
        <draw:line draw:style-name="gr13" draw:text-style-name="P6" draw:layer="layout" svg:x1="5.866cm" svg:y1="0.961cm" svg:x2="8.798cm" svg:y2="0.961cm">
          <text:p/>
        </draw:line>
        <draw:polygon draw:style-name="gr3" draw:text-style-name="P3" draw:layer="layout" svg:width="0cm" svg:height="0.196cm" svg:x="5.872cm" svg:y="4.588cm" svg:viewBox="0 0 0 197" draw:points="0,197 0,197 0,0 0,0">
          <text:p/>
        </draw:polygon>
        <draw:polygon draw:style-name="gr7" draw:text-style-name="P7" draw:layer="layout" svg:width="0.01cm" svg:height="0cm" svg:x="5.861cm" svg:y="4.934cm" svg:viewBox="0 0 11 0" draw:points="11,0 0,0">
          <text:p/>
        </draw:polygon>
        <draw:line draw:style-name="gr8" draw:text-style-name="P6" draw:layer="layout" svg:x1="5.872cm" svg:y1="4.934cm" svg:x2="5.861cm" svg:y2="4.934cm">
          <text:p/>
        </draw:line>
        <draw:polygon draw:style-name="gr7" draw:text-style-name="P7" draw:layer="layout" svg:width="0.01cm" svg:height="0cm" svg:x="5.861cm" svg:y="4.687cm" svg:viewBox="0 0 11 0" draw:points="11,0 0,0">
          <text:p/>
        </draw:polygon>
        <draw:line draw:style-name="gr8" draw:text-style-name="P6" draw:layer="layout" svg:x1="5.872cm" svg:y1="4.687cm" svg:x2="5.861cm" svg:y2="4.687cm">
          <text:p/>
        </draw:line>
        <draw:polygon draw:style-name="gr7" draw:text-style-name="P7" draw:layer="layout" svg:width="0.01cm" svg:height="0cm" svg:x="5.861cm" svg:y="4.44cm" svg:viewBox="0 0 11 0" draw:points="11,0 0,0">
          <text:p/>
        </draw:polygon>
        <draw:line draw:style-name="gr8" draw:text-style-name="P6" draw:layer="layout" svg:x1="5.872cm" svg:y1="4.44cm" svg:x2="5.861cm" svg:y2="4.44cm">
          <text:p/>
        </draw:line>
        <draw:polygon draw:style-name="gr7" draw:text-style-name="P7" draw:layer="layout" svg:width="0.01cm" svg:height="0cm" svg:x="5.861cm" svg:y="4.193cm" svg:viewBox="0 0 11 0" draw:points="11,0 0,0">
          <text:p/>
        </draw:polygon>
        <draw:line draw:style-name="gr8" draw:text-style-name="P6" draw:layer="layout" svg:x1="5.872cm" svg:y1="4.193cm" svg:x2="5.861cm" svg:y2="4.193cm">
          <text:p/>
        </draw:line>
        <draw:polygon draw:style-name="gr7" draw:text-style-name="P7" draw:layer="layout" svg:width="0.01cm" svg:height="0cm" svg:x="5.861cm" svg:y="3.945cm" svg:viewBox="0 0 11 0" draw:points="11,0 0,0">
          <text:p/>
        </draw:polygon>
        <draw:line draw:style-name="gr8" draw:text-style-name="P6" draw:layer="layout" svg:x1="5.872cm" svg:y1="3.945cm" svg:x2="5.861cm" svg:y2="3.945cm">
          <text:p/>
        </draw:line>
        <draw:polygon draw:style-name="gr7" draw:text-style-name="P7" draw:layer="layout" svg:width="0.01cm" svg:height="0cm" svg:x="5.861cm" svg:y="3.699cm" svg:viewBox="0 0 11 0" draw:points="11,0 0,0">
          <text:p/>
        </draw:polygon>
        <draw:line draw:style-name="gr8" draw:text-style-name="P6" draw:layer="layout" svg:x1="5.872cm" svg:y1="3.699cm" svg:x2="5.861cm" svg:y2="3.699cm">
          <text:p/>
        </draw:line>
        <draw:polygon draw:style-name="gr7" draw:text-style-name="P7" draw:layer="layout" svg:width="0.01cm" svg:height="0cm" svg:x="5.861cm" svg:y="3.452cm" svg:viewBox="0 0 11 0" draw:points="11,0 0,0">
          <text:p/>
        </draw:polygon>
        <draw:line draw:style-name="gr8" draw:text-style-name="P6" draw:layer="layout" svg:x1="5.872cm" svg:y1="3.452cm" svg:x2="5.861cm" svg:y2="3.452cm">
          <text:p/>
        </draw:line>
        <draw:polygon draw:style-name="gr7" draw:text-style-name="P7" draw:layer="layout" svg:width="0.01cm" svg:height="0cm" svg:x="5.861cm" svg:y="3.204cm" svg:viewBox="0 0 11 0" draw:points="11,0 0,0">
          <text:p/>
        </draw:polygon>
        <draw:line draw:style-name="gr8" draw:text-style-name="P6" draw:layer="layout" svg:x1="5.872cm" svg:y1="3.204cm" svg:x2="5.861cm" svg:y2="3.204cm">
          <text:p/>
        </draw:line>
        <draw:polygon draw:style-name="gr7" draw:text-style-name="P7" draw:layer="layout" svg:width="0.01cm" svg:height="0cm" svg:x="5.861cm" svg:y="2.958cm" svg:viewBox="0 0 11 0" draw:points="11,0 0,0">
          <text:p/>
        </draw:polygon>
        <draw:line draw:style-name="gr8" draw:text-style-name="P6" draw:layer="layout" svg:x1="5.872cm" svg:y1="2.958cm" svg:x2="5.861cm" svg:y2="2.958cm">
          <text:p/>
        </draw:line>
        <draw:polygon draw:style-name="gr7" draw:text-style-name="P7" draw:layer="layout" svg:width="0.01cm" svg:height="0cm" svg:x="5.861cm" svg:y="2.71cm" svg:viewBox="0 0 11 0" draw:points="11,0 0,0">
          <text:p/>
        </draw:polygon>
        <draw:line draw:style-name="gr8" draw:text-style-name="P6" draw:layer="layout" svg:x1="5.872cm" svg:y1="2.71cm" svg:x2="5.861cm" svg:y2="2.71cm">
          <text:p/>
        </draw:line>
        <draw:polygon draw:style-name="gr7" draw:text-style-name="P7" draw:layer="layout" svg:width="0.01cm" svg:height="0cm" svg:x="5.861cm" svg:y="2.463cm" svg:viewBox="0 0 11 0" draw:points="11,0 0,0">
          <text:p/>
        </draw:polygon>
        <draw:line draw:style-name="gr8" draw:text-style-name="P6" draw:layer="layout" svg:x1="5.872cm" svg:y1="2.463cm" svg:x2="5.861cm" svg:y2="2.463cm">
          <text:p/>
        </draw:line>
        <draw:polygon draw:style-name="gr7" draw:text-style-name="P7" draw:layer="layout" svg:width="0.01cm" svg:height="0cm" svg:x="5.861cm" svg:y="2.217cm" svg:viewBox="0 0 11 0" draw:points="11,0 0,0">
          <text:p/>
        </draw:polygon>
        <draw:line draw:style-name="gr8" draw:text-style-name="P6" draw:layer="layout" svg:x1="5.872cm" svg:y1="2.217cm" svg:x2="5.861cm" svg:y2="2.217cm">
          <text:p/>
        </draw:line>
        <draw:polygon draw:style-name="gr7" draw:text-style-name="P7" draw:layer="layout" svg:width="0.01cm" svg:height="0cm" svg:x="5.861cm" svg:y="1.969cm" svg:viewBox="0 0 11 0" draw:points="11,0 0,0">
          <text:p/>
        </draw:polygon>
        <draw:line draw:style-name="gr8" draw:text-style-name="P6" draw:layer="layout" svg:x1="5.872cm" svg:y1="1.969cm" svg:x2="5.861cm" svg:y2="1.969cm">
          <text:p/>
        </draw:line>
        <draw:polygon draw:style-name="gr7" draw:text-style-name="P7" draw:layer="layout" svg:width="0.01cm" svg:height="0cm" svg:x="5.861cm" svg:y="1.722cm" svg:viewBox="0 0 11 0" draw:points="11,0 0,0">
          <text:p/>
        </draw:polygon>
        <draw:line draw:style-name="gr8" draw:text-style-name="P6" draw:layer="layout" svg:x1="5.872cm" svg:y1="1.722cm" svg:x2="5.861cm" svg:y2="1.722cm">
          <text:p/>
        </draw:line>
        <draw:polygon draw:style-name="gr7" draw:text-style-name="P7" draw:layer="layout" svg:width="0.01cm" svg:height="0cm" svg:x="5.861cm" svg:y="1.475cm" svg:viewBox="0 0 11 0" draw:points="11,0 0,0">
          <text:p/>
        </draw:polygon>
        <draw:line draw:style-name="gr8" draw:text-style-name="P6" draw:layer="layout" svg:x1="5.872cm" svg:y1="1.475cm" svg:x2="5.861cm" svg:y2="1.475cm">
          <text:p/>
        </draw:line>
        <draw:polygon draw:style-name="gr7" draw:text-style-name="P7" draw:layer="layout" svg:width="0.01cm" svg:height="0cm" svg:x="5.861cm" svg:y="1.228cm" svg:viewBox="0 0 11 0" draw:points="11,0 0,0">
          <text:p/>
        </draw:polygon>
        <draw:line draw:style-name="gr8" draw:text-style-name="P6" draw:layer="layout" svg:x1="5.872cm" svg:y1="1.228cm" svg:x2="5.861cm" svg:y2="1.228cm">
          <text:p/>
        </draw:line>
        <draw:line draw:style-name="gr13" draw:text-style-name="P6" draw:layer="layout" svg:x1="5.872cm" svg:y1="5.228cm" svg:x2="5.872cm" svg:y2="0.934cm">
          <text:p/>
        </draw:line>
        <draw:frame draw:style-name="gr28" draw:text-style-name="P12" draw:layer="layout" svg:width="2.318cm" svg:height="0.319cm" svg:x="0.059cm" svg:y="0.757cm">
          <draw:text-box>
            <text:p text:style-name="P8"><text:span text:style-name="T3">Tensor operation</text:span></text:p>
          </draw:text-box>
        </draw:frame>
        <draw:frame draw:style-name="gr29" draw:text-style-name="P9" draw:layer="layout" svg:width="0.33cm" svg:height="0.256cm" svg:x="3.932cm" svg:y="5.629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30" draw:text-style-name="P9" draw:layer="layout" svg:width="0.43cm" svg:height="0.256cm" svg:x="7.258cm" svg:y="5.603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31" draw:text-style-name="P13" draw:layer="layout" svg:width="0.807cm" svg:height="0.319cm" svg:x="3.692cm" svg:y="0.718cm">
          <draw:text-box>
            <text:p text:style-name="P8"><text:span text:style-name="T4">C</text:span><text:span text:style-name="T4">P</text:span><text:span text:style-name="T4">U</text:span></text:p>
          </draw:text-box>
        </draw:frame>
        <draw:frame draw:style-name="gr32" draw:text-style-name="P14" draw:layer="layout" svg:width="5.188cm" svg:height="0.319cm" svg:x="0.092cm" svg:y="0.114cm">
          <draw:text-box>
            <text:p text:style-name="P8"><text:span text:style-name="T5">a) Model A (8-bit fixed-point </text:span><text:span text:style-name="T5">quantization)</text:span></text:p>
          </draw:text-box>
        </draw:frame>
        <draw:frame draw:style-name="gr33" draw:text-style-name="P14" draw:layer="layout" svg:width="5.107cm" svg:height="0.516cm" svg:x="0.092cm" svg:y="6.115cm">
          <draw:text-box>
            <text:p text:style-name="P8"><text:span text:style-name="T5">b</text:span><text:span text:style-name="T5">)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A</text:span><text:span text:style-name="T5"> </text:span><text:span text:style-name="T5">(</text:span><text:span text:style-name="T5">F</text:span><text:span text:style-name="T5">l</text:span><text:span text:style-name="T5">o</text:span><text:span text:style-name="T5">a</text:span><text:span text:style-name="T5">t</text:span><text:span text:style-name="T5">i</text:span><text:span text:style-name="T5">n</text:span><text:span text:style-name="T5">g</text:span><text:span text:style-name="T5">-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  <draw:polygon draw:style-name="gr1" draw:text-style-name="P1" draw:layer="layout" svg:width="2.945cm" svg:height="4.291cm" svg:x="2.477cm" svg:y="6.971cm" svg:viewBox="0 0 2946 4292" draw:points="0,4292 2946,4292 2946,0 0,0">
          <text:p/>
        </draw:polygon>
        <draw:polygon draw:style-name="gr2" draw:text-style-name="P2" draw:layer="layout" svg:width="2.945cm" svg:height="0.226cm" svg:x="2.477cm" svg:y="10.841cm" svg:viewBox="0 0 2946 227" draw:points="0,227 2946,227 2946,0 0,0">
          <text:p/>
        </draw:polygon>
        <draw:polygon draw:style-name="gr4" draw:text-style-name="P4" draw:layer="layout" svg:width="0.078cm" svg:height="0.226cm" svg:x="2.477cm" svg:y="10.558cm" svg:viewBox="0 0 79 227" draw:points="0,227 79,227 79,0 0,0">
          <text:p/>
        </draw:polygon>
        <draw:polygon draw:style-name="gr4" draw:text-style-name="P4" draw:layer="layout" svg:width="1.49cm" svg:height="0.226cm" svg:x="2.556cm" svg:y="10.276cm" svg:viewBox="0 0 1491 227" draw:points="0,227 1491,227 1491,0 0,0">
          <text:p/>
        </draw:polygon>
        <draw:polygon draw:style-name="gr2" draw:text-style-name="P2" draw:layer="layout" svg:width="0.002cm" svg:height="0.226cm" svg:x="4.047cm" svg:y="9.993cm" svg:viewBox="0 0 3 227" draw:points="0,227 3,227 3,0 0,0">
          <text:p/>
        </draw:polygon>
        <draw:polygon draw:style-name="gr4" draw:text-style-name="P4" draw:layer="layout" svg:width="0.713cm" svg:height="0.226cm" svg:x="4.05cm" svg:y="9.71cm" svg:viewBox="0 0 714 227" draw:points="0,227 714,227 714,0 0,0">
          <text:p/>
        </draw:polygon>
        <draw:polygon draw:style-name="gr2" draw:text-style-name="P2" draw:layer="layout" svg:width="0.001cm" svg:height="0.226cm" svg:x="4.764cm" svg:y="9.428cm" svg:viewBox="0 0 2 227" draw:points="0,227 2,227 2,0 0,0">
          <text:p/>
        </draw:polygon>
        <draw:polygon draw:style-name="gr2" draw:text-style-name="P2" draw:layer="layout" svg:width="0cm" svg:height="0.226cm" svg:x="4.766cm" svg:y="9.145cm" svg:viewBox="0 0 1 227" draw:points="0,227 1,227 1,0 0,0">
          <text:p/>
        </draw:polygon>
        <draw:polygon draw:style-name="gr2" draw:text-style-name="P2" draw:layer="layout" svg:width="0cm" svg:height="0.226cm" svg:x="4.766cm" svg:y="8.862cm" svg:viewBox="0 0 1 227" draw:points="0,227 1,227 1,0 0,0">
          <text:p/>
        </draw:polygon>
        <draw:polygon draw:style-name="gr4" draw:text-style-name="P4" draw:layer="layout" svg:width="0.651cm" svg:height="0.226cm" svg:x="4.767cm" svg:y="8.58cm" svg:viewBox="0 0 652 227" draw:points="0,227 652,227 652,0 0,0">
          <text:p/>
        </draw:polygon>
        <draw:polygon draw:style-name="gr2" draw:text-style-name="P2" draw:layer="layout" svg:width="0cm" svg:height="0.226cm" svg:x="5.419cm" svg:y="8.297cm" svg:viewBox="0 0 1 227" draw:points="0,227 1,227 1,0 0,0">
          <text:p/>
        </draw:polygon>
        <draw:polygon draw:style-name="gr2" draw:text-style-name="P2" draw:layer="layout" svg:width="0cm" svg:height="0.225cm" svg:x="5.42cm" svg:y="8.014cm" svg:viewBox="0 0 0 226" draw:points="0,226 0,226 0,0 0,0">
          <text:p/>
        </draw:polygon>
        <draw:polygon draw:style-name="gr2" draw:text-style-name="P2" draw:layer="layout" svg:width="0.003cm" svg:height="0.226cm" svg:x="5.42cm" svg:y="7.731cm" svg:viewBox="0 0 4 227" draw:points="0,227 4,227 4,0 0,0">
          <text:p/>
        </draw:polygon>
        <draw:polygon draw:style-name="gr2" draw:text-style-name="P2" draw:layer="layout" svg:width="0cm" svg:height="0.225cm" svg:x="5.423cm" svg:y="7.449cm" svg:viewBox="0 0 0 226" draw:points="0,226 0,0">
          <text:p/>
        </draw:polygon>
        <draw:polygon draw:style-name="gr34" draw:text-style-name="P15" draw:layer="layout" svg:width="0cm" svg:height="0.225cm" svg:x="5.423cm" svg:y="7.166cm" svg:viewBox="0 0 0 226" draw:points="0,226 0,0">
          <text:p/>
        </draw:polygon>
        <draw:line draw:style-name="gr35" draw:text-style-name="P6" draw:layer="layout" svg:x1="3.063cm" svg:y1="11.262cm" svg:x2="3.063cm" svg:y2="6.971cm">
          <text:p/>
        </draw:line>
        <draw:polygon draw:style-name="gr7" draw:text-style-name="P7" draw:layer="layout" svg:width="0cm" svg:height="0.065cm" svg:x="3.063cm" svg:y="11.262cm" svg:viewBox="0 0 0 66" draw:points="0,0 0,66">
          <text:p/>
        </draw:polygon>
        <draw:line draw:style-name="gr8" draw:text-style-name="P6" draw:layer="layout" svg:x1="3.063cm" svg:y1="11.262cm" svg:x2="3.063cm" svg:y2="11.328cm">
          <text:p/>
        </draw:line>
        <draw:line draw:style-name="gr35" draw:text-style-name="P6" draw:layer="layout" svg:x1="3.649cm" svg:y1="11.262cm" svg:x2="3.649cm" svg:y2="6.971cm">
          <text:p/>
        </draw:line>
        <draw:polygon draw:style-name="gr7" draw:text-style-name="P7" draw:layer="layout" svg:width="0cm" svg:height="0.065cm" svg:x="3.649cm" svg:y="11.262cm" svg:viewBox="0 0 0 66" draw:points="0,0 0,66">
          <text:p/>
        </draw:polygon>
        <draw:line draw:style-name="gr8" draw:text-style-name="P6" draw:layer="layout" svg:x1="3.649cm" svg:y1="11.262cm" svg:x2="3.649cm" svg:y2="11.328cm">
          <text:p/>
        </draw:line>
        <draw:frame draw:style-name="gr36" draw:text-style-name="P9" draw:layer="layout" svg:width="0.452cm" svg:height="0.279cm" svg:x="3.016cm" svg:y="11.379cm">
          <draw:text-box>
            <text:p text:style-name="P8"><text:span text:style-name="T1">5</text:span></text:p>
          </draw:text-box>
        </draw:frame>
        <draw:line draw:style-name="gr35" draw:text-style-name="P6" draw:layer="layout" svg:x1="4.235cm" svg:y1="11.262cm" svg:x2="4.235cm" svg:y2="6.971cm">
          <text:p/>
        </draw:line>
        <draw:polygon draw:style-name="gr7" draw:text-style-name="P7" draw:layer="layout" svg:width="0cm" svg:height="0.065cm" svg:x="4.235cm" svg:y="11.262cm" svg:viewBox="0 0 0 66" draw:points="0,0 0,66">
          <text:p/>
        </draw:polygon>
        <draw:line draw:style-name="gr8" draw:text-style-name="P6" draw:layer="layout" svg:x1="4.235cm" svg:y1="11.262cm" svg:x2="4.235cm" svg:y2="11.328cm">
          <text:p/>
        </draw:line>
        <draw:frame draw:style-name="gr37" draw:text-style-name="P9" draw:layer="layout" svg:width="0.565cm" svg:height="0.279cm" svg:x="3.524cm" svg:y="11.379cm">
          <draw:text-box>
            <text:p text:style-name="P8"><text:span text:style-name="T1">10</text:span></text:p>
          </draw:text-box>
        </draw:frame>
        <draw:line draw:style-name="gr35" draw:text-style-name="P6" draw:layer="layout" svg:x1="4.821cm" svg:y1="11.262cm" svg:x2="4.821cm" svg:y2="6.971cm">
          <text:p/>
        </draw:line>
        <draw:polygon draw:style-name="gr7" draw:text-style-name="P7" draw:layer="layout" svg:width="0cm" svg:height="0.065cm" svg:x="4.821cm" svg:y="11.262cm" svg:viewBox="0 0 0 66" draw:points="0,0 0,66">
          <text:p/>
        </draw:polygon>
        <draw:line draw:style-name="gr8" draw:text-style-name="P6" draw:layer="layout" svg:x1="4.821cm" svg:y1="11.262cm" svg:x2="4.821cm" svg:y2="11.328cm">
          <text:p/>
        </draw:line>
        <draw:frame draw:style-name="gr38" draw:text-style-name="P9" draw:layer="layout" svg:width="0.566cm" svg:height="0.279cm" svg:x="4.11cm" svg:y="11.379cm">
          <draw:text-box>
            <text:p text:style-name="P8"><text:span text:style-name="T1">15</text:span></text:p>
          </draw:text-box>
        </draw:frame>
        <draw:line draw:style-name="gr35" draw:text-style-name="P6" draw:layer="layout" svg:x1="5.407cm" svg:y1="11.262cm" svg:x2="5.407cm" svg:y2="6.971cm">
          <text:p/>
        </draw:line>
        <draw:polygon draw:style-name="gr7" draw:text-style-name="P7" draw:layer="layout" svg:width="0cm" svg:height="0.065cm" svg:x="5.407cm" svg:y="11.262cm" svg:viewBox="0 0 0 66" draw:points="0,0 0,66">
          <text:p/>
        </draw:polygon>
        <draw:line draw:style-name="gr8" draw:text-style-name="P6" draw:layer="layout" svg:x1="5.407cm" svg:y1="11.262cm" svg:x2="5.407cm" svg:y2="11.328cm">
          <text:p/>
        </draw:line>
        <draw:frame draw:style-name="gr37" draw:text-style-name="P9" draw:layer="layout" svg:width="0.565cm" svg:height="0.279cm" svg:x="4.696cm" svg:y="11.379cm">
          <draw:text-box>
            <text:p text:style-name="P8"><text:span text:style-name="T1">20</text:span></text:p>
          </draw:text-box>
        </draw:frame>
        <draw:frame draw:style-name="gr38" draw:text-style-name="P9" draw:layer="layout" svg:width="0.566cm" svg:height="0.279cm" svg:x="5.282cm" svg:y="11.379cm">
          <draw:text-box>
            <text:p text:style-name="P8"><text:span text:style-name="T1">25</text:span></text:p>
          </draw:text-box>
        </draw:frame>
        <draw:line draw:style-name="gr35" draw:text-style-name="P6" draw:layer="layout" svg:x1="2.477cm" svg:y1="10.954cm" svg:x2="5.423cm" svg:y2="10.954cm">
          <text:p/>
        </draw:line>
        <draw:polygon draw:style-name="gr7" draw:text-style-name="P7" draw:layer="layout" svg:width="0.01cm" svg:height="0cm" svg:x="2.466cm" svg:y="10.954cm" svg:viewBox="0 0 11 0" draw:points="11,0 0,0">
          <text:p/>
        </draw:polygon>
        <draw:line draw:style-name="gr8" draw:text-style-name="P6" draw:layer="layout" svg:x1="2.477cm" svg:y1="10.954cm" svg:x2="2.466cm" svg:y2="10.954cm">
          <text:p/>
        </draw:line>
        <draw:line draw:style-name="gr35" draw:text-style-name="P6" draw:layer="layout" svg:x1="2.477cm" svg:y1="10.671cm" svg:x2="5.423cm" svg:y2="10.671cm">
          <text:p/>
        </draw:line>
        <draw:polygon draw:style-name="gr7" draw:text-style-name="P7" draw:layer="layout" svg:width="0.01cm" svg:height="0cm" svg:x="2.466cm" svg:y="10.671cm" svg:viewBox="0 0 11 0" draw:points="11,0 0,0">
          <text:p/>
        </draw:polygon>
        <draw:line draw:style-name="gr8" draw:text-style-name="P6" draw:layer="layout" svg:x1="2.477cm" svg:y1="10.671cm" svg:x2="2.466cm" svg:y2="10.671cm">
          <text:p/>
        </draw:line>
        <draw:frame draw:style-name="gr39" draw:text-style-name="P9" draw:layer="layout" svg:width="0.988cm" svg:height="0.278cm" svg:x="1.367cm" svg:y="10.851cm">
          <draw:text-box>
            <text:p text:style-name="P8"><text:span text:style-name="T1">Int</text:span><text:span text:style-name="T1">er</text:span><text:span text:style-name="T1">pr</text:span><text:span text:style-name="T1">et</text:span><text:span text:style-name="T1">er</text:span></text:p>
          </draw:text-box>
        </draw:frame>
        <draw:line draw:style-name="gr35" draw:text-style-name="P6" draw:layer="layout" svg:x1="2.477cm" svg:y1="10.388cm" svg:x2="5.423cm" svg:y2="10.388cm">
          <text:p/>
        </draw:line>
        <draw:polygon draw:style-name="gr7" draw:text-style-name="P7" draw:layer="layout" svg:width="0.01cm" svg:height="0cm" svg:x="2.466cm" svg:y="10.388cm" svg:viewBox="0 0 11 0" draw:points="11,0 0,0">
          <text:p/>
        </draw:polygon>
        <draw:line draw:style-name="gr8" draw:text-style-name="P6" draw:layer="layout" svg:x1="2.477cm" svg:y1="10.388cm" svg:x2="2.466cm" svg:y2="10.388cm">
          <text:p/>
        </draw:line>
        <draw:frame draw:style-name="gr40" draw:text-style-name="P10" draw:layer="layout" svg:width="1.001cm" svg:height="0.279cm" svg:x="1.37cm" svg:y="10.567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35" draw:text-style-name="P6" draw:layer="layout" svg:x1="2.477cm" svg:y1="10.106cm" svg:x2="5.423cm" svg:y2="10.106cm">
          <text:p/>
        </draw:line>
        <draw:polygon draw:style-name="gr7" draw:text-style-name="P7" draw:layer="layout" svg:width="0.01cm" svg:height="0cm" svg:x="2.466cm" svg:y="10.106cm" svg:viewBox="0 0 11 0" draw:points="11,0 0,0">
          <text:p/>
        </draw:polygon>
        <draw:line draw:style-name="gr8" draw:text-style-name="P6" draw:layer="layout" svg:x1="2.477cm" svg:y1="10.106cm" svg:x2="2.466cm" svg:y2="10.106cm">
          <text:p/>
        </draw:line>
        <draw:frame draw:style-name="gr40" draw:text-style-name="P10" draw:layer="layout" svg:width="1.001cm" svg:height="0.279cm" svg:x="1.37cm" svg:y="10.285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35" draw:text-style-name="P6" draw:layer="layout" svg:x1="2.477cm" svg:y1="9.823cm" svg:x2="5.423cm" svg:y2="9.823cm">
          <text:p/>
        </draw:line>
        <draw:polygon draw:style-name="gr7" draw:text-style-name="P7" draw:layer="layout" svg:width="0.01cm" svg:height="0cm" svg:x="2.466cm" svg:y="9.823cm" svg:viewBox="0 0 11 0" draw:points="11,0 0,0">
          <text:p/>
        </draw:polygon>
        <draw:line draw:style-name="gr8" draw:text-style-name="P6" draw:layer="layout" svg:x1="2.477cm" svg:y1="9.823cm" svg:x2="2.466cm" svg:y2="9.823cm">
          <text:p/>
        </draw:line>
        <draw:frame draw:style-name="gr41" draw:text-style-name="P9" draw:layer="layout" svg:width="1.556cm" svg:height="0.279cm" svg:x="0.823cm" svg:y="10.002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line draw:style-name="gr35" draw:text-style-name="P6" draw:layer="layout" svg:x1="2.477cm" svg:y1="9.54cm" svg:x2="5.423cm" svg:y2="9.54cm">
          <text:p/>
        </draw:line>
        <draw:polygon draw:style-name="gr7" draw:text-style-name="P7" draw:layer="layout" svg:width="0.01cm" svg:height="0cm" svg:x="2.466cm" svg:y="9.54cm" svg:viewBox="0 0 11 0" draw:points="11,0 0,0">
          <text:p/>
        </draw:polygon>
        <draw:line draw:style-name="gr8" draw:text-style-name="P6" draw:layer="layout" svg:x1="2.477cm" svg:y1="9.54cm" svg:x2="2.466cm" svg:y2="9.54cm">
          <text:p/>
        </draw:line>
        <draw:frame draw:style-name="gr40" draw:text-style-name="P10" draw:layer="layout" svg:width="1.001cm" svg:height="0.279cm" svg:x="1.37cm" svg:y="9.719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35" draw:text-style-name="P6" draw:layer="layout" svg:x1="2.477cm" svg:y1="9.258cm" svg:x2="5.423cm" svg:y2="9.258cm">
          <text:p/>
        </draw:line>
        <draw:polygon draw:style-name="gr7" draw:text-style-name="P7" draw:layer="layout" svg:width="0.01cm" svg:height="0cm" svg:x="2.466cm" svg:y="9.258cm" svg:viewBox="0 0 11 0" draw:points="11,0 0,0">
          <text:p/>
        </draw:polygon>
        <draw:line draw:style-name="gr8" draw:text-style-name="P6" draw:layer="layout" svg:x1="2.477cm" svg:y1="9.258cm" svg:x2="2.466cm" svg:y2="9.258cm">
          <text:p/>
        </draw:line>
        <draw:frame draw:style-name="gr41" draw:text-style-name="P9" draw:layer="layout" svg:width="1.556cm" svg:height="0.279cm" svg:x="0.823cm" svg:y="9.436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line draw:style-name="gr35" draw:text-style-name="P6" draw:layer="layout" svg:x1="2.477cm" svg:y1="8.976cm" svg:x2="5.423cm" svg:y2="8.976cm">
          <text:p/>
        </draw:line>
        <draw:polygon draw:style-name="gr7" draw:text-style-name="P7" draw:layer="layout" svg:width="0.01cm" svg:height="0cm" svg:x="2.466cm" svg:y="8.976cm" svg:viewBox="0 0 11 0" draw:points="11,0 0,0">
          <text:p/>
        </draw:polygon>
        <draw:line draw:style-name="gr8" draw:text-style-name="P6" draw:layer="layout" svg:x1="2.477cm" svg:y1="8.976cm" svg:x2="2.466cm" svg:y2="8.976cm">
          <text:p/>
        </draw:line>
        <draw:frame draw:style-name="gr42" draw:text-style-name="P9" draw:layer="layout" svg:width="0.451cm" svg:height="0.279cm" svg:x="1.842cm" svg:y="9.155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line draw:style-name="gr35" draw:text-style-name="P6" draw:layer="layout" svg:x1="2.477cm" svg:y1="8.693cm" svg:x2="5.423cm" svg:y2="8.693cm">
          <text:p/>
        </draw:line>
        <draw:polygon draw:style-name="gr7" draw:text-style-name="P7" draw:layer="layout" svg:width="0.01cm" svg:height="0cm" svg:x="2.466cm" svg:y="8.693cm" svg:viewBox="0 0 11 0" draw:points="11,0 0,0">
          <text:p/>
        </draw:polygon>
        <draw:line draw:style-name="gr8" draw:text-style-name="P6" draw:layer="layout" svg:x1="2.477cm" svg:y1="8.693cm" svg:x2="2.466cm" svg:y2="8.693cm">
          <text:p/>
        </draw:line>
        <draw:frame draw:style-name="gr43" draw:text-style-name="P9" draw:layer="layout" svg:width="0.447cm" svg:height="0.279cm" svg:x="1.83cm" svg:y="8.872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line draw:style-name="gr35" draw:text-style-name="P6" draw:layer="layout" svg:x1="2.477cm" svg:y1="8.41cm" svg:x2="5.423cm" svg:y2="8.41cm">
          <text:p/>
        </draw:line>
        <draw:polygon draw:style-name="gr7" draw:text-style-name="P7" draw:layer="layout" svg:width="0.01cm" svg:height="0cm" svg:x="2.466cm" svg:y="8.41cm" svg:viewBox="0 0 11 0" draw:points="11,0 0,0">
          <text:p/>
        </draw:polygon>
        <draw:line draw:style-name="gr8" draw:text-style-name="P6" draw:layer="layout" svg:x1="2.477cm" svg:y1="8.41cm" svg:x2="2.466cm" svg:y2="8.41cm">
          <text:p/>
        </draw:line>
        <draw:frame draw:style-name="gr40" draw:text-style-name="P10" draw:layer="layout" svg:width="1.001cm" svg:height="0.279cm" svg:x="1.37cm" svg:y="8.588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35" draw:text-style-name="P6" draw:layer="layout" svg:x1="2.477cm" svg:y1="8.128cm" svg:x2="5.423cm" svg:y2="8.128cm">
          <text:p/>
        </draw:line>
        <draw:polygon draw:style-name="gr7" draw:text-style-name="P7" draw:layer="layout" svg:width="0.01cm" svg:height="0cm" svg:x="2.466cm" svg:y="8.128cm" svg:viewBox="0 0 11 0" draw:points="11,0 0,0">
          <text:p/>
        </draw:polygon>
        <draw:line draw:style-name="gr8" draw:text-style-name="P6" draw:layer="layout" svg:x1="2.477cm" svg:y1="8.128cm" svg:x2="2.466cm" svg:y2="8.128cm">
          <text:p/>
        </draw:line>
        <draw:frame draw:style-name="gr41" draw:text-style-name="P9" draw:layer="layout" svg:width="1.556cm" svg:height="0.279cm" svg:x="0.823cm" svg:y="8.306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35" draw:text-style-name="P6" draw:layer="layout" svg:x1="2.477cm" svg:y1="7.845cm" svg:x2="5.423cm" svg:y2="7.845cm">
          <text:p/>
        </draw:line>
        <draw:polygon draw:style-name="gr7" draw:text-style-name="P7" draw:layer="layout" svg:width="0.01cm" svg:height="0cm" svg:x="2.466cm" svg:y="7.845cm" svg:viewBox="0 0 11 0" draw:points="11,0 0,0">
          <text:p/>
        </draw:polygon>
        <draw:line draw:style-name="gr8" draw:text-style-name="P6" draw:layer="layout" svg:x1="2.477cm" svg:y1="7.845cm" svg:x2="2.466cm" svg:y2="7.845cm">
          <text:p/>
        </draw:line>
        <draw:frame draw:style-name="gr44" draw:text-style-name="P9" draw:layer="layout" svg:width="1.005cm" svg:height="0.278cm" svg:x="1.305cm" svg:y="8.024cm">
          <draw:text-box>
            <text:p text:style-name="P8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line draw:style-name="gr35" draw:text-style-name="P6" draw:layer="layout" svg:x1="2.477cm" svg:y1="7.562cm" svg:x2="5.423cm" svg:y2="7.562cm">
          <text:p/>
        </draw:line>
        <draw:polygon draw:style-name="gr7" draw:text-style-name="P7" draw:layer="layout" svg:width="0.01cm" svg:height="0cm" svg:x="2.466cm" svg:y="7.562cm" svg:viewBox="0 0 11 0" draw:points="11,0 0,0">
          <text:p/>
        </draw:polygon>
        <draw:line draw:style-name="gr8" draw:text-style-name="P6" draw:layer="layout" svg:x1="2.477cm" svg:y1="7.562cm" svg:x2="2.466cm" svg:y2="7.562cm">
          <text:p/>
        </draw:line>
        <draw:frame draw:style-name="gr45" draw:text-style-name="P9" draw:layer="layout" svg:width="2.119cm" svg:height="0.28cm" svg:x="0.208cm" svg:y="7.739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line draw:style-name="gr35" draw:text-style-name="P6" draw:layer="layout" svg:x1="2.477cm" svg:y1="7.279cm" svg:x2="5.423cm" svg:y2="7.279cm">
          <text:p/>
        </draw:line>
        <draw:polygon draw:style-name="gr7" draw:text-style-name="P7" draw:layer="layout" svg:width="0.01cm" svg:height="0cm" svg:x="2.466cm" svg:y="7.279cm" svg:viewBox="0 0 11 0" draw:points="11,0 0,0">
          <text:p/>
        </draw:polygon>
        <draw:line draw:style-name="gr8" draw:text-style-name="P6" draw:layer="layout" svg:x1="2.477cm" svg:y1="7.279cm" svg:x2="2.466cm" svg:y2="7.279cm">
          <text:p/>
        </draw:line>
        <draw:frame draw:style-name="gr46" draw:text-style-name="P9" draw:layer="layout" svg:width="2.119cm" svg:height="0.279cm" svg:x="0.208cm" svg:y="7.457cm">
          <draw:text-box>
            <text:p text:style-name="P8"><text:span text:style-name="T1">FULLY_CONNECTED</text:span></text:p>
          </draw:text-box>
        </draw:frame>
        <draw:frame draw:style-name="gr47" draw:text-style-name="P9" draw:layer="layout" svg:width="1.026cm" svg:height="0.279cm" svg:x="1.273cm" svg:y="7.176cm">
          <draw:text-box>
            <text:p text:style-name="P8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line draw:style-name="gr13" draw:text-style-name="P6" draw:layer="layout" svg:x1="2.477cm" svg:y1="11.262cm" svg:x2="2.477cm" svg:y2="6.971cm">
          <text:p/>
        </draw:line>
        <draw:line draw:style-name="gr13" draw:text-style-name="P6" draw:layer="layout" svg:x1="5.423cm" svg:y1="11.262cm" svg:x2="5.423cm" svg:y2="6.971cm">
          <text:p/>
        </draw:line>
        <draw:line draw:style-name="gr13" draw:text-style-name="P6" draw:layer="layout" svg:x1="2.477cm" svg:y1="11.262cm" svg:x2="5.423cm" svg:y2="11.262cm">
          <text:p/>
        </draw:line>
        <draw:line draw:style-name="gr13" draw:text-style-name="P6" draw:layer="layout" svg:x1="2.477cm" svg:y1="6.971cm" svg:x2="5.423cm" svg:y2="6.971cm">
          <text:p/>
        </draw:line>
        <draw:frame draw:style-name="gr31" draw:text-style-name="P16" draw:layer="layout" svg:width="0.807cm" svg:height="0.319cm" svg:x="3.707cm" svg:y="6.753cm">
          <draw:text-box>
            <text:p text:style-name="P8"><text:span text:style-name="T6">CPU</text:span></text:p>
          </draw:text-box>
        </draw:frame>
        <draw:frame draw:style-name="gr29" draw:text-style-name="P9" draw:layer="layout" svg:width="0.33cm" svg:height="0.256cm" svg:x="3.932cm" svg:y="11.629cm">
          <draw:text-box>
            <text:p text:style-name="P8"><text:span text:style-name="T1">(s</text:span><text:span text:style-name="T1">)</text:span></text:p>
          </draw:text-box>
        </draw:frame>
        <draw:polygon draw:style-name="gr1" draw:text-style-name="P17" draw:layer="layout" svg:width="2.957cm" svg:height="4.298cm" svg:x="5.856cm" svg:y="6.96cm" svg:viewBox="0 0 2958 4299" draw:points="0,4299 2958,4299 2958,0 0,0">
          <text:p/>
        </draw:polygon>
        <draw:polygon draw:style-name="gr2" draw:text-style-name="P18" draw:layer="layout" svg:width="2.957cm" svg:height="0.226cm" svg:x="5.856cm" svg:y="10.836cm" svg:viewBox="0 0 2958 227" draw:points="0,227 2958,227 2958,0 0,0">
          <text:p/>
        </draw:polygon>
        <draw:polygon draw:style-name="gr26" draw:text-style-name="P19" draw:layer="layout" svg:width="0.129cm" svg:height="0.201cm" svg:x="5.856cm" svg:y="10.578cm" svg:viewBox="0 0 130 202" draw:points="0,202 130,202 130,0 0,0">
          <text:p/>
        </draw:polygon>
        <draw:polygon draw:style-name="gr26" draw:text-style-name="P19" draw:layer="layout" svg:width="1.432cm" svg:height="0.226cm" svg:x="5.986cm" svg:y="10.27cm" svg:viewBox="0 0 1433 227" draw:points="0,227 1433,227 1433,0 0,0">
          <text:p/>
        </draw:polygon>
        <draw:polygon draw:style-name="gr2" draw:text-style-name="P18" draw:layer="layout" svg:width="0.025cm" svg:height="0.226cm" svg:x="7.419cm" svg:y="9.987cm" svg:viewBox="0 0 26 227" draw:points="0,227 26,227 26,0 0,0">
          <text:p/>
        </draw:polygon>
        <draw:polygon draw:style-name="gr26" draw:text-style-name="P19" draw:layer="layout" svg:width="0.686cm" svg:height="0.226cm" svg:x="7.446cm" svg:y="9.703cm" svg:viewBox="0 0 687 227" draw:points="0,227 687,227 687,0 0,0">
          <text:p/>
        </draw:polygon>
        <draw:polygon draw:style-name="gr5" draw:text-style-name="P20" draw:layer="layout" svg:width="0.012cm" svg:height="0.226cm" svg:x="8.133cm" svg:y="9.42cm" svg:viewBox="0 0 13 227" draw:points="0,227 13,227 13,0 0,0">
          <text:p/>
        </draw:polygon>
        <draw:polygon draw:style-name="gr5" draw:text-style-name="P20" draw:layer="layout" svg:width="0.004cm" svg:height="0.226cm" svg:x="8.146cm" svg:y="9.137cm" svg:viewBox="0 0 5 227" draw:points="0,227 5,227 5,0 0,0">
          <text:p/>
        </draw:polygon>
        <draw:polygon draw:style-name="gr5" draw:text-style-name="P20" draw:layer="layout" svg:width="0.004cm" svg:height="0.226cm" svg:x="8.151cm" svg:y="8.854cm" svg:viewBox="0 0 5 227" draw:points="0,227 5,227 5,0 0,0">
          <text:p/>
        </draw:polygon>
        <draw:polygon draw:style-name="gr26" draw:text-style-name="P19" draw:layer="layout" svg:width="0.613cm" svg:height="0.226cm" svg:x="8.159cm" svg:y="8.571cm" svg:viewBox="0 0 614 227" draw:points="0,227 614,227 614,0 0,0">
          <text:p/>
        </draw:polygon>
        <draw:polygon draw:style-name="gr5" draw:text-style-name="P20" draw:layer="layout" svg:width="0.005cm" svg:height="0.226cm" svg:x="8.773cm" svg:y="8.288cm" svg:viewBox="0 0 6 227" draw:points="0,227 6,227 6,0 0,0">
          <text:p/>
        </draw:polygon>
        <draw:polygon draw:style-name="gr5" draw:text-style-name="P20" draw:layer="layout" svg:width="0cm" svg:height="0.226cm" svg:x="8.78cm" svg:y="8.005cm" svg:viewBox="0 0 1 227" draw:points="0,227 1,227 1,0 0,0">
          <text:p/>
        </draw:polygon>
        <draw:polygon draw:style-name="gr5" draw:text-style-name="P20" draw:layer="layout" svg:width="0.032cm" svg:height="0.226cm" svg:x="8.78cm" svg:y="7.722cm" svg:viewBox="0 0 33 227" draw:points="0,227 33,227 33,0 0,0">
          <text:p/>
        </draw:polygon>
        <draw:polygon draw:style-name="gr34" draw:text-style-name="P21" draw:layer="layout" svg:width="0cm" svg:height="0.226cm" svg:x="8.813cm" svg:y="7.439cm" svg:viewBox="0 0 0 227" draw:points="0,227 0,227 0,0 0,0">
          <text:p/>
        </draw:polygon>
        <draw:polygon draw:style-name="gr3" draw:text-style-name="P22" draw:layer="layout" svg:width="0cm" svg:height="0.226cm" svg:x="8.813cm" svg:y="7.155cm" svg:viewBox="0 0 0 227" draw:points="0,227 0,0">
          <text:p/>
        </draw:polygon>
        <draw:line draw:style-name="gr48" draw:text-style-name="P23" draw:layer="layout" svg:x1="5.856cm" svg:y1="11.258cm" svg:x2="5.856cm" svg:y2="6.96cm">
          <text:p/>
        </draw:line>
        <draw:polygon draw:style-name="gr7" draw:text-style-name="P24" draw:layer="layout" svg:width="0cm" svg:height="0.065cm" svg:x="5.856cm" svg:y="11.258cm" svg:viewBox="0 0 0 66" draw:points="0,0 0,66">
          <text:p/>
        </draw:polygon>
        <draw:line draw:style-name="gr8" draw:text-style-name="P23" draw:layer="layout" svg:x1="5.856cm" svg:y1="11.258cm" svg:x2="5.856cm" svg:y2="11.324cm">
          <text:p/>
        </draw:line>
        <draw:line draw:style-name="gr48" draw:text-style-name="P23" draw:layer="layout" svg:x1="6.395cm" svg:y1="11.258cm" svg:x2="6.395cm" svg:y2="6.96cm">
          <text:p/>
        </draw:line>
        <draw:polygon draw:style-name="gr7" draw:text-style-name="P24" draw:layer="layout" svg:width="0cm" svg:height="0.065cm" svg:x="6.395cm" svg:y="11.258cm" svg:viewBox="0 0 0 66" draw:points="0,0 0,66">
          <text:p/>
        </draw:polygon>
        <draw:line draw:style-name="gr8" draw:text-style-name="P23" draw:layer="layout" svg:x1="6.395cm" svg:y1="11.258cm" svg:x2="6.395cm" svg:y2="11.324cm">
          <text:p/>
        </draw:line>
        <draw:frame draw:style-name="gr49" draw:text-style-name="P25" draw:layer="layout" svg:width="0.116cm" svg:height="0.208cm" svg:x="5.851cm" svg:y="11.375cm">
          <draw:text-box>
            <text:p text:style-name="P8"><text:span text:style-name="T7">0</text:span></text:p>
          </draw:text-box>
        </draw:frame>
        <draw:line draw:style-name="gr48" draw:text-style-name="P23" draw:layer="layout" svg:x1="6.935cm" svg:y1="11.258cm" svg:x2="6.935cm" svg:y2="6.96cm">
          <text:p/>
        </draw:line>
        <draw:polygon draw:style-name="gr7" draw:text-style-name="P24" draw:layer="layout" svg:width="0cm" svg:height="0.065cm" svg:x="6.935cm" svg:y="11.258cm" svg:viewBox="0 0 0 66" draw:points="0,0 0,66">
          <text:p/>
        </draw:polygon>
        <draw:line draw:style-name="gr8" draw:text-style-name="P23" draw:layer="layout" svg:x1="6.935cm" svg:y1="11.258cm" svg:x2="6.935cm" svg:y2="11.324cm">
          <text:p/>
        </draw:line>
        <draw:frame draw:style-name="gr50" draw:text-style-name="P25" draw:layer="layout" svg:width="0.303cm" svg:height="0.208cm" svg:x="6.28cm" svg:y="11.375cm">
          <draw:text-box>
            <text:p text:style-name="P8"><text:span text:style-name="T7">0.</text:span><text:span text:style-name="T7">5</text:span></text:p>
          </draw:text-box>
        </draw:frame>
        <draw:line draw:style-name="gr48" draw:text-style-name="P23" draw:layer="layout" svg:x1="7.474cm" svg:y1="11.258cm" svg:x2="7.474cm" svg:y2="6.96cm">
          <text:p/>
        </draw:line>
        <draw:polygon draw:style-name="gr7" draw:text-style-name="P24" draw:layer="layout" svg:width="0cm" svg:height="0.065cm" svg:x="7.474cm" svg:y="11.258cm" svg:viewBox="0 0 0 66" draw:points="0,0 0,66">
          <text:p/>
        </draw:polygon>
        <draw:line draw:style-name="gr8" draw:text-style-name="P23" draw:layer="layout" svg:x1="7.474cm" svg:y1="11.258cm" svg:x2="7.474cm" svg:y2="11.324cm">
          <text:p/>
        </draw:line>
        <draw:frame draw:style-name="gr51" draw:text-style-name="P25" draw:layer="layout" svg:width="0.402cm" svg:height="0.208cm" svg:x="6.916cm" svg:y="11.375cm">
          <draw:text-box>
            <text:p text:style-name="P8"><text:span text:style-name="T7">1</text:span></text:p>
          </draw:text-box>
        </draw:frame>
        <draw:line draw:style-name="gr48" draw:text-style-name="P23" draw:layer="layout" svg:x1="8.014cm" svg:y1="11.258cm" svg:x2="8.014cm" svg:y2="6.96cm">
          <text:p/>
        </draw:line>
        <draw:polygon draw:style-name="gr7" draw:text-style-name="P24" draw:layer="layout" svg:width="0cm" svg:height="0.065cm" svg:x="8.014cm" svg:y="11.258cm" svg:viewBox="0 0 0 66" draw:points="0,0 0,66">
          <text:p/>
        </draw:polygon>
        <draw:line draw:style-name="gr8" draw:text-style-name="P23" draw:layer="layout" svg:x1="8.014cm" svg:y1="11.258cm" svg:x2="8.014cm" svg:y2="11.324cm">
          <text:p/>
        </draw:line>
        <draw:frame draw:style-name="gr52" draw:text-style-name="P25" draw:layer="layout" svg:width="0.403cm" svg:height="0.208cm" svg:x="7.354cm" svg:y="11.375cm">
          <draw:text-box>
            <text:p text:style-name="P8"><text:span text:style-name="T7">1.</text:span><text:span text:style-name="T7">5</text:span></text:p>
          </draw:text-box>
        </draw:frame>
        <draw:line draw:style-name="gr48" draw:text-style-name="P23" draw:layer="layout" svg:x1="8.553cm" svg:y1="11.258cm" svg:x2="8.553cm" svg:y2="6.96cm">
          <text:p/>
        </draw:line>
        <draw:polygon draw:style-name="gr7" draw:text-style-name="P24" draw:layer="layout" svg:width="0cm" svg:height="0.065cm" svg:x="8.553cm" svg:y="11.258cm" svg:viewBox="0 0 0 66" draw:points="0,0 0,66">
          <text:p/>
        </draw:polygon>
        <draw:line draw:style-name="gr8" draw:text-style-name="P23" draw:layer="layout" svg:x1="8.553cm" svg:y1="11.258cm" svg:x2="8.553cm" svg:y2="11.324cm">
          <text:p/>
        </draw:line>
        <draw:frame draw:style-name="gr53" draw:text-style-name="P25" draw:layer="layout" svg:width="0.225cm" svg:height="0.208cm" svg:x="7.966cm" svg:y="11.375cm">
          <draw:text-box>
            <text:p text:style-name="P8"><text:span text:style-name="T7">2</text:span></text:p>
          </draw:text-box>
        </draw:frame>
        <draw:frame draw:style-name="gr51" draw:text-style-name="P25" draw:layer="layout" svg:width="0.402cm" svg:height="0.208cm" svg:x="8.434cm" svg:y="11.375cm">
          <draw:text-box>
            <text:p text:style-name="P8"><text:span text:style-name="T7">2.</text:span><text:span text:style-name="T7">5</text:span></text:p>
          </draw:text-box>
        </draw:frame>
        <draw:line draw:style-name="gr48" draw:text-style-name="P23" draw:layer="layout" svg:x1="5.856cm" svg:y1="10.949cm" svg:x2="8.814cm" svg:y2="10.949cm">
          <text:p/>
        </draw:line>
        <draw:polygon draw:style-name="gr7" draw:text-style-name="P24" draw:layer="layout" svg:width="0.01cm" svg:height="0cm" svg:x="5.845cm" svg:y="10.949cm" svg:viewBox="0 0 11 0" draw:points="11,0 0,0">
          <text:p/>
        </draw:polygon>
        <draw:line draw:style-name="gr8" draw:text-style-name="P23" draw:layer="layout" svg:x1="5.856cm" svg:y1="10.949cm" svg:x2="5.845cm" svg:y2="10.949cm">
          <text:p/>
        </draw:line>
        <draw:line draw:style-name="gr48" draw:text-style-name="P23" draw:layer="layout" svg:x1="5.856cm" svg:y1="10.666cm" svg:x2="8.814cm" svg:y2="10.666cm">
          <text:p/>
        </draw:line>
        <draw:polygon draw:style-name="gr7" draw:text-style-name="P24" draw:layer="layout" svg:width="0.01cm" svg:height="0cm" svg:x="5.845cm" svg:y="10.666cm" svg:viewBox="0 0 11 0" draw:points="11,0 0,0">
          <text:p/>
        </draw:polygon>
        <draw:line draw:style-name="gr8" draw:text-style-name="P23" draw:layer="layout" svg:x1="5.856cm" svg:y1="10.666cm" svg:x2="5.845cm" svg:y2="10.666cm">
          <text:p/>
        </draw:line>
        <draw:line draw:style-name="gr48" draw:text-style-name="P23" draw:layer="layout" svg:x1="5.856cm" svg:y1="10.383cm" svg:x2="8.814cm" svg:y2="10.383cm">
          <text:p/>
        </draw:line>
        <draw:polygon draw:style-name="gr7" draw:text-style-name="P24" draw:layer="layout" svg:width="0.01cm" svg:height="0cm" svg:x="5.845cm" svg:y="10.383cm" svg:viewBox="0 0 11 0" draw:points="11,0 0,0">
          <text:p/>
        </draw:polygon>
        <draw:line draw:style-name="gr8" draw:text-style-name="P23" draw:layer="layout" svg:x1="5.856cm" svg:y1="10.383cm" svg:x2="5.845cm" svg:y2="10.383cm">
          <text:p/>
        </draw:line>
        <draw:line draw:style-name="gr48" draw:text-style-name="P23" draw:layer="layout" svg:x1="5.856cm" svg:y1="10.1cm" svg:x2="8.814cm" svg:y2="10.1cm">
          <text:p/>
        </draw:line>
        <draw:polygon draw:style-name="gr7" draw:text-style-name="P24" draw:layer="layout" svg:width="0.01cm" svg:height="0cm" svg:x="5.845cm" svg:y="10.1cm" svg:viewBox="0 0 11 0" draw:points="11,0 0,0">
          <text:p/>
        </draw:polygon>
        <draw:line draw:style-name="gr8" draw:text-style-name="P23" draw:layer="layout" svg:x1="5.856cm" svg:y1="10.1cm" svg:x2="5.845cm" svg:y2="10.1cm">
          <text:p/>
        </draw:line>
        <draw:line draw:style-name="gr48" draw:text-style-name="P23" draw:layer="layout" svg:x1="5.856cm" svg:y1="9.817cm" svg:x2="8.814cm" svg:y2="9.817cm">
          <text:p/>
        </draw:line>
        <draw:polygon draw:style-name="gr7" draw:text-style-name="P24" draw:layer="layout" svg:width="0.01cm" svg:height="0cm" svg:x="5.845cm" svg:y="9.817cm" svg:viewBox="0 0 11 0" draw:points="11,0 0,0">
          <text:p/>
        </draw:polygon>
        <draw:line draw:style-name="gr8" draw:text-style-name="P23" draw:layer="layout" svg:x1="5.856cm" svg:y1="9.817cm" svg:x2="5.845cm" svg:y2="9.817cm">
          <text:p/>
        </draw:line>
        <draw:line draw:style-name="gr48" draw:text-style-name="P23" draw:layer="layout" svg:x1="5.856cm" svg:y1="9.533cm" svg:x2="8.814cm" svg:y2="9.533cm">
          <text:p/>
        </draw:line>
        <draw:polygon draw:style-name="gr7" draw:text-style-name="P24" draw:layer="layout" svg:width="0.01cm" svg:height="0cm" svg:x="5.845cm" svg:y="9.533cm" svg:viewBox="0 0 11 0" draw:points="11,0 0,0">
          <text:p/>
        </draw:polygon>
        <draw:line draw:style-name="gr8" draw:text-style-name="P23" draw:layer="layout" svg:x1="5.856cm" svg:y1="9.533cm" svg:x2="5.845cm" svg:y2="9.533cm">
          <text:p/>
        </draw:line>
        <draw:line draw:style-name="gr48" draw:text-style-name="P23" draw:layer="layout" svg:x1="5.856cm" svg:y1="9.25cm" svg:x2="8.814cm" svg:y2="9.25cm">
          <text:p/>
        </draw:line>
        <draw:polygon draw:style-name="gr7" draw:text-style-name="P24" draw:layer="layout" svg:width="0.01cm" svg:height="0cm" svg:x="5.845cm" svg:y="9.25cm" svg:viewBox="0 0 11 0" draw:points="11,0 0,0">
          <text:p/>
        </draw:polygon>
        <draw:line draw:style-name="gr8" draw:text-style-name="P23" draw:layer="layout" svg:x1="5.856cm" svg:y1="9.25cm" svg:x2="5.845cm" svg:y2="9.25cm">
          <text:p/>
        </draw:line>
        <draw:line draw:style-name="gr48" draw:text-style-name="P23" draw:layer="layout" svg:x1="5.856cm" svg:y1="8.968cm" svg:x2="8.814cm" svg:y2="8.968cm">
          <text:p/>
        </draw:line>
        <draw:polygon draw:style-name="gr7" draw:text-style-name="P24" draw:layer="layout" svg:width="0.01cm" svg:height="0cm" svg:x="5.845cm" svg:y="8.968cm" svg:viewBox="0 0 11 0" draw:points="11,0 0,0">
          <text:p/>
        </draw:polygon>
        <draw:line draw:style-name="gr8" draw:text-style-name="P23" draw:layer="layout" svg:x1="5.856cm" svg:y1="8.968cm" svg:x2="5.845cm" svg:y2="8.968cm">
          <text:p/>
        </draw:line>
        <draw:line draw:style-name="gr48" draw:text-style-name="P23" draw:layer="layout" svg:x1="5.856cm" svg:y1="8.685cm" svg:x2="8.814cm" svg:y2="8.685cm">
          <text:p/>
        </draw:line>
        <draw:polygon draw:style-name="gr7" draw:text-style-name="P24" draw:layer="layout" svg:width="0.01cm" svg:height="0cm" svg:x="5.845cm" svg:y="8.685cm" svg:viewBox="0 0 11 0" draw:points="11,0 0,0">
          <text:p/>
        </draw:polygon>
        <draw:line draw:style-name="gr8" draw:text-style-name="P23" draw:layer="layout" svg:x1="5.856cm" svg:y1="8.685cm" svg:x2="5.845cm" svg:y2="8.685cm">
          <text:p/>
        </draw:line>
        <draw:line draw:style-name="gr48" draw:text-style-name="P23" draw:layer="layout" svg:x1="5.856cm" svg:y1="8.401cm" svg:x2="8.814cm" svg:y2="8.401cm">
          <text:p/>
        </draw:line>
        <draw:polygon draw:style-name="gr7" draw:text-style-name="P24" draw:layer="layout" svg:width="0.01cm" svg:height="0cm" svg:x="5.845cm" svg:y="8.401cm" svg:viewBox="0 0 11 0" draw:points="11,0 0,0">
          <text:p/>
        </draw:polygon>
        <draw:line draw:style-name="gr8" draw:text-style-name="P23" draw:layer="layout" svg:x1="5.856cm" svg:y1="8.401cm" svg:x2="5.845cm" svg:y2="8.401cm">
          <text:p/>
        </draw:line>
        <draw:line draw:style-name="gr48" draw:text-style-name="P23" draw:layer="layout" svg:x1="5.856cm" svg:y1="8.118cm" svg:x2="8.814cm" svg:y2="8.118cm">
          <text:p/>
        </draw:line>
        <draw:polygon draw:style-name="gr7" draw:text-style-name="P24" draw:layer="layout" svg:width="0.01cm" svg:height="0cm" svg:x="5.845cm" svg:y="8.118cm" svg:viewBox="0 0 11 0" draw:points="11,0 0,0">
          <text:p/>
        </draw:polygon>
        <draw:line draw:style-name="gr8" draw:text-style-name="P23" draw:layer="layout" svg:x1="5.856cm" svg:y1="8.118cm" svg:x2="5.845cm" svg:y2="8.118cm">
          <text:p/>
        </draw:line>
        <draw:line draw:style-name="gr48" draw:text-style-name="P23" draw:layer="layout" svg:x1="5.856cm" svg:y1="7.835cm" svg:x2="8.814cm" svg:y2="7.835cm">
          <text:p/>
        </draw:line>
        <draw:polygon draw:style-name="gr7" draw:text-style-name="P24" draw:layer="layout" svg:width="0.01cm" svg:height="0cm" svg:x="5.845cm" svg:y="7.835cm" svg:viewBox="0 0 11 0" draw:points="11,0 0,0">
          <text:p/>
        </draw:polygon>
        <draw:line draw:style-name="gr8" draw:text-style-name="P23" draw:layer="layout" svg:x1="5.856cm" svg:y1="7.835cm" svg:x2="5.845cm" svg:y2="7.835cm">
          <text:p/>
        </draw:line>
        <draw:line draw:style-name="gr48" draw:text-style-name="P23" draw:layer="layout" svg:x1="5.856cm" svg:y1="7.552cm" svg:x2="8.814cm" svg:y2="7.552cm">
          <text:p/>
        </draw:line>
        <draw:polygon draw:style-name="gr7" draw:text-style-name="P24" draw:layer="layout" svg:width="0.01cm" svg:height="0cm" svg:x="5.845cm" svg:y="7.552cm" svg:viewBox="0 0 11 0" draw:points="11,0 0,0">
          <text:p/>
        </draw:polygon>
        <draw:line draw:style-name="gr8" draw:text-style-name="P23" draw:layer="layout" svg:x1="5.856cm" svg:y1="7.552cm" svg:x2="5.845cm" svg:y2="7.552cm">
          <text:p/>
        </draw:line>
        <draw:line draw:style-name="gr48" draw:text-style-name="P23" draw:layer="layout" svg:x1="5.856cm" svg:y1="7.269cm" svg:x2="8.814cm" svg:y2="7.269cm">
          <text:p/>
        </draw:line>
        <draw:polygon draw:style-name="gr7" draw:text-style-name="P24" draw:layer="layout" svg:width="0.01cm" svg:height="0cm" svg:x="5.845cm" svg:y="7.269cm" svg:viewBox="0 0 11 0" draw:points="11,0 0,0">
          <text:p/>
        </draw:polygon>
        <draw:line draw:style-name="gr8" draw:text-style-name="P23" draw:layer="layout" svg:x1="5.856cm" svg:y1="7.269cm" svg:x2="5.845cm" svg:y2="7.269cm">
          <text:p/>
        </draw:line>
        <draw:line draw:style-name="gr13" draw:text-style-name="P23" draw:layer="layout" svg:x1="5.856cm" svg:y1="11.258cm" svg:x2="5.856cm" svg:y2="6.96cm">
          <text:p/>
        </draw:line>
        <draw:line draw:style-name="gr13" draw:text-style-name="P23" draw:layer="layout" svg:x1="8.813cm" svg:y1="11.258cm" svg:x2="8.813cm" svg:y2="6.96cm">
          <text:p/>
        </draw:line>
        <draw:line draw:style-name="gr13" draw:text-style-name="P23" draw:layer="layout" svg:x1="5.856cm" svg:y1="11.258cm" svg:x2="8.814cm" svg:y2="11.258cm">
          <text:p/>
        </draw:line>
        <draw:line draw:style-name="gr13" draw:text-style-name="P23" draw:layer="layout" svg:x1="5.856cm" svg:y1="6.96cm" svg:x2="8.814cm" svg:y2="6.96cm">
          <text:p/>
        </draw:line>
        <draw:frame draw:style-name="gr29" draw:text-style-name="P9" draw:layer="layout" svg:width="0.33cm" svg:height="0.256cm" svg:x="7.276cm" svg:y="11.629cm">
          <draw:text-box>
            <text:p text:style-name="P8"><text:span text:style-name="T1">(s</text:span><text:span text:style-name="T1">)</text:span></text:p>
          </draw:text-box>
        </draw:frame>
        <draw:polygon draw:style-name="gr1" draw:text-style-name="P17" draw:layer="layout" svg:width="2.952cm" svg:height="4.296cm" svg:x="2.473cm" svg:y="13.456cm" svg:viewBox="0 0 2953 4297" draw:points="0,4297 2953,4297 2953,0 0,0">
          <text:p/>
        </draw:polygon>
        <draw:polygon draw:style-name="gr2" draw:text-style-name="P18" draw:layer="layout" svg:width="2.811cm" svg:height="0.226cm" svg:x="2.473cm" svg:y="17.33cm" svg:viewBox="0 0 2812 227" draw:points="0,227 2812,227 2812,0 0,0">
          <text:p/>
        </draw:polygon>
        <draw:polygon draw:style-name="gr26" draw:text-style-name="P19" draw:layer="layout" svg:width="0.261cm" svg:height="0.226cm" svg:x="2.473cm" svg:y="17.047cm" svg:viewBox="0 0 262 227" draw:points="0,227 262,227 262,0 0,0">
          <text:p/>
        </draw:polygon>
        <draw:polygon draw:style-name="gr26" draw:text-style-name="P19" draw:layer="layout" svg:width="1.177cm" svg:height="0.226cm" svg:x="2.737cm" svg:y="16.764cm" svg:viewBox="0 0 1178 227" draw:points="0,227 1178,227 1178,0 0,0">
          <text:p/>
        </draw:polygon>
        <draw:polygon draw:style-name="gr2" draw:text-style-name="P18" draw:layer="layout" svg:width="0.091cm" svg:height="0.226cm" svg:x="3.914cm" svg:y="16.481cm" svg:viewBox="0 0 92 227" draw:points="0,227 92,227 92,0 0,0">
          <text:p/>
        </draw:polygon>
        <draw:polygon draw:style-name="gr26" draw:text-style-name="P19" draw:layer="layout" svg:width="0.565cm" svg:height="0.226cm" svg:x="4.01cm" svg:y="16.198cm" svg:viewBox="0 0 566 227" draw:points="0,227 566,227 566,0 0,0">
          <text:p/>
        </draw:polygon>
        <draw:polygon draw:style-name="gr2" draw:text-style-name="P18" draw:layer="layout" svg:width="0.045cm" svg:height="0.226cm" svg:x="4.576cm" svg:y="15.915cm" svg:viewBox="0 0 46 227" draw:points="0,227 46,227 46,0 0,0">
          <text:p/>
        </draw:polygon>
        <draw:polygon draw:style-name="gr2" draw:text-style-name="P18" draw:layer="layout" svg:width="0.017cm" svg:height="0.226cm" svg:x="4.622cm" svg:y="15.632cm" svg:viewBox="0 0 18 227" draw:points="0,227 18,227 18,0 0,0">
          <text:p/>
        </draw:polygon>
        <draw:polygon draw:style-name="gr2" draw:text-style-name="P18" draw:layer="layout" svg:width="0.016cm" svg:height="0.226cm" svg:x="4.639cm" svg:y="15.349cm" svg:viewBox="0 0 17 227" draw:points="0,227 17,227 17,0 0,0">
          <text:p/>
        </draw:polygon>
        <draw:polygon draw:style-name="gr26" draw:text-style-name="P19" draw:layer="layout" svg:width="0.474cm" svg:height="0.226cm" svg:x="4.669cm" svg:y="15.066cm" svg:viewBox="0 0 475 227" draw:points="0,227 475,227 475,0 0,0">
          <text:p/>
        </draw:polygon>
        <draw:polygon draw:style-name="gr2" draw:text-style-name="P18" draw:layer="layout" svg:width="0.022cm" svg:height="0.226cm" svg:x="5.143cm" svg:y="14.783cm" svg:viewBox="0 0 23 227" draw:points="0,227 23,227 23,0 0,0">
          <text:p/>
        </draw:polygon>
        <draw:polygon draw:style-name="gr2" draw:text-style-name="P18" draw:layer="layout" svg:width="0.001cm" svg:height="0.226cm" svg:x="5.166cm" svg:y="14.5cm" svg:viewBox="0 0 2 227" draw:points="0,227 2,227 2,0 0,0">
          <text:p/>
        </draw:polygon>
        <draw:polygon draw:style-name="gr2" draw:text-style-name="P18" draw:layer="layout" svg:width="0.116cm" svg:height="0.226cm" svg:x="5.168cm" svg:y="14.217cm" svg:viewBox="0 0 117 227" draw:points="0,227 117,227 117,0 0,0">
          <text:p/>
        </draw:polygon>
        <draw:polygon draw:style-name="gr2" draw:text-style-name="P18" draw:layer="layout" svg:width="0cm" svg:height="0.226cm" svg:x="5.285cm" svg:y="13.934cm" svg:viewBox="0 0 0 227" draw:points="0,227 0,227 0,0 0,0">
          <text:p/>
        </draw:polygon>
        <draw:polygon draw:style-name="gr2" draw:text-style-name="P18" draw:layer="layout" svg:width="0cm" svg:height="0.226cm" svg:x="5.285cm" svg:y="13.651cm" svg:viewBox="0 0 0 227" draw:points="0,227 0,0">
          <text:p/>
        </draw:polygon>
        <draw:line draw:style-name="gr48" draw:text-style-name="P23" draw:layer="layout" svg:x1="2.473cm" svg:y1="17.752cm" svg:x2="2.473cm" svg:y2="13.456cm">
          <text:p/>
        </draw:line>
        <draw:polygon draw:style-name="gr7" draw:text-style-name="P24" draw:layer="layout" svg:width="0cm" svg:height="0.065cm" svg:x="2.473cm" svg:y="17.752cm" svg:viewBox="0 0 0 66" draw:points="0,0 0,66">
          <text:p/>
        </draw:polygon>
        <draw:line draw:style-name="gr8" draw:text-style-name="P23" draw:layer="layout" svg:x1="2.473cm" svg:y1="17.752cm" svg:x2="2.473cm" svg:y2="17.818cm">
          <text:p/>
        </draw:line>
        <draw:line draw:style-name="gr48" draw:text-style-name="P23" draw:layer="layout" svg:x1="2.856cm" svg:y1="17.752cm" svg:x2="2.856cm" svg:y2="13.456cm">
          <text:p/>
        </draw:line>
        <draw:polygon draw:style-name="gr7" draw:text-style-name="P24" draw:layer="layout" svg:width="0cm" svg:height="0.065cm" svg:x="2.856cm" svg:y="17.752cm" svg:viewBox="0 0 0 66" draw:points="0,0 0,66">
          <text:p/>
        </draw:polygon>
        <draw:line draw:style-name="gr8" draw:text-style-name="P23" draw:layer="layout" svg:x1="2.856cm" svg:y1="17.752cm" svg:x2="2.856cm" svg:y2="17.818cm">
          <text:p/>
        </draw:line>
        <draw:frame draw:style-name="gr54" draw:text-style-name="P9" draw:layer="layout" svg:width="0.121cm" svg:height="0.239cm" svg:x="2.424cm" svg:y="17.869cm">
          <draw:text-box>
            <text:p text:style-name="P8"><text:span text:style-name="T1">0</text:span></text:p>
          </draw:text-box>
        </draw:frame>
        <draw:line draw:style-name="gr48" draw:text-style-name="P23" draw:layer="layout" svg:x1="3.238cm" svg:y1="17.752cm" svg:x2="3.238cm" svg:y2="13.456cm">
          <text:p/>
        </draw:line>
        <draw:polygon draw:style-name="gr7" draw:text-style-name="P24" draw:layer="layout" svg:width="0cm" svg:height="0.065cm" svg:x="3.238cm" svg:y="17.752cm" svg:viewBox="0 0 0 66" draw:points="0,0 0,66">
          <text:p/>
        </draw:polygon>
        <draw:line draw:style-name="gr8" draw:text-style-name="P23" draw:layer="layout" svg:x1="3.238cm" svg:y1="17.752cm" svg:x2="3.238cm" svg:y2="17.818cm">
          <text:p/>
        </draw:line>
        <draw:frame draw:style-name="gr55" draw:text-style-name="P9" draw:layer="layout" svg:width="0.345cm" svg:height="0.239cm" svg:x="2.701cm" svg:y="17.869cm">
          <draw:text-box>
            <text:p text:style-name="P8"><text:span text:style-name="T1">0.</text:span><text:span text:style-name="T1">1</text:span></text:p>
          </draw:text-box>
        </draw:frame>
        <draw:line draw:style-name="gr48" draw:text-style-name="P23" draw:layer="layout" svg:x1="3.621cm" svg:y1="17.752cm" svg:x2="3.621cm" svg:y2="13.456cm">
          <text:p/>
        </draw:line>
        <draw:polygon draw:style-name="gr7" draw:text-style-name="P24" draw:layer="layout" svg:width="0cm" svg:height="0.065cm" svg:x="3.621cm" svg:y="17.752cm" svg:viewBox="0 0 0 66" draw:points="0,0 0,66">
          <text:p/>
        </draw:polygon>
        <draw:line draw:style-name="gr8" draw:text-style-name="P23" draw:layer="layout" svg:x1="3.621cm" svg:y1="17.752cm" svg:x2="3.621cm" svg:y2="17.818cm">
          <text:p/>
        </draw:line>
        <draw:frame draw:style-name="gr55" draw:text-style-name="P9" draw:layer="layout" svg:width="0.345cm" svg:height="0.239cm" svg:x="3.093cm" svg:y="17.869cm">
          <draw:text-box>
            <text:p text:style-name="P8"><text:span text:style-name="T1">0.</text:span><text:span text:style-name="T1">2</text:span></text:p>
          </draw:text-box>
        </draw:frame>
        <draw:line draw:style-name="gr48" draw:text-style-name="P23" draw:layer="layout" svg:x1="4.003cm" svg:y1="17.752cm" svg:x2="4.003cm" svg:y2="13.456cm">
          <text:p/>
        </draw:line>
        <draw:polygon draw:style-name="gr7" draw:text-style-name="P24" draw:layer="layout" svg:width="0cm" svg:height="0.065cm" svg:x="4.003cm" svg:y="17.752cm" svg:viewBox="0 0 0 66" draw:points="0,0 0,66">
          <text:p/>
        </draw:polygon>
        <draw:line draw:style-name="gr8" draw:text-style-name="P23" draw:layer="layout" svg:x1="4.003cm" svg:y1="17.752cm" svg:x2="4.003cm" svg:y2="17.818cm">
          <text:p/>
        </draw:line>
        <draw:frame draw:style-name="gr55" draw:text-style-name="P9" draw:layer="layout" svg:width="0.345cm" svg:height="0.239cm" svg:x="3.466cm" svg:y="17.869cm">
          <draw:text-box>
            <text:p text:style-name="P8"><text:span text:style-name="T1">0.</text:span><text:span text:style-name="T1">3</text:span></text:p>
          </draw:text-box>
        </draw:frame>
        <draw:line draw:style-name="gr48" draw:text-style-name="P23" draw:layer="layout" svg:x1="4.386cm" svg:y1="17.752cm" svg:x2="4.386cm" svg:y2="13.456cm">
          <text:p/>
        </draw:line>
        <draw:polygon draw:style-name="gr7" draw:text-style-name="P24" draw:layer="layout" svg:width="0cm" svg:height="0.065cm" svg:x="4.386cm" svg:y="17.752cm" svg:viewBox="0 0 0 66" draw:points="0,0 0,66">
          <text:p/>
        </draw:polygon>
        <draw:line draw:style-name="gr8" draw:text-style-name="P23" draw:layer="layout" svg:x1="4.386cm" svg:y1="17.752cm" svg:x2="4.386cm" svg:y2="17.818cm">
          <text:p/>
        </draw:line>
        <draw:frame draw:style-name="gr55" draw:text-style-name="P9" draw:layer="layout" svg:width="0.345cm" svg:height="0.239cm" svg:x="3.868cm" svg:y="17.869cm">
          <draw:text-box>
            <text:p text:style-name="P8"><text:span text:style-name="T1">0.</text:span><text:span text:style-name="T1">4</text:span></text:p>
          </draw:text-box>
        </draw:frame>
        <draw:line draw:style-name="gr48" draw:text-style-name="P23" draw:layer="layout" svg:x1="4.768cm" svg:y1="17.752cm" svg:x2="4.768cm" svg:y2="13.456cm">
          <text:p/>
        </draw:line>
        <draw:polygon draw:style-name="gr7" draw:text-style-name="P24" draw:layer="layout" svg:width="0cm" svg:height="0.065cm" svg:x="4.768cm" svg:y="17.752cm" svg:viewBox="0 0 0 66" draw:points="0,0 0,66">
          <text:p/>
        </draw:polygon>
        <draw:line draw:style-name="gr8" draw:text-style-name="P23" draw:layer="layout" svg:x1="4.768cm" svg:y1="17.752cm" svg:x2="4.768cm" svg:y2="17.818cm">
          <text:p/>
        </draw:line>
        <draw:frame draw:style-name="gr55" draw:text-style-name="P9" draw:layer="layout" svg:width="0.345cm" svg:height="0.239cm" svg:x="4.221cm" svg:y="17.869cm">
          <draw:text-box>
            <text:p text:style-name="P8"><text:span text:style-name="T1">0.</text:span><text:span text:style-name="T1">5</text:span></text:p>
          </draw:text-box>
        </draw:frame>
        <draw:line draw:style-name="gr48" draw:text-style-name="P23" draw:layer="layout" svg:x1="5.151cm" svg:y1="17.752cm" svg:x2="5.151cm" svg:y2="13.456cm">
          <text:p/>
        </draw:line>
        <draw:polygon draw:style-name="gr7" draw:text-style-name="P24" draw:layer="layout" svg:width="0cm" svg:height="0.065cm" svg:x="5.151cm" svg:y="17.752cm" svg:viewBox="0 0 0 66" draw:points="0,0 0,66">
          <text:p/>
        </draw:polygon>
        <draw:line draw:style-name="gr8" draw:text-style-name="P23" draw:layer="layout" svg:x1="5.151cm" svg:y1="17.752cm" svg:x2="5.151cm" svg:y2="17.818cm">
          <text:p/>
        </draw:line>
        <draw:frame draw:style-name="gr55" draw:text-style-name="P9" draw:layer="layout" svg:width="0.345cm" svg:height="0.239cm" svg:x="4.599cm" svg:y="17.869cm">
          <draw:text-box>
            <text:p text:style-name="P8"><text:span text:style-name="T1">0.</text:span><text:span text:style-name="T1">6</text:span></text:p>
          </draw:text-box>
        </draw:frame>
        <draw:frame draw:style-name="gr55" draw:text-style-name="P9" draw:layer="layout" svg:width="0.345cm" svg:height="0.239cm" svg:x="4.991cm" svg:y="17.869cm">
          <draw:text-box>
            <text:p text:style-name="P8"><text:span text:style-name="T1">0.</text:span><text:span text:style-name="T1">7</text:span></text:p>
          </draw:text-box>
        </draw:frame>
        <draw:line draw:style-name="gr48" draw:text-style-name="P23" draw:layer="layout" svg:x1="2.473cm" svg:y1="17.443cm" svg:x2="5.426cm" svg:y2="17.443cm">
          <text:p/>
        </draw:line>
        <draw:polygon draw:style-name="gr7" draw:text-style-name="P24" draw:layer="layout" svg:width="0.01cm" svg:height="0cm" svg:x="2.462cm" svg:y="17.443cm" svg:viewBox="0 0 11 0" draw:points="11,0 0,0">
          <text:p/>
        </draw:polygon>
        <draw:line draw:style-name="gr8" draw:text-style-name="P23" draw:layer="layout" svg:x1="2.473cm" svg:y1="17.443cm" svg:x2="2.462cm" svg:y2="17.443cm">
          <text:p/>
        </draw:line>
        <draw:line draw:style-name="gr48" draw:text-style-name="P23" draw:layer="layout" svg:x1="2.473cm" svg:y1="17.16cm" svg:x2="5.426cm" svg:y2="17.16cm">
          <text:p/>
        </draw:line>
        <draw:polygon draw:style-name="gr7" draw:text-style-name="P24" draw:layer="layout" svg:width="0.01cm" svg:height="0cm" svg:x="2.462cm" svg:y="17.16cm" svg:viewBox="0 0 11 0" draw:points="11,0 0,0">
          <text:p/>
        </draw:polygon>
        <draw:line draw:style-name="gr8" draw:text-style-name="P23" draw:layer="layout" svg:x1="2.473cm" svg:y1="17.16cm" svg:x2="2.462cm" svg:y2="17.16cm">
          <text:p/>
        </draw:line>
        <draw:line draw:style-name="gr48" draw:text-style-name="P23" draw:layer="layout" svg:x1="2.473cm" svg:y1="16.877cm" svg:x2="5.426cm" svg:y2="16.877cm">
          <text:p/>
        </draw:line>
        <draw:polygon draw:style-name="gr7" draw:text-style-name="P24" draw:layer="layout" svg:width="0.01cm" svg:height="0cm" svg:x="2.462cm" svg:y="16.877cm" svg:viewBox="0 0 11 0" draw:points="11,0 0,0">
          <text:p/>
        </draw:polygon>
        <draw:line draw:style-name="gr8" draw:text-style-name="P23" draw:layer="layout" svg:x1="2.473cm" svg:y1="16.877cm" svg:x2="2.462cm" svg:y2="16.877cm">
          <text:p/>
        </draw:line>
        <draw:line draw:style-name="gr48" draw:text-style-name="P23" draw:layer="layout" svg:x1="2.473cm" svg:y1="16.594cm" svg:x2="5.426cm" svg:y2="16.594cm">
          <text:p/>
        </draw:line>
        <draw:polygon draw:style-name="gr7" draw:text-style-name="P24" draw:layer="layout" svg:width="0.01cm" svg:height="0cm" svg:x="2.462cm" svg:y="16.594cm" svg:viewBox="0 0 11 0" draw:points="11,0 0,0">
          <text:p/>
        </draw:polygon>
        <draw:line draw:style-name="gr8" draw:text-style-name="P23" draw:layer="layout" svg:x1="2.473cm" svg:y1="16.594cm" svg:x2="2.462cm" svg:y2="16.594cm">
          <text:p/>
        </draw:line>
        <draw:line draw:style-name="gr48" draw:text-style-name="P23" draw:layer="layout" svg:x1="2.473cm" svg:y1="16.311cm" svg:x2="5.426cm" svg:y2="16.311cm">
          <text:p/>
        </draw:line>
        <draw:polygon draw:style-name="gr7" draw:text-style-name="P24" draw:layer="layout" svg:width="0.01cm" svg:height="0cm" svg:x="2.462cm" svg:y="16.311cm" svg:viewBox="0 0 11 0" draw:points="11,0 0,0">
          <text:p/>
        </draw:polygon>
        <draw:line draw:style-name="gr8" draw:text-style-name="P23" draw:layer="layout" svg:x1="2.473cm" svg:y1="16.311cm" svg:x2="2.462cm" svg:y2="16.311cm">
          <text:p/>
        </draw:line>
        <draw:line draw:style-name="gr48" draw:text-style-name="P23" draw:layer="layout" svg:x1="2.473cm" svg:y1="16.028cm" svg:x2="5.426cm" svg:y2="16.028cm">
          <text:p/>
        </draw:line>
        <draw:polygon draw:style-name="gr7" draw:text-style-name="P24" draw:layer="layout" svg:width="0.01cm" svg:height="0cm" svg:x="2.462cm" svg:y="16.028cm" svg:viewBox="0 0 11 0" draw:points="11,0 0,0">
          <text:p/>
        </draw:polygon>
        <draw:line draw:style-name="gr8" draw:text-style-name="P23" draw:layer="layout" svg:x1="2.473cm" svg:y1="16.028cm" svg:x2="2.462cm" svg:y2="16.028cm">
          <text:p/>
        </draw:line>
        <draw:line draw:style-name="gr48" draw:text-style-name="P23" draw:layer="layout" svg:x1="2.473cm" svg:y1="15.745cm" svg:x2="5.426cm" svg:y2="15.745cm">
          <text:p/>
        </draw:line>
        <draw:polygon draw:style-name="gr7" draw:text-style-name="P24" draw:layer="layout" svg:width="0.01cm" svg:height="0cm" svg:x="2.462cm" svg:y="15.745cm" svg:viewBox="0 0 11 0" draw:points="11,0 0,0">
          <text:p/>
        </draw:polygon>
        <draw:line draw:style-name="gr8" draw:text-style-name="P23" draw:layer="layout" svg:x1="2.473cm" svg:y1="15.745cm" svg:x2="2.462cm" svg:y2="15.745cm">
          <text:p/>
        </draw:line>
        <draw:line draw:style-name="gr48" draw:text-style-name="P23" draw:layer="layout" svg:x1="2.473cm" svg:y1="15.463cm" svg:x2="5.426cm" svg:y2="15.463cm">
          <text:p/>
        </draw:line>
        <draw:polygon draw:style-name="gr7" draw:text-style-name="P24" draw:layer="layout" svg:width="0.01cm" svg:height="0cm" svg:x="2.462cm" svg:y="15.463cm" svg:viewBox="0 0 11 0" draw:points="11,0 0,0">
          <text:p/>
        </draw:polygon>
        <draw:line draw:style-name="gr8" draw:text-style-name="P23" draw:layer="layout" svg:x1="2.473cm" svg:y1="15.463cm" svg:x2="2.462cm" svg:y2="15.463cm">
          <text:p/>
        </draw:line>
        <draw:line draw:style-name="gr48" draw:text-style-name="P23" draw:layer="layout" svg:x1="2.473cm" svg:y1="15.18cm" svg:x2="5.426cm" svg:y2="15.18cm">
          <text:p/>
        </draw:line>
        <draw:polygon draw:style-name="gr7" draw:text-style-name="P24" draw:layer="layout" svg:width="0.01cm" svg:height="0cm" svg:x="2.462cm" svg:y="15.18cm" svg:viewBox="0 0 11 0" draw:points="11,0 0,0">
          <text:p/>
        </draw:polygon>
        <draw:line draw:style-name="gr8" draw:text-style-name="P23" draw:layer="layout" svg:x1="2.473cm" svg:y1="15.18cm" svg:x2="2.462cm" svg:y2="15.18cm">
          <text:p/>
        </draw:line>
        <draw:line draw:style-name="gr48" draw:text-style-name="P23" draw:layer="layout" svg:x1="2.473cm" svg:y1="14.897cm" svg:x2="5.426cm" svg:y2="14.897cm">
          <text:p/>
        </draw:line>
        <draw:polygon draw:style-name="gr7" draw:text-style-name="P24" draw:layer="layout" svg:width="0.01cm" svg:height="0cm" svg:x="2.462cm" svg:y="14.897cm" svg:viewBox="0 0 11 0" draw:points="11,0 0,0">
          <text:p/>
        </draw:polygon>
        <draw:line draw:style-name="gr8" draw:text-style-name="P23" draw:layer="layout" svg:x1="2.473cm" svg:y1="14.897cm" svg:x2="2.462cm" svg:y2="14.897cm">
          <text:p/>
        </draw:line>
        <draw:line draw:style-name="gr48" draw:text-style-name="P23" draw:layer="layout" svg:x1="2.473cm" svg:y1="14.614cm" svg:x2="5.426cm" svg:y2="14.614cm">
          <text:p/>
        </draw:line>
        <draw:polygon draw:style-name="gr7" draw:text-style-name="P24" draw:layer="layout" svg:width="0.01cm" svg:height="0cm" svg:x="2.462cm" svg:y="14.614cm" svg:viewBox="0 0 11 0" draw:points="11,0 0,0">
          <text:p/>
        </draw:polygon>
        <draw:line draw:style-name="gr8" draw:text-style-name="P23" draw:layer="layout" svg:x1="2.473cm" svg:y1="14.614cm" svg:x2="2.462cm" svg:y2="14.614cm">
          <text:p/>
        </draw:line>
        <draw:line draw:style-name="gr48" draw:text-style-name="P23" draw:layer="layout" svg:x1="2.473cm" svg:y1="14.331cm" svg:x2="5.426cm" svg:y2="14.331cm">
          <text:p/>
        </draw:line>
        <draw:polygon draw:style-name="gr7" draw:text-style-name="P24" draw:layer="layout" svg:width="0.01cm" svg:height="0cm" svg:x="2.462cm" svg:y="14.331cm" svg:viewBox="0 0 11 0" draw:points="11,0 0,0">
          <text:p/>
        </draw:polygon>
        <draw:line draw:style-name="gr8" draw:text-style-name="P23" draw:layer="layout" svg:x1="2.473cm" svg:y1="14.331cm" svg:x2="2.462cm" svg:y2="14.331cm">
          <text:p/>
        </draw:line>
        <draw:line draw:style-name="gr48" draw:text-style-name="P23" draw:layer="layout" svg:x1="2.473cm" svg:y1="14.048cm" svg:x2="5.426cm" svg:y2="14.048cm">
          <text:p/>
        </draw:line>
        <draw:polygon draw:style-name="gr7" draw:text-style-name="P24" draw:layer="layout" svg:width="0.01cm" svg:height="0cm" svg:x="2.462cm" svg:y="14.048cm" svg:viewBox="0 0 11 0" draw:points="11,0 0,0">
          <text:p/>
        </draw:polygon>
        <draw:line draw:style-name="gr8" draw:text-style-name="P23" draw:layer="layout" svg:x1="2.473cm" svg:y1="14.048cm" svg:x2="2.462cm" svg:y2="14.048cm">
          <text:p/>
        </draw:line>
        <draw:line draw:style-name="gr48" draw:text-style-name="P23" draw:layer="layout" svg:x1="2.473cm" svg:y1="13.765cm" svg:x2="5.426cm" svg:y2="13.765cm">
          <text:p/>
        </draw:line>
        <draw:polygon draw:style-name="gr7" draw:text-style-name="P24" draw:layer="layout" svg:width="0.01cm" svg:height="0cm" svg:x="2.462cm" svg:y="13.765cm" svg:viewBox="0 0 11 0" draw:points="11,0 0,0">
          <text:p/>
        </draw:polygon>
        <draw:line draw:style-name="gr8" draw:text-style-name="P23" draw:layer="layout" svg:x1="2.473cm" svg:y1="13.765cm" svg:x2="2.462cm" svg:y2="13.765cm">
          <text:p/>
        </draw:line>
        <draw:line draw:style-name="gr13" draw:text-style-name="P23" draw:layer="layout" svg:x1="2.473cm" svg:y1="17.752cm" svg:x2="2.473cm" svg:y2="13.456cm">
          <text:p/>
        </draw:line>
        <draw:line draw:style-name="gr13" draw:text-style-name="P23" draw:layer="layout" svg:x1="5.426cm" svg:y1="17.752cm" svg:x2="5.426cm" svg:y2="13.456cm">
          <text:p/>
        </draw:line>
        <draw:line draw:style-name="gr13" draw:text-style-name="P23" draw:layer="layout" svg:x1="2.473cm" svg:y1="17.752cm" svg:x2="5.426cm" svg:y2="17.752cm">
          <text:p/>
        </draw:line>
        <draw:line draw:style-name="gr13" draw:text-style-name="P23" draw:layer="layout" svg:x1="2.473cm" svg:y1="13.456cm" svg:x2="5.426cm" svg:y2="13.456cm">
          <text:p/>
        </draw:line>
        <draw:frame draw:style-name="gr39" draw:text-style-name="P9" draw:layer="layout" svg:width="0.988cm" svg:height="0.278cm" svg:x="1.368cm" svg:y="17.352cm">
          <draw:text-box>
            <text:p text:style-name="P8"><text:span text:style-name="T1">Int</text:span><text:span text:style-name="T1">er</text:span><text:span text:style-name="T1">pr</text:span><text:span text:style-name="T1">et</text:span><text:span text:style-name="T1">er</text:span></text:p>
          </draw:text-box>
        </draw:frame>
        <draw:frame draw:style-name="gr40" draw:text-style-name="P10" draw:layer="layout" svg:width="1.001cm" svg:height="0.279cm" svg:x="1.371cm" svg:y="17.068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frame draw:style-name="gr40" draw:text-style-name="P10" draw:layer="layout" svg:width="1.001cm" svg:height="0.279cm" svg:x="1.371cm" svg:y="16.786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frame draw:style-name="gr41" draw:text-style-name="P9" draw:layer="layout" svg:width="1.556cm" svg:height="0.279cm" svg:x="0.824cm" svg:y="16.503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frame draw:style-name="gr40" draw:text-style-name="P10" draw:layer="layout" svg:width="1.001cm" svg:height="0.279cm" svg:x="1.371cm" svg:y="16.22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frame draw:style-name="gr41" draw:text-style-name="P9" draw:layer="layout" svg:width="1.556cm" svg:height="0.279cm" svg:x="0.824cm" svg:y="15.93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frame draw:style-name="gr42" draw:text-style-name="P9" draw:layer="layout" svg:width="0.451cm" svg:height="0.279cm" svg:x="1.843cm" svg:y="15.656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frame draw:style-name="gr43" draw:text-style-name="P9" draw:layer="layout" svg:width="0.447cm" svg:height="0.279cm" svg:x="1.831cm" svg:y="15.373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frame draw:style-name="gr40" draw:text-style-name="P10" draw:layer="layout" svg:width="1.001cm" svg:height="0.279cm" svg:x="1.371cm" svg:y="15.089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frame draw:style-name="gr41" draw:text-style-name="P9" draw:layer="layout" svg:width="1.556cm" svg:height="0.279cm" svg:x="0.824cm" svg:y="14.80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frame draw:style-name="gr44" draw:text-style-name="P9" draw:layer="layout" svg:width="1.005cm" svg:height="0.278cm" svg:x="1.306cm" svg:y="14.525cm">
          <draw:text-box>
            <text:p text:style-name="P8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frame draw:style-name="gr45" draw:text-style-name="P9" draw:layer="layout" svg:width="2.119cm" svg:height="0.28cm" svg:x="0.209cm" svg:y="14.24cm">
          <draw:text-box>
            <text:p text:style-name="P8"><text:span text:style-name="T1">F</text:span><text:span text:style-name="T1">U</text:span><text:span text:style-name="T1">L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46" draw:text-style-name="P9" draw:layer="layout" svg:width="2.119cm" svg:height="0.279cm" svg:x="0.209cm" svg:y="13.958cm">
          <draw:text-box>
            <text:p text:style-name="P8"><text:span text:style-name="T1">F</text:span><text:span text:style-name="T1">U</text:span><text:span text:style-name="T1">L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47" draw:text-style-name="P9" draw:layer="layout" svg:width="1.026cm" svg:height="0.279cm" svg:x="1.274cm" svg:y="13.677cm">
          <draw:text-box>
            <text:p text:style-name="P8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line draw:style-name="gr13" draw:text-style-name="P23" draw:layer="layout" svg:x1="5.864cm" svg:y1="13.433cm" svg:x2="8.822cm" svg:y2="13.433cm">
          <text:p/>
        </draw:line>
        <draw:polygon draw:style-name="gr1" draw:text-style-name="P1" draw:layer="layout" svg:width="2.937cm" svg:height="4.728cm" svg:x="2.473cm" svg:y="19.724cm" svg:viewBox="0 0 2938 4729" draw:points="0,4729 2938,4729 2938,0 0,0">
          <text:p/>
        </draw:polygon>
        <draw:polygon draw:style-name="gr2" draw:text-style-name="P2" draw:layer="layout" svg:width="2.937cm" svg:height="0.249cm" svg:x="2.473cm" svg:y="23.988cm" svg:viewBox="0 0 2938 250" draw:points="0,250 2938,250 2938,0 0,0">
          <text:p/>
        </draw:polygon>
        <draw:polygon draw:style-name="gr4" draw:text-style-name="P4" draw:layer="layout" svg:width="0.026cm" svg:height="0.249cm" svg:x="2.473cm" svg:y="23.677cm" svg:viewBox="0 0 27 250" draw:points="0,250 27,250 27,0 0,0">
          <text:p/>
        </draw:polygon>
        <draw:polygon draw:style-name="gr4" draw:text-style-name="P4" draw:layer="layout" svg:width="0.219cm" svg:height="0.249cm" svg:x="2.5cm" svg:y="23.365cm" svg:viewBox="0 0 220 250" draw:points="0,250 220,250 220,0 0,0">
          <text:p/>
        </draw:polygon>
        <draw:polygon draw:style-name="gr2" draw:text-style-name="P2" draw:layer="layout" svg:width="0.055cm" svg:height="0.249cm" svg:x="2.719cm" svg:y="23.054cm" svg:viewBox="0 0 56 250" draw:points="0,250 56,250 56,0 0,0">
          <text:p/>
        </draw:polygon>
        <draw:polygon draw:style-name="gr4" draw:text-style-name="P4" draw:layer="layout" svg:width="0.135cm" svg:height="0.249cm" svg:x="2.775cm" svg:y="22.742cm" svg:viewBox="0 0 136 250" draw:points="0,250 136,250 136,0 0,0">
          <text:p/>
        </draw:polygon>
        <draw:polygon draw:style-name="gr4" draw:text-style-name="P4" draw:layer="layout" svg:width="0.853cm" svg:height="0.249cm" svg:x="2.912cm" svg:y="22.431cm" svg:viewBox="0 0 854 250" draw:points="0,250 854,250 854,0 0,0">
          <text:p/>
        </draw:polygon>
        <draw:polygon draw:style-name="gr2" draw:text-style-name="P2" draw:layer="layout" svg:width="0.013cm" svg:height="0.249cm" svg:x="3.766cm" svg:y="22.119cm" svg:viewBox="0 0 14 250" draw:points="0,250 14,250 14,0 0,0">
          <text:p/>
        </draw:polygon>
        <draw:polygon draw:style-name="gr2" draw:text-style-name="P2" draw:layer="layout" svg:width="0.004cm" svg:height="0.249cm" svg:x="3.78cm" svg:y="21.808cm" svg:viewBox="0 0 5 250" draw:points="0,250 5,250 5,0 0,0">
          <text:p/>
        </draw:polygon>
        <draw:polygon draw:style-name="gr2" draw:text-style-name="P2" draw:layer="layout" svg:width="0.004cm" svg:height="0.249cm" svg:x="3.785cm" svg:y="21.496cm" svg:viewBox="0 0 5 250" draw:points="0,250 5,250 5,0 0,0">
          <text:p/>
        </draw:polygon>
        <draw:polygon draw:style-name="gr4" draw:text-style-name="P4" draw:layer="layout" svg:width="1.614cm" svg:height="0.249cm" svg:x="3.79cm" svg:y="21.185cm" svg:viewBox="0 0 1615 250" draw:points="0,250 1615,250 1615,0 0,0">
          <text:p/>
        </draw:polygon>
        <draw:polygon draw:style-name="gr2" draw:text-style-name="P2" draw:layer="layout" svg:width="0.003cm" svg:height="0.249cm" svg:x="5.405cm" svg:y="20.873cm" svg:viewBox="0 0 4 250" draw:points="0,250 4,250 4,0 0,0">
          <text:p/>
        </draw:polygon>
        <draw:polygon draw:style-name="gr2" draw:text-style-name="P2" draw:layer="layout" svg:width="0cm" svg:height="0.249cm" svg:x="5.409cm" svg:y="20.562cm" svg:viewBox="0 0 0 250" draw:points="0,250 0,250 0,0 0,0">
          <text:p/>
        </draw:polygon>
        <draw:polygon draw:style-name="gr2" draw:text-style-name="P2" draw:layer="layout" svg:width="0.001cm" svg:height="0.249cm" svg:x="5.409cm" svg:y="20.25cm" svg:viewBox="0 0 2 250" draw:points="0,250 2,250 2,0 0,0">
          <text:p/>
        </draw:polygon>
        <draw:polygon draw:style-name="gr2" draw:text-style-name="P2" draw:layer="layout" svg:width="0cm" svg:height="0.248cm" svg:x="5.411cm" svg:y="19.939cm" svg:viewBox="0 0 0 249" draw:points="0,249 0,0">
          <text:p/>
        </draw:polygon>
        <draw:line draw:style-name="gr6" draw:text-style-name="P6" draw:layer="layout" svg:x1="2.936cm" svg:y1="24.453cm" svg:x2="2.936cm" svg:y2="19.724cm">
          <text:p/>
        </draw:line>
        <draw:polygon draw:style-name="gr7" draw:text-style-name="P7" draw:layer="layout" svg:width="0cm" svg:height="0.072cm" svg:x="2.936cm" svg:y="24.453cm" svg:viewBox="0 0 0 73" draw:points="0,0 0,73">
          <text:p/>
        </draw:polygon>
        <draw:line draw:style-name="gr8" draw:text-style-name="P6" draw:layer="layout" svg:x1="2.936cm" svg:y1="24.453cm" svg:x2="2.936cm" svg:y2="24.526cm">
          <text:p/>
        </draw:line>
        <draw:line draw:style-name="gr6" draw:text-style-name="P6" draw:layer="layout" svg:x1="3.4cm" svg:y1="24.453cm" svg:x2="3.4cm" svg:y2="19.724cm">
          <text:p/>
        </draw:line>
        <draw:polygon draw:style-name="gr7" draw:text-style-name="P7" draw:layer="layout" svg:width="0cm" svg:height="0.072cm" svg:x="3.4cm" svg:y="24.453cm" svg:viewBox="0 0 0 73" draw:points="0,0 0,73">
          <text:p/>
        </draw:polygon>
        <draw:line draw:style-name="gr8" draw:text-style-name="P6" draw:layer="layout" svg:x1="3.4cm" svg:y1="24.453cm" svg:x2="3.4cm" svg:y2="24.526cm">
          <text:p/>
        </draw:line>
        <draw:frame draw:style-name="gr56" draw:text-style-name="P9" draw:layer="layout" svg:width="0.358cm" svg:height="0.279cm" svg:x="2.794cm" svg:y="24.583cm">
          <draw:text-box>
            <text:p text:style-name="P8"><text:span text:style-name="T1">0.</text:span><text:span text:style-name="T1">2</text:span></text:p>
          </draw:text-box>
        </draw:frame>
        <draw:line draw:style-name="gr6" draw:text-style-name="P6" draw:layer="layout" svg:x1="3.863cm" svg:y1="24.453cm" svg:x2="3.863cm" svg:y2="19.724cm">
          <text:p/>
        </draw:line>
        <draw:polygon draw:style-name="gr7" draw:text-style-name="P7" draw:layer="layout" svg:width="0cm" svg:height="0.072cm" svg:x="3.863cm" svg:y="24.453cm" svg:viewBox="0 0 0 73" draw:points="0,0 0,73">
          <text:p/>
        </draw:polygon>
        <draw:line draw:style-name="gr8" draw:text-style-name="P6" draw:layer="layout" svg:x1="3.863cm" svg:y1="24.453cm" svg:x2="3.863cm" svg:y2="24.526cm">
          <text:p/>
        </draw:line>
        <draw:frame draw:style-name="gr56" draw:text-style-name="P9" draw:layer="layout" svg:width="0.358cm" svg:height="0.279cm" svg:x="3.249cm" svg:y="24.583cm">
          <draw:text-box>
            <text:p text:style-name="P8"><text:span text:style-name="T1">0.</text:span><text:span text:style-name="T1">4</text:span></text:p>
          </draw:text-box>
        </draw:frame>
        <draw:line draw:style-name="gr6" draw:text-style-name="P6" draw:layer="layout" svg:x1="4.326cm" svg:y1="24.453cm" svg:x2="4.326cm" svg:y2="19.724cm">
          <text:p/>
        </draw:line>
        <draw:polygon draw:style-name="gr7" draw:text-style-name="P7" draw:layer="layout" svg:width="0cm" svg:height="0.072cm" svg:x="4.326cm" svg:y="24.453cm" svg:viewBox="0 0 0 73" draw:points="0,0 0,73">
          <text:p/>
        </draw:polygon>
        <draw:line draw:style-name="gr8" draw:text-style-name="P6" draw:layer="layout" svg:x1="4.326cm" svg:y1="24.453cm" svg:x2="4.326cm" svg:y2="24.526cm">
          <text:p/>
        </draw:line>
        <draw:frame draw:style-name="gr56" draw:text-style-name="P9" draw:layer="layout" svg:width="0.358cm" svg:height="0.279cm" svg:x="3.712cm" svg:y="24.583cm">
          <draw:text-box>
            <text:p text:style-name="P8"><text:span text:style-name="T1">0.</text:span><text:span text:style-name="T1">6</text:span></text:p>
          </draw:text-box>
        </draw:frame>
        <draw:line draw:style-name="gr6" draw:text-style-name="P6" draw:layer="layout" svg:x1="4.79cm" svg:y1="24.453cm" svg:x2="4.79cm" svg:y2="19.724cm">
          <text:p/>
        </draw:line>
        <draw:polygon draw:style-name="gr7" draw:text-style-name="P7" draw:layer="layout" svg:width="0cm" svg:height="0.072cm" svg:x="4.79cm" svg:y="24.453cm" svg:viewBox="0 0 0 73" draw:points="0,0 0,73">
          <text:p/>
        </draw:polygon>
        <draw:line draw:style-name="gr8" draw:text-style-name="P6" draw:layer="layout" svg:x1="4.79cm" svg:y1="24.453cm" svg:x2="4.79cm" svg:y2="24.526cm">
          <text:p/>
        </draw:line>
        <draw:frame draw:style-name="gr56" draw:text-style-name="P9" draw:layer="layout" svg:width="0.358cm" svg:height="0.279cm" svg:x="4.193cm" svg:y="24.583cm">
          <draw:text-box>
            <text:p text:style-name="P8"><text:span text:style-name="T1">0.</text:span><text:span text:style-name="T1">8</text:span></text:p>
          </draw:text-box>
        </draw:frame>
        <draw:line draw:style-name="gr6" draw:text-style-name="P6" draw:layer="layout" svg:x1="5.253cm" svg:y1="24.453cm" svg:x2="5.253cm" svg:y2="19.724cm">
          <text:p/>
        </draw:line>
        <draw:polygon draw:style-name="gr7" draw:text-style-name="P7" draw:layer="layout" svg:width="0cm" svg:height="0.072cm" svg:x="5.253cm" svg:y="24.453cm" svg:viewBox="0 0 0 73" draw:points="0,0 0,73">
          <text:p/>
        </draw:polygon>
        <draw:line draw:style-name="gr8" draw:text-style-name="P6" draw:layer="layout" svg:x1="5.253cm" svg:y1="24.453cm" svg:x2="5.253cm" svg:y2="24.526cm">
          <text:p/>
        </draw:line>
        <draw:frame draw:style-name="gr57" draw:text-style-name="P9" draw:layer="layout" svg:width="0.476cm" svg:height="0.279cm" svg:x="4.652cm" svg:y="24.583cm">
          <draw:text-box>
            <text:p text:style-name="P8"><text:span text:style-name="T1">1.</text:span><text:span text:style-name="T1">0</text:span></text:p>
          </draw:text-box>
        </draw:frame>
        <draw:frame draw:style-name="gr57" draw:text-style-name="P9" draw:layer="layout" svg:width="0.476cm" svg:height="0.279cm" svg:x="5.116cm" svg:y="24.583cm">
          <draw:text-box>
            <text:p text:style-name="P8"><text:span text:style-name="T1">1.</text:span><text:span text:style-name="T1">2</text:span></text:p>
          </draw:text-box>
        </draw:frame>
        <draw:line draw:style-name="gr6" draw:text-style-name="P6" draw:layer="layout" svg:x1="2.473cm" svg:y1="24.113cm" svg:x2="5.41cm" svg:y2="24.113cm">
          <text:p/>
        </draw:line>
        <draw:polygon draw:style-name="gr7" draw:text-style-name="P7" draw:layer="layout" svg:width="0.01cm" svg:height="0cm" svg:x="2.462cm" svg:y="24.113cm" svg:viewBox="0 0 11 0" draw:points="11,0 0,0">
          <text:p/>
        </draw:polygon>
        <draw:line draw:style-name="gr8" draw:text-style-name="P6" draw:layer="layout" svg:x1="2.473cm" svg:y1="24.113cm" svg:x2="2.462cm" svg:y2="24.113cm">
          <text:p/>
        </draw:line>
        <draw:line draw:style-name="gr6" draw:text-style-name="P6" draw:layer="layout" svg:x1="2.473cm" svg:y1="23.801cm" svg:x2="5.41cm" svg:y2="23.801cm">
          <text:p/>
        </draw:line>
        <draw:polygon draw:style-name="gr7" draw:text-style-name="P7" draw:layer="layout" svg:width="0.01cm" svg:height="0cm" svg:x="2.462cm" svg:y="23.801cm" svg:viewBox="0 0 11 0" draw:points="11,0 0,0">
          <text:p/>
        </draw:polygon>
        <draw:line draw:style-name="gr8" draw:text-style-name="P6" draw:layer="layout" svg:x1="2.473cm" svg:y1="23.801cm" svg:x2="2.462cm" svg:y2="23.801cm">
          <text:p/>
        </draw:line>
        <draw:frame draw:style-name="gr58" draw:text-style-name="P9" draw:layer="layout" svg:width="0.988cm" svg:height="0.266cm" svg:x="1.359cm" svg:y="23.971cm">
          <draw:text-box>
            <text:p text:style-name="P8"><text:span text:style-name="T1">Int</text:span><text:span text:style-name="T1">er</text:span><text:span text:style-name="T1">pr</text:span><text:span text:style-name="T1">et</text:span><text:span text:style-name="T1">er</text:span></text:p>
          </draw:text-box>
        </draw:frame>
        <draw:line draw:style-name="gr6" draw:text-style-name="P6" draw:layer="layout" svg:x1="2.473cm" svg:y1="23.49cm" svg:x2="5.41cm" svg:y2="23.49cm">
          <text:p/>
        </draw:line>
        <draw:polygon draw:style-name="gr7" draw:text-style-name="P7" draw:layer="layout" svg:width="0.01cm" svg:height="0cm" svg:x="2.462cm" svg:y="23.49cm" svg:viewBox="0 0 11 0" draw:points="11,0 0,0">
          <text:p/>
        </draw:polygon>
        <draw:line draw:style-name="gr8" draw:text-style-name="P6" draw:layer="layout" svg:x1="2.473cm" svg:y1="23.49cm" svg:x2="2.462cm" svg:y2="23.49cm">
          <text:p/>
        </draw:line>
        <draw:frame draw:style-name="gr59" draw:text-style-name="P10" draw:layer="layout" svg:width="2.373cm" svg:height="0.266cm" svg:x="0.031cm" svg:y="23.664cm">
          <draw:text-box>
            <text:p text:style-name="P8"><text:span text:style-name="T2">D</text:span><text:span text:style-name="T2">E</text:span><text:span text:style-name="T2">P</text:span><text:span text:style-name="T2">T</text:span><text:span text:style-name="T2">H</text:span><text:span text:style-name="T2">W</text:span><text:span text:style-name="T2">IS</text:span><text:span text:style-name="T2">E</text:span><text:span text:style-name="T2">_</text:span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6" draw:text-style-name="P6" draw:layer="layout" svg:x1="2.473cm" svg:y1="23.178cm" svg:x2="5.41cm" svg:y2="23.178cm">
          <text:p/>
        </draw:line>
        <draw:polygon draw:style-name="gr7" draw:text-style-name="P7" draw:layer="layout" svg:width="0.01cm" svg:height="0cm" svg:x="2.462cm" svg:y="23.178cm" svg:viewBox="0 0 11 0" draw:points="11,0 0,0">
          <text:p/>
        </draw:polygon>
        <draw:line draw:style-name="gr8" draw:text-style-name="P6" draw:layer="layout" svg:x1="2.473cm" svg:y1="23.178cm" svg:x2="2.462cm" svg:y2="23.178cm">
          <text:p/>
        </draw:line>
        <draw:frame draw:style-name="gr60" draw:text-style-name="P26" draw:layer="layout" svg:width="1.001cm" svg:height="0.266cm" svg:x="1.362cm" svg:y="23.356cm">
          <draw:text-box>
            <text:p text:style-name="P8"><text:span text:style-name="T8">C</text:span><text:span text:style-name="T8">O</text:span><text:span text:style-name="T8">N</text:span><text:span text:style-name="T8">V</text:span><text:span text:style-name="T8">_2</text:span><text:span text:style-name="T8">D</text:span></text:p>
          </draw:text-box>
        </draw:frame>
        <draw:line draw:style-name="gr6" draw:text-style-name="P6" draw:layer="layout" svg:x1="2.473cm" svg:y1="22.867cm" svg:x2="5.41cm" svg:y2="22.867cm">
          <text:p/>
        </draw:line>
        <draw:polygon draw:style-name="gr7" draw:text-style-name="P7" draw:layer="layout" svg:width="0.01cm" svg:height="0cm" svg:x="2.462cm" svg:y="22.867cm" svg:viewBox="0 0 11 0" draw:points="11,0 0,0">
          <text:p/>
        </draw:polygon>
        <draw:line draw:style-name="gr8" draw:text-style-name="P6" draw:layer="layout" svg:x1="2.473cm" svg:y1="22.867cm" svg:x2="2.462cm" svg:y2="22.867cm">
          <text:p/>
        </draw:line>
        <draw:frame draw:style-name="gr61" draw:text-style-name="P9" draw:layer="layout" svg:width="1.556cm" svg:height="0.266cm" svg:x="0.813cm" svg:y="23.04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line draw:style-name="gr6" draw:text-style-name="P6" draw:layer="layout" svg:x1="2.473cm" svg:y1="22.555cm" svg:x2="5.41cm" svg:y2="22.555cm">
          <text:p/>
        </draw:line>
        <draw:polygon draw:style-name="gr7" draw:text-style-name="P7" draw:layer="layout" svg:width="0.01cm" svg:height="0cm" svg:x="2.462cm" svg:y="22.555cm" svg:viewBox="0 0 11 0" draw:points="11,0 0,0">
          <text:p/>
        </draw:polygon>
        <draw:line draw:style-name="gr8" draw:text-style-name="P6" draw:layer="layout" svg:x1="2.473cm" svg:y1="22.555cm" svg:x2="2.462cm" svg:y2="22.555cm">
          <text:p/>
        </draw:line>
        <draw:frame draw:style-name="gr62" draw:text-style-name="P10" draw:layer="layout" svg:width="2.373cm" svg:height="0.265cm" svg:x="0.031cm" svg:y="22.741cm">
          <draw:text-box>
            <text:p text:style-name="P8"><text:span text:style-name="T2">D</text:span><text:span text:style-name="T2">E</text:span><text:span text:style-name="T2">P</text:span><text:span text:style-name="T2">T</text:span><text:span text:style-name="T2">H</text:span><text:span text:style-name="T2">W</text:span><text:span text:style-name="T2">IS</text:span><text:span text:style-name="T2">E</text:span><text:span text:style-name="T2">_</text:span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6" draw:text-style-name="P6" draw:layer="layout" svg:x1="2.473cm" svg:y1="22.244cm" svg:x2="5.41cm" svg:y2="22.244cm">
          <text:p/>
        </draw:line>
        <draw:polygon draw:style-name="gr7" draw:text-style-name="P7" draw:layer="layout" svg:width="0.01cm" svg:height="0cm" svg:x="2.462cm" svg:y="22.244cm" svg:viewBox="0 0 11 0" draw:points="11,0 0,0">
          <text:p/>
        </draw:polygon>
        <draw:line draw:style-name="gr8" draw:text-style-name="P6" draw:layer="layout" svg:x1="2.473cm" svg:y1="22.244cm" svg:x2="2.462cm" svg:y2="22.244cm">
          <text:p/>
        </draw:line>
        <draw:frame draw:style-name="gr60" draw:text-style-name="P10" draw:layer="layout" svg:width="1.001cm" svg:height="0.266cm" svg:x="1.362cm" svg:y="22.436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6" draw:text-style-name="P6" draw:layer="layout" svg:x1="2.473cm" svg:y1="21.933cm" svg:x2="5.41cm" svg:y2="21.933cm">
          <text:p/>
        </draw:line>
        <draw:polygon draw:style-name="gr7" draw:text-style-name="P7" draw:layer="layout" svg:width="0.01cm" svg:height="0cm" svg:x="2.462cm" svg:y="21.933cm" svg:viewBox="0 0 11 0" draw:points="11,0 0,0">
          <text:p/>
        </draw:polygon>
        <draw:line draw:style-name="gr8" draw:text-style-name="P6" draw:layer="layout" svg:x1="2.473cm" svg:y1="21.933cm" svg:x2="2.462cm" svg:y2="21.933cm">
          <text:p/>
        </draw:line>
        <draw:frame draw:style-name="gr61" draw:text-style-name="P9" draw:layer="layout" svg:width="1.556cm" svg:height="0.266cm" svg:x="0.813cm" svg:y="22.12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line draw:style-name="gr6" draw:text-style-name="P6" draw:layer="layout" svg:x1="2.473cm" svg:y1="21.621cm" svg:x2="5.41cm" svg:y2="21.621cm">
          <text:p/>
        </draw:line>
        <draw:polygon draw:style-name="gr7" draw:text-style-name="P7" draw:layer="layout" svg:width="0.01cm" svg:height="0cm" svg:x="2.462cm" svg:y="21.621cm" svg:viewBox="0 0 11 0" draw:points="11,0 0,0">
          <text:p/>
        </draw:polygon>
        <draw:line draw:style-name="gr8" draw:text-style-name="P6" draw:layer="layout" svg:x1="2.473cm" svg:y1="21.621cm" svg:x2="2.462cm" svg:y2="21.621cm">
          <text:p/>
        </draw:line>
        <draw:frame draw:style-name="gr63" draw:text-style-name="P9" draw:layer="layout" svg:width="0.451cm" svg:height="0.265cm" svg:x="1.934cm" svg:y="21.821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line draw:style-name="gr6" draw:text-style-name="P6" draw:layer="layout" svg:x1="2.473cm" svg:y1="21.31cm" svg:x2="5.41cm" svg:y2="21.31cm">
          <text:p/>
        </draw:line>
        <draw:polygon draw:style-name="gr7" draw:text-style-name="P7" draw:layer="layout" svg:width="0.01cm" svg:height="0cm" svg:x="2.462cm" svg:y="21.31cm" svg:viewBox="0 0 11 0" draw:points="11,0 0,0">
          <text:p/>
        </draw:polygon>
        <draw:line draw:style-name="gr8" draw:text-style-name="P6" draw:layer="layout" svg:x1="2.473cm" svg:y1="21.31cm" svg:x2="2.462cm" svg:y2="21.31cm">
          <text:p/>
        </draw:line>
        <draw:frame draw:style-name="gr64" draw:text-style-name="P9" draw:layer="layout" svg:width="0.447cm" svg:height="0.266cm" svg:x="1.922cm" svg:y="21.583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line draw:style-name="gr6" draw:text-style-name="P6" draw:layer="layout" svg:x1="2.473cm" svg:y1="20.998cm" svg:x2="5.41cm" svg:y2="20.998cm">
          <text:p/>
        </draw:line>
        <draw:polygon draw:style-name="gr7" draw:text-style-name="P7" draw:layer="layout" svg:width="0.01cm" svg:height="0cm" svg:x="2.462cm" svg:y="20.998cm" svg:viewBox="0 0 11 0" draw:points="11,0 0,0">
          <text:p/>
        </draw:polygon>
        <draw:line draw:style-name="gr8" draw:text-style-name="P6" draw:layer="layout" svg:x1="2.473cm" svg:y1="20.998cm" svg:x2="2.462cm" svg:y2="20.998cm">
          <text:p/>
        </draw:line>
        <draw:frame draw:style-name="gr60" draw:text-style-name="P10" draw:layer="layout" svg:width="1.001cm" svg:height="0.266cm" svg:x="1.362cm" svg:y="21.204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2</text:span><text:span text:style-name="T2">D</text:span></text:p>
          </draw:text-box>
        </draw:frame>
        <draw:line draw:style-name="gr6" draw:text-style-name="P6" draw:layer="layout" svg:x1="2.473cm" svg:y1="20.687cm" svg:x2="5.41cm" svg:y2="20.687cm">
          <text:p/>
        </draw:line>
        <draw:polygon draw:style-name="gr7" draw:text-style-name="P7" draw:layer="layout" svg:width="0.01cm" svg:height="0cm" svg:x="2.462cm" svg:y="20.687cm" svg:viewBox="0 0 11 0" draw:points="11,0 0,0">
          <text:p/>
        </draw:polygon>
        <draw:line draw:style-name="gr8" draw:text-style-name="P6" draw:layer="layout" svg:x1="2.473cm" svg:y1="20.687cm" svg:x2="2.462cm" svg:y2="20.687cm">
          <text:p/>
        </draw:line>
        <draw:frame draw:style-name="gr61" draw:text-style-name="P9" draw:layer="layout" svg:width="1.556cm" svg:height="0.266cm" svg:x="0.813cm" svg:y="20.898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_</text:span><text:span text:style-name="T1">2</text:span><text:span text:style-name="T1">D</text:span></text:p>
          </draw:text-box>
        </draw:frame>
        <draw:line draw:style-name="gr6" draw:text-style-name="P6" draw:layer="layout" svg:x1="2.473cm" svg:y1="20.375cm" svg:x2="5.41cm" svg:y2="20.375cm">
          <text:p/>
        </draw:line>
        <draw:polygon draw:style-name="gr7" draw:text-style-name="P7" draw:layer="layout" svg:width="0.01cm" svg:height="0cm" svg:x="2.462cm" svg:y="20.375cm" svg:viewBox="0 0 11 0" draw:points="11,0 0,0">
          <text:p/>
        </draw:polygon>
        <draw:line draw:style-name="gr8" draw:text-style-name="P6" draw:layer="layout" svg:x1="2.473cm" svg:y1="20.375cm" svg:x2="2.462cm" svg:y2="20.375cm">
          <text:p/>
        </draw:line>
        <draw:frame draw:style-name="gr65" draw:text-style-name="P9" draw:layer="layout" svg:width="1.005cm" svg:height="0.266cm" svg:x="1.397cm" svg:y="20.593cm">
          <draw:text-box>
            <text:p text:style-name="P8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line draw:style-name="gr6" draw:text-style-name="P6" draw:layer="layout" svg:x1="2.473cm" svg:y1="20.064cm" svg:x2="5.41cm" svg:y2="20.064cm">
          <text:p/>
        </draw:line>
        <draw:polygon draw:style-name="gr7" draw:text-style-name="P7" draw:layer="layout" svg:width="0.01cm" svg:height="0cm" svg:x="2.462cm" svg:y="20.064cm" svg:viewBox="0 0 11 0" draw:points="11,0 0,0">
          <text:p/>
        </draw:polygon>
        <draw:line draw:style-name="gr8" draw:text-style-name="P6" draw:layer="layout" svg:x1="2.473cm" svg:y1="20.064cm" svg:x2="2.462cm" svg:y2="20.064cm">
          <text:p/>
        </draw:line>
        <draw:frame draw:style-name="gr66" draw:text-style-name="P9" draw:layer="layout" svg:width="2.119cm" svg:height="0.267cm" svg:x="0.297cm" svg:y="20.283cm">
          <draw:text-box>
            <text:p text:style-name="P8"><text:span text:style-name="T1">F</text:span><text:span text:style-name="T1">U</text:span><text:span text:style-name="T1">L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67" draw:text-style-name="P9" draw:layer="layout" svg:width="1.026cm" svg:height="0.266cm" svg:x="1.364cm" svg:y="19.978cm">
          <draw:text-box>
            <text:p text:style-name="P8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line draw:style-name="gr13" draw:text-style-name="P6" draw:layer="layout" svg:x1="2.473cm" svg:y1="24.453cm" svg:x2="2.473cm" svg:y2="19.724cm">
          <text:p/>
        </draw:line>
        <draw:line draw:style-name="gr13" draw:text-style-name="P6" draw:layer="layout" svg:x1="5.411cm" svg:y1="24.453cm" svg:x2="5.411cm" svg:y2="19.724cm">
          <text:p/>
        </draw:line>
        <draw:line draw:style-name="gr13" draw:text-style-name="P6" draw:layer="layout" svg:x1="2.473cm" svg:y1="24.453cm" svg:x2="5.41cm" svg:y2="24.453cm">
          <text:p/>
        </draw:line>
        <draw:line draw:style-name="gr13" draw:text-style-name="P6" draw:layer="layout" svg:x1="2.473cm" svg:y1="19.724cm" svg:x2="5.41cm" svg:y2="19.724cm">
          <text:p/>
        </draw:line>
        <draw:polygon draw:style-name="gr1" draw:text-style-name="P17" draw:layer="layout" svg:width="2.933cm" svg:height="4.702cm" svg:x="5.884cm" svg:y="19.736cm" svg:viewBox="0 0 2934 4703" draw:points="0,4703 2934,4703 2934,0 0,0">
          <text:p/>
        </draw:polygon>
        <draw:polygon draw:style-name="gr2" draw:text-style-name="P18" draw:layer="layout" svg:width="2.794cm" svg:height="0.248cm" svg:x="5.884cm" svg:y="23.977cm" svg:viewBox="0 0 2795 249" draw:points="0,249 2795,249 2795,0 0,0">
          <text:p/>
        </draw:polygon>
        <draw:polygon draw:style-name="gr26" draw:text-style-name="P19" draw:layer="layout" svg:width="0.04cm" svg:height="0.248cm" svg:x="5.884cm" svg:y="23.667cm" svg:viewBox="0 0 41 249" draw:points="0,249 41,249 41,0 0,0">
          <text:p/>
        </draw:polygon>
        <draw:polygon draw:style-name="gr26" draw:text-style-name="P19" draw:layer="layout" svg:width="0.605cm" svg:height="0.248cm" svg:x="5.926cm" svg:y="23.357cm" svg:viewBox="0 0 606 249" draw:points="0,249 606,249 606,0 0,0">
          <text:p/>
        </draw:polygon>
        <draw:polygon draw:style-name="gr2" draw:text-style-name="P18" draw:layer="layout" svg:width="0.699cm" svg:height="0.248cm" svg:x="6.532cm" svg:y="23.048cm" svg:viewBox="0 0 700 249" draw:points="0,249 700,249 700,0 0,0">
          <text:p/>
        </draw:polygon>
        <draw:polygon draw:style-name="gr26" draw:text-style-name="P19" draw:layer="layout" svg:width="0.19cm" svg:height="0.248cm" svg:x="7.232cm" svg:y="22.738cm" svg:viewBox="0 0 191 249" draw:points="0,249 191,249 191,0 0,0">
          <text:p/>
        </draw:polygon>
        <draw:polygon draw:style-name="gr26" draw:text-style-name="P19" draw:layer="layout" svg:width="0.37cm" svg:height="0.248cm" svg:x="7.425cm" svg:y="22.428cm" svg:viewBox="0 0 371 249" draw:points="0,249 371,249 371,0 0,0">
          <text:p/>
        </draw:polygon>
        <draw:polygon draw:style-name="gr2" draw:text-style-name="P18" draw:layer="layout" svg:width="0.174cm" svg:height="0.248cm" svg:x="7.795cm" svg:y="22.118cm" svg:viewBox="0 0 175 249" draw:points="0,249 175,249 175,0 0,0">
          <text:p/>
        </draw:polygon>
        <draw:polygon draw:style-name="gr2" draw:text-style-name="P18" draw:layer="layout" svg:width="0.066cm" svg:height="0.248cm" svg:x="7.971cm" svg:y="21.808cm" svg:viewBox="0 0 67 249" draw:points="0,249 67,249 67,0 0,0">
          <text:p/>
        </draw:polygon>
        <draw:polygon draw:style-name="gr2" draw:text-style-name="P18" draw:layer="layout" svg:width="0.065cm" svg:height="0.248cm" svg:x="8.037cm" svg:y="21.499cm" svg:viewBox="0 0 66 249" draw:points="0,249 66,249 66,0 0,0">
          <text:p/>
        </draw:polygon>
        <draw:polygon draw:style-name="gr26" draw:text-style-name="P19" draw:layer="layout" svg:width="0.497cm" svg:height="0.248cm" svg:x="8.115cm" svg:y="21.189cm" svg:viewBox="0 0 498 249" draw:points="0,249 498,249 498,0 0,0">
          <text:p/>
        </draw:polygon>
        <draw:polygon draw:style-name="gr2" draw:text-style-name="P18" draw:layer="layout" svg:width="0.043cm" svg:height="0.248cm" svg:x="8.613cm" svg:y="20.879cm" svg:viewBox="0 0 44 249" draw:points="0,249 44,249 44,0 0,0">
          <text:p/>
        </draw:polygon>
        <draw:polygon draw:style-name="gr2" draw:text-style-name="P18" draw:layer="layout" svg:width="0.003cm" svg:height="0.248cm" svg:x="8.657cm" svg:y="20.569cm" svg:viewBox="0 0 4 249" draw:points="0,249 4,249 4,0 0,0">
          <text:p/>
        </draw:polygon>
        <draw:polygon draw:style-name="gr2" draw:text-style-name="P18" draw:layer="layout" svg:width="0.017cm" svg:height="0.248cm" svg:x="8.661cm" svg:y="20.26cm" svg:viewBox="0 0 18 249" draw:points="0,249 18,249 18,0 0,0">
          <text:p/>
        </draw:polygon>
        <draw:polygon draw:style-name="gr2" draw:text-style-name="P18" draw:layer="layout" svg:width="0cm" svg:height="0.248cm" svg:x="8.678cm" svg:y="19.95cm" svg:viewBox="0 0 0 249" draw:points="0,249 0,249 0,0 0,0">
          <text:p/>
        </draw:polygon>
        <draw:line draw:style-name="gr48" draw:text-style-name="P23" draw:layer="layout" svg:x1="5.884cm" svg:y1="24.439cm" svg:x2="5.884cm" svg:y2="19.736cm">
          <text:p/>
        </draw:line>
        <draw:polygon draw:style-name="gr7" draw:text-style-name="P24" draw:layer="layout" svg:width="0cm" svg:height="0.071cm" svg:x="5.884cm" svg:y="24.439cm" svg:viewBox="0 0 0 72" draw:points="0,0 0,72">
          <text:p/>
        </draw:polygon>
        <draw:line draw:style-name="gr8" draw:text-style-name="P23" draw:layer="layout" svg:x1="5.884cm" svg:y1="24.439cm" svg:x2="5.884cm" svg:y2="24.511cm">
          <text:p/>
        </draw:line>
        <draw:line draw:style-name="gr48" draw:text-style-name="P23" draw:layer="layout" svg:x1="6.465cm" svg:y1="24.439cm" svg:x2="6.465cm" svg:y2="19.736cm">
          <text:p/>
        </draw:line>
        <draw:polygon draw:style-name="gr7" draw:text-style-name="P24" draw:layer="layout" svg:width="0cm" svg:height="0.071cm" svg:x="6.465cm" svg:y="24.439cm" svg:viewBox="0 0 0 72" draw:points="0,0 0,72">
          <text:p/>
        </draw:polygon>
        <draw:line draw:style-name="gr8" draw:text-style-name="P23" draw:layer="layout" svg:x1="6.465cm" svg:y1="24.439cm" svg:x2="6.465cm" svg:y2="24.511cm">
          <text:p/>
        </draw:line>
        <draw:frame draw:style-name="gr68" draw:text-style-name="P9" draw:layer="layout" svg:width="0.133cm" svg:height="0.239cm" svg:x="5.879cm" svg:y="24.567cm">
          <draw:text-box>
            <text:p text:style-name="P8"><text:span text:style-name="T1">0</text:span></text:p>
          </draw:text-box>
        </draw:frame>
        <draw:line draw:style-name="gr48" draw:text-style-name="P23" draw:layer="layout" svg:x1="7.047cm" svg:y1="24.439cm" svg:x2="7.047cm" svg:y2="19.736cm">
          <text:p/>
        </draw:line>
        <draw:polygon draw:style-name="gr7" draw:text-style-name="P24" draw:layer="layout" svg:width="0cm" svg:height="0.071cm" svg:x="7.047cm" svg:y="24.439cm" svg:viewBox="0 0 0 72" draw:points="0,0 0,72">
          <text:p/>
        </draw:polygon>
        <draw:line draw:style-name="gr8" draw:text-style-name="P23" draw:layer="layout" svg:x1="7.047cm" svg:y1="24.439cm" svg:x2="7.047cm" svg:y2="24.511cm">
          <text:p/>
        </draw:line>
        <draw:frame draw:style-name="gr69" draw:text-style-name="P9" draw:layer="layout" svg:width="0.298cm" svg:height="0.239cm" svg:x="6.323cm" svg:y="24.567cm">
          <draw:text-box>
            <text:p text:style-name="P8"><text:span text:style-name="T1">0.</text:span><text:span text:style-name="T1">2</text:span></text:p>
          </draw:text-box>
        </draw:frame>
        <draw:line draw:style-name="gr48" draw:text-style-name="P23" draw:layer="layout" svg:x1="7.628cm" svg:y1="24.439cm" svg:x2="7.628cm" svg:y2="19.736cm">
          <text:p/>
        </draw:line>
        <draw:polygon draw:style-name="gr7" draw:text-style-name="P24" draw:layer="layout" svg:width="0cm" svg:height="0.071cm" svg:x="7.628cm" svg:y="24.439cm" svg:viewBox="0 0 0 72" draw:points="0,0 0,72">
          <text:p/>
        </draw:polygon>
        <draw:line draw:style-name="gr8" draw:text-style-name="P23" draw:layer="layout" svg:x1="7.628cm" svg:y1="24.439cm" svg:x2="7.628cm" svg:y2="24.511cm">
          <text:p/>
        </draw:line>
        <draw:frame draw:style-name="gr69" draw:text-style-name="P9" draw:layer="layout" svg:width="0.298cm" svg:height="0.239cm" svg:x="6.893cm" svg:y="24.567cm">
          <draw:text-box>
            <text:p text:style-name="P8"><text:span text:style-name="T1">0.</text:span><text:span text:style-name="T1">4</text:span></text:p>
          </draw:text-box>
        </draw:frame>
        <draw:line draw:style-name="gr48" draw:text-style-name="P23" draw:layer="layout" svg:x1="8.21cm" svg:y1="24.439cm" svg:x2="8.21cm" svg:y2="19.736cm">
          <text:p/>
        </draw:line>
        <draw:polygon draw:style-name="gr7" draw:text-style-name="P24" draw:layer="layout" svg:width="0cm" svg:height="0.071cm" svg:x="8.21cm" svg:y="24.439cm" svg:viewBox="0 0 0 72" draw:points="0,0 0,72">
          <text:p/>
        </draw:polygon>
        <draw:line draw:style-name="gr8" draw:text-style-name="P23" draw:layer="layout" svg:x1="8.21cm" svg:y1="24.439cm" svg:x2="8.21cm" svg:y2="24.511cm">
          <text:p/>
        </draw:line>
        <draw:frame draw:style-name="gr69" draw:text-style-name="P9" draw:layer="layout" svg:width="0.298cm" svg:height="0.239cm" svg:x="7.485cm" svg:y="24.567cm">
          <draw:text-box>
            <text:p text:style-name="P8"><text:span text:style-name="T1">0.</text:span><text:span text:style-name="T1">6</text:span></text:p>
          </draw:text-box>
        </draw:frame>
        <draw:line draw:style-name="gr48" draw:text-style-name="P23" draw:layer="layout" svg:x1="8.791cm" svg:y1="24.439cm" svg:x2="8.791cm" svg:y2="19.736cm">
          <text:p/>
        </draw:line>
        <draw:polygon draw:style-name="gr7" draw:text-style-name="P24" draw:layer="layout" svg:width="0cm" svg:height="0.071cm" svg:x="8.791cm" svg:y="24.439cm" svg:viewBox="0 0 0 72" draw:points="0,0 0,72">
          <text:p/>
        </draw:polygon>
        <draw:line draw:style-name="gr8" draw:text-style-name="P23" draw:layer="layout" svg:x1="8.791cm" svg:y1="24.439cm" svg:x2="8.791cm" svg:y2="24.511cm">
          <text:p/>
        </draw:line>
        <draw:frame draw:style-name="gr69" draw:text-style-name="P9" draw:layer="layout" svg:width="0.298cm" svg:height="0.239cm" svg:x="8.067cm" svg:y="24.567cm">
          <draw:text-box>
            <text:p text:style-name="P8"><text:span text:style-name="T1">0.</text:span><text:span text:style-name="T1">8</text:span></text:p>
          </draw:text-box>
        </draw:frame>
        <draw:frame draw:style-name="gr70" draw:text-style-name="P9" draw:layer="layout" svg:width="0.396cm" svg:height="0.239cm" svg:x="8.587cm" svg:y="24.567cm">
          <draw:text-box>
            <text:p text:style-name="P8"><text:span text:style-name="T1">0.</text:span><text:span text:style-name="T1">1</text:span></text:p>
          </draw:text-box>
        </draw:frame>
        <draw:line draw:style-name="gr48" draw:text-style-name="P23" draw:layer="layout" svg:x1="5.884cm" svg:y1="24.101cm" svg:x2="8.818cm" svg:y2="24.101cm">
          <text:p/>
        </draw:line>
        <draw:polygon draw:style-name="gr7" draw:text-style-name="P24" draw:layer="layout" svg:width="0.01cm" svg:height="0cm" svg:x="5.873cm" svg:y="24.101cm" svg:viewBox="0 0 11 0" draw:points="11,0 0,0">
          <text:p/>
        </draw:polygon>
        <draw:line draw:style-name="gr8" draw:text-style-name="P23" draw:layer="layout" svg:x1="5.884cm" svg:y1="24.101cm" svg:x2="5.873cm" svg:y2="24.101cm">
          <text:p/>
        </draw:line>
        <draw:line draw:style-name="gr48" draw:text-style-name="P23" draw:layer="layout" svg:x1="5.884cm" svg:y1="23.791cm" svg:x2="8.818cm" svg:y2="23.791cm">
          <text:p/>
        </draw:line>
        <draw:polygon draw:style-name="gr7" draw:text-style-name="P24" draw:layer="layout" svg:width="0.01cm" svg:height="0cm" svg:x="5.873cm" svg:y="23.791cm" svg:viewBox="0 0 11 0" draw:points="11,0 0,0">
          <text:p/>
        </draw:polygon>
        <draw:line draw:style-name="gr8" draw:text-style-name="P23" draw:layer="layout" svg:x1="5.884cm" svg:y1="23.791cm" svg:x2="5.873cm" svg:y2="23.791cm">
          <text:p/>
        </draw:line>
        <draw:line draw:style-name="gr48" draw:text-style-name="P23" draw:layer="layout" svg:x1="5.884cm" svg:y1="23.481cm" svg:x2="8.818cm" svg:y2="23.481cm">
          <text:p/>
        </draw:line>
        <draw:polygon draw:style-name="gr7" draw:text-style-name="P24" draw:layer="layout" svg:width="0.01cm" svg:height="0cm" svg:x="5.873cm" svg:y="23.481cm" svg:viewBox="0 0 11 0" draw:points="11,0 0,0">
          <text:p/>
        </draw:polygon>
        <draw:line draw:style-name="gr8" draw:text-style-name="P23" draw:layer="layout" svg:x1="5.884cm" svg:y1="23.481cm" svg:x2="5.873cm" svg:y2="23.481cm">
          <text:p/>
        </draw:line>
        <draw:line draw:style-name="gr48" draw:text-style-name="P23" draw:layer="layout" svg:x1="5.884cm" svg:y1="23.171cm" svg:x2="8.818cm" svg:y2="23.171cm">
          <text:p/>
        </draw:line>
        <draw:polygon draw:style-name="gr7" draw:text-style-name="P24" draw:layer="layout" svg:width="0.01cm" svg:height="0cm" svg:x="5.873cm" svg:y="23.171cm" svg:viewBox="0 0 11 0" draw:points="11,0 0,0">
          <text:p/>
        </draw:polygon>
        <draw:line draw:style-name="gr8" draw:text-style-name="P23" draw:layer="layout" svg:x1="5.884cm" svg:y1="23.171cm" svg:x2="5.873cm" svg:y2="23.171cm">
          <text:p/>
        </draw:line>
        <draw:line draw:style-name="gr48" draw:text-style-name="P23" draw:layer="layout" svg:x1="5.884cm" svg:y1="22.862cm" svg:x2="8.818cm" svg:y2="22.862cm">
          <text:p/>
        </draw:line>
        <draw:polygon draw:style-name="gr7" draw:text-style-name="P24" draw:layer="layout" svg:width="0.01cm" svg:height="0cm" svg:x="5.873cm" svg:y="22.862cm" svg:viewBox="0 0 11 0" draw:points="11,0 0,0">
          <text:p/>
        </draw:polygon>
        <draw:line draw:style-name="gr8" draw:text-style-name="P23" draw:layer="layout" svg:x1="5.884cm" svg:y1="22.862cm" svg:x2="5.873cm" svg:y2="22.862cm">
          <text:p/>
        </draw:line>
        <draw:line draw:style-name="gr48" draw:text-style-name="P23" draw:layer="layout" svg:x1="5.884cm" svg:y1="22.552cm" svg:x2="8.818cm" svg:y2="22.552cm">
          <text:p/>
        </draw:line>
        <draw:polygon draw:style-name="gr7" draw:text-style-name="P24" draw:layer="layout" svg:width="0.01cm" svg:height="0cm" svg:x="5.873cm" svg:y="22.552cm" svg:viewBox="0 0 11 0" draw:points="11,0 0,0">
          <text:p/>
        </draw:polygon>
        <draw:line draw:style-name="gr8" draw:text-style-name="P23" draw:layer="layout" svg:x1="5.884cm" svg:y1="22.552cm" svg:x2="5.873cm" svg:y2="22.552cm">
          <text:p/>
        </draw:line>
        <draw:line draw:style-name="gr48" draw:text-style-name="P23" draw:layer="layout" svg:x1="5.884cm" svg:y1="22.242cm" svg:x2="8.818cm" svg:y2="22.242cm">
          <text:p/>
        </draw:line>
        <draw:polygon draw:style-name="gr7" draw:text-style-name="P24" draw:layer="layout" svg:width="0.01cm" svg:height="0cm" svg:x="5.873cm" svg:y="22.242cm" svg:viewBox="0 0 11 0" draw:points="11,0 0,0">
          <text:p/>
        </draw:polygon>
        <draw:line draw:style-name="gr8" draw:text-style-name="P23" draw:layer="layout" svg:x1="5.884cm" svg:y1="22.242cm" svg:x2="5.873cm" svg:y2="22.242cm">
          <text:p/>
        </draw:line>
        <draw:line draw:style-name="gr48" draw:text-style-name="P23" draw:layer="layout" svg:x1="5.884cm" svg:y1="21.933cm" svg:x2="8.818cm" svg:y2="21.933cm">
          <text:p/>
        </draw:line>
        <draw:polygon draw:style-name="gr7" draw:text-style-name="P24" draw:layer="layout" svg:width="0.01cm" svg:height="0cm" svg:x="5.873cm" svg:y="21.933cm" svg:viewBox="0 0 11 0" draw:points="11,0 0,0">
          <text:p/>
        </draw:polygon>
        <draw:line draw:style-name="gr8" draw:text-style-name="P23" draw:layer="layout" svg:x1="5.884cm" svg:y1="21.933cm" svg:x2="5.873cm" svg:y2="21.933cm">
          <text:p/>
        </draw:line>
        <draw:line draw:style-name="gr48" draw:text-style-name="P23" draw:layer="layout" svg:x1="5.884cm" svg:y1="21.623cm" svg:x2="8.818cm" svg:y2="21.623cm">
          <text:p/>
        </draw:line>
        <draw:polygon draw:style-name="gr7" draw:text-style-name="P24" draw:layer="layout" svg:width="0.01cm" svg:height="0cm" svg:x="5.873cm" svg:y="21.623cm" svg:viewBox="0 0 11 0" draw:points="11,0 0,0">
          <text:p/>
        </draw:polygon>
        <draw:line draw:style-name="gr8" draw:text-style-name="P23" draw:layer="layout" svg:x1="5.884cm" svg:y1="21.623cm" svg:x2="5.873cm" svg:y2="21.623cm">
          <text:p/>
        </draw:line>
        <draw:line draw:style-name="gr48" draw:text-style-name="P23" draw:layer="layout" svg:x1="5.884cm" svg:y1="21.313cm" svg:x2="8.818cm" svg:y2="21.313cm">
          <text:p/>
        </draw:line>
        <draw:polygon draw:style-name="gr7" draw:text-style-name="P24" draw:layer="layout" svg:width="0.01cm" svg:height="0cm" svg:x="5.873cm" svg:y="21.313cm" svg:viewBox="0 0 11 0" draw:points="11,0 0,0">
          <text:p/>
        </draw:polygon>
        <draw:line draw:style-name="gr8" draw:text-style-name="P23" draw:layer="layout" svg:x1="5.884cm" svg:y1="21.313cm" svg:x2="5.873cm" svg:y2="21.313cm">
          <text:p/>
        </draw:line>
        <draw:line draw:style-name="gr48" draw:text-style-name="P23" draw:layer="layout" svg:x1="5.884cm" svg:y1="21.003cm" svg:x2="8.818cm" svg:y2="21.003cm">
          <text:p/>
        </draw:line>
        <draw:polygon draw:style-name="gr7" draw:text-style-name="P24" draw:layer="layout" svg:width="0.01cm" svg:height="0cm" svg:x="5.873cm" svg:y="21.003cm" svg:viewBox="0 0 11 0" draw:points="11,0 0,0">
          <text:p/>
        </draw:polygon>
        <draw:line draw:style-name="gr8" draw:text-style-name="P23" draw:layer="layout" svg:x1="5.884cm" svg:y1="21.003cm" svg:x2="5.873cm" svg:y2="21.003cm">
          <text:p/>
        </draw:line>
        <draw:line draw:style-name="gr48" draw:text-style-name="P23" draw:layer="layout" svg:x1="5.884cm" svg:y1="20.694cm" svg:x2="8.818cm" svg:y2="20.694cm">
          <text:p/>
        </draw:line>
        <draw:polygon draw:style-name="gr7" draw:text-style-name="P24" draw:layer="layout" svg:width="0.01cm" svg:height="0cm" svg:x="5.873cm" svg:y="20.694cm" svg:viewBox="0 0 11 0" draw:points="11,0 0,0">
          <text:p/>
        </draw:polygon>
        <draw:line draw:style-name="gr8" draw:text-style-name="P23" draw:layer="layout" svg:x1="5.884cm" svg:y1="20.694cm" svg:x2="5.873cm" svg:y2="20.694cm">
          <text:p/>
        </draw:line>
        <draw:line draw:style-name="gr48" draw:text-style-name="P23" draw:layer="layout" svg:x1="5.884cm" svg:y1="20.384cm" svg:x2="8.818cm" svg:y2="20.384cm">
          <text:p/>
        </draw:line>
        <draw:polygon draw:style-name="gr7" draw:text-style-name="P24" draw:layer="layout" svg:width="0.01cm" svg:height="0cm" svg:x="5.873cm" svg:y="20.384cm" svg:viewBox="0 0 11 0" draw:points="11,0 0,0">
          <text:p/>
        </draw:polygon>
        <draw:line draw:style-name="gr8" draw:text-style-name="P23" draw:layer="layout" svg:x1="5.884cm" svg:y1="20.384cm" svg:x2="5.873cm" svg:y2="20.384cm">
          <text:p/>
        </draw:line>
        <draw:line draw:style-name="gr48" draw:text-style-name="P23" draw:layer="layout" svg:x1="5.884cm" svg:y1="20.074cm" svg:x2="8.818cm" svg:y2="20.074cm">
          <text:p/>
        </draw:line>
        <draw:polygon draw:style-name="gr7" draw:text-style-name="P24" draw:layer="layout" svg:width="0.01cm" svg:height="0cm" svg:x="5.873cm" svg:y="20.074cm" svg:viewBox="0 0 11 0" draw:points="11,0 0,0">
          <text:p/>
        </draw:polygon>
        <draw:line draw:style-name="gr8" draw:text-style-name="P23" draw:layer="layout" svg:x1="5.884cm" svg:y1="20.074cm" svg:x2="5.873cm" svg:y2="20.074cm">
          <text:p/>
        </draw:line>
        <draw:line draw:style-name="gr13" draw:text-style-name="P23" draw:layer="layout" svg:x1="5.884cm" svg:y1="24.439cm" svg:x2="5.884cm" svg:y2="19.736cm">
          <text:p/>
        </draw:line>
        <draw:line draw:style-name="gr13" draw:text-style-name="P23" draw:layer="layout" svg:x1="8.818cm" svg:y1="24.439cm" svg:x2="8.818cm" svg:y2="19.736cm">
          <text:p/>
        </draw:line>
        <draw:line draw:style-name="gr13" draw:text-style-name="P23" draw:layer="layout" svg:x1="5.884cm" svg:y1="24.439cm" svg:x2="8.818cm" svg:y2="24.439cm">
          <text:p/>
        </draw:line>
        <draw:line draw:style-name="gr13" draw:text-style-name="P23" draw:layer="layout" svg:x1="5.884cm" svg:y1="19.736cm" svg:x2="8.818cm" svg:y2="19.736cm">
          <text:p/>
        </draw:line>
        <draw:frame draw:style-name="gr31" draw:text-style-name="P16" draw:layer="layout" svg:width="0.807cm" svg:height="0.319cm" svg:x="3.723cm" svg:y="19.489cm">
          <draw:text-box>
            <text:p text:style-name="P8"><text:span text:style-name="T6">C</text:span><text:span text:style-name="T6">P</text:span><text:span text:style-name="T6">U</text:span></text:p>
          </draw:text-box>
        </draw:frame>
        <draw:frame draw:style-name="gr29" draw:text-style-name="P9" draw:layer="layout" svg:width="0.33cm" svg:height="0.256cm" svg:x="3.932cm" svg:y="18.129cm">
          <draw:text-box>
            <text:p text:style-name="P8"><text:span text:style-name="T1">(s</text:span><text:span text:style-name="T1">)</text:span></text:p>
          </draw:text-box>
        </draw:frame>
        <draw:frame draw:style-name="gr29" draw:text-style-name="P9" draw:layer="layout" svg:width="0.33cm" svg:height="0.256cm" svg:x="7.276cm" svg:y="18.129cm">
          <draw:text-box>
            <text:p text:style-name="P8"><text:span text:style-name="T1">(s</text:span><text:span text:style-name="T1">)</text:span></text:p>
          </draw:text-box>
        </draw:frame>
        <draw:frame draw:style-name="gr29" draw:text-style-name="P9" draw:layer="layout" svg:width="0.33cm" svg:height="0.256cm" svg:x="3.932cm" svg:y="24.929cm">
          <draw:text-box>
            <text:p text:style-name="P8"><text:span text:style-name="T1">(s</text:span><text:span text:style-name="T1">)</text:span></text:p>
          </draw:text-box>
        </draw:frame>
        <draw:frame draw:style-name="gr29" draw:text-style-name="P9" draw:layer="layout" svg:width="0.33cm" svg:height="0.256cm" svg:x="7.276cm" svg:y="24.929cm">
          <draw:text-box>
            <text:p text:style-name="P8"><text:span text:style-name="T1">(s</text:span><text:span text:style-name="T1">)</text:span></text:p>
          </draw:text-box>
        </draw:frame>
        <draw:polygon draw:style-name="gr1" draw:text-style-name="P17" draw:layer="layout" svg:width="2.946cm" svg:height="4.287cm" svg:x="5.867cm" svg:y="13.438cm" svg:viewBox="0 0 2947 4288" draw:points="0,4288 2947,4288 2947,0 0,0">
          <text:p/>
        </draw:polygon>
        <draw:polygon draw:style-name="gr2" draw:text-style-name="P18" draw:layer="layout" svg:width="2.806cm" svg:height="0.226cm" svg:x="5.867cm" svg:y="17.304cm" svg:viewBox="0 0 2807 227" draw:points="0,227 2807,227 2807,0 0,0">
          <text:p/>
        </draw:polygon>
        <draw:polygon draw:style-name="gr26" draw:text-style-name="P19" draw:layer="layout" svg:width="0.245cm" svg:height="0.23cm" svg:x="5.867cm" svg:y="17.018cm" svg:viewBox="0 0 246 231" draw:points="0,231 246,231 246,0 0,0">
          <text:p/>
        </draw:polygon>
        <draw:polygon draw:style-name="gr26" draw:text-style-name="P19" draw:layer="layout" svg:width="1.179cm" svg:height="0.226cm" svg:x="6.114cm" svg:y="16.74cm" svg:viewBox="0 0 1180 227" draw:points="0,227 1180,227 1180,0 0,0">
          <text:p/>
        </draw:polygon>
        <draw:polygon draw:style-name="gr2" draw:text-style-name="P18" draw:layer="layout" svg:width="0.093cm" svg:height="0.226cm" svg:x="7.294cm" svg:y="16.457cm" svg:viewBox="0 0 94 227" draw:points="0,227 94,227 94,0 0,0">
          <text:p/>
        </draw:polygon>
        <draw:polygon draw:style-name="gr26" draw:text-style-name="P19" draw:layer="layout" svg:width="0.566cm" svg:height="0.226cm" svg:x="7.391cm" svg:y="16.175cm" svg:viewBox="0 0 567 227" draw:points="0,227 567,227 567,0 0,0">
          <text:p/>
        </draw:polygon>
        <draw:polygon draw:style-name="gr2" draw:text-style-name="P18" draw:layer="layout" svg:width="0.046cm" svg:height="0.226cm" svg:x="7.958cm" svg:y="15.892cm" svg:viewBox="0 0 47 227" draw:points="0,227 47,227 47,0 0,0">
          <text:p/>
        </draw:polygon>
        <draw:polygon draw:style-name="gr2" draw:text-style-name="P18" draw:layer="layout" svg:width="0.017cm" svg:height="0.226cm" svg:x="8.004cm" svg:y="15.61cm" svg:viewBox="0 0 18 227" draw:points="0,227 18,227 18,0 0,0">
          <text:p/>
        </draw:polygon>
        <draw:polygon draw:style-name="gr2" draw:text-style-name="P18" draw:layer="layout" svg:width="0.017cm" svg:height="0.226cm" svg:x="8.022cm" svg:y="15.327cm" svg:viewBox="0 0 18 227" draw:points="0,227 18,227 18,0 0,0">
          <text:p/>
        </draw:polygon>
        <draw:polygon draw:style-name="gr26" draw:text-style-name="P19" draw:layer="layout" svg:width="0.477cm" svg:height="0.226cm" svg:x="8.052cm" svg:y="15.045cm" svg:viewBox="0 0 478 227" draw:points="0,227 478,227 478,0 0,0">
          <text:p/>
        </draw:polygon>
        <draw:polygon draw:style-name="gr2" draw:text-style-name="P18" draw:layer="layout" svg:width="0.023cm" svg:height="0.226cm" svg:x="8.529cm" svg:y="14.763cm" svg:viewBox="0 0 24 227" draw:points="0,227 24,227 24,0 0,0">
          <text:p/>
        </draw:polygon>
        <draw:polygon draw:style-name="gr2" draw:text-style-name="P18" draw:layer="layout" svg:width="0.001cm" svg:height="0.226cm" svg:x="8.553cm" svg:y="14.48cm" svg:viewBox="0 0 2 227" draw:points="0,227 2,227 2,0 0,0">
          <text:p/>
        </draw:polygon>
        <draw:polygon draw:style-name="gr2" draw:text-style-name="P18" draw:layer="layout" svg:width="0.117cm" svg:height="0.226cm" svg:x="8.555cm" svg:y="14.198cm" svg:viewBox="0 0 118 227" draw:points="0,227 118,227 118,0 0,0">
          <text:p/>
        </draw:polygon>
        <draw:polygon draw:style-name="gr2" draw:text-style-name="P18" draw:layer="layout" svg:width="0cm" svg:height="0.226cm" svg:x="8.673cm" svg:y="13.915cm" svg:viewBox="0 0 0 227" draw:points="0,227 0,227 0,0 0,0">
          <text:p/>
        </draw:polygon>
        <draw:polygon draw:style-name="gr2" draw:text-style-name="P18" draw:layer="layout" svg:width="0cm" svg:height="0.225cm" svg:x="8.673cm" svg:y="13.633cm" svg:viewBox="0 0 0 226" draw:points="0,226 0,0">
          <text:p/>
        </draw:polygon>
        <draw:line draw:style-name="gr48" draw:text-style-name="P23" draw:layer="layout" svg:x1="5.867cm" svg:y1="17.725cm" svg:x2="5.867cm" svg:y2="13.438cm">
          <text:p/>
        </draw:line>
        <draw:polygon draw:style-name="gr7" draw:text-style-name="P24" draw:layer="layout" svg:width="0cm" svg:height="0.065cm" svg:x="5.867cm" svg:y="17.725cm" svg:viewBox="0 0 0 66" draw:points="0,0 0,66">
          <text:p/>
        </draw:polygon>
        <draw:line draw:style-name="gr8" draw:text-style-name="P23" draw:layer="layout" svg:x1="5.867cm" svg:y1="17.725cm" svg:x2="5.867cm" svg:y2="17.791cm">
          <text:p/>
        </draw:line>
        <draw:line draw:style-name="gr48" draw:text-style-name="P23" draw:layer="layout" svg:x1="6.254cm" svg:y1="17.725cm" svg:x2="6.254cm" svg:y2="13.438cm">
          <text:p/>
        </draw:line>
        <draw:polygon draw:style-name="gr7" draw:text-style-name="P24" draw:layer="layout" svg:width="0cm" svg:height="0.065cm" svg:x="6.254cm" svg:y="17.725cm" svg:viewBox="0 0 0 66" draw:points="0,0 0,66">
          <text:p/>
        </draw:polygon>
        <draw:line draw:style-name="gr8" draw:text-style-name="P23" draw:layer="layout" svg:x1="6.254cm" svg:y1="17.725cm" svg:x2="6.254cm" svg:y2="17.791cm">
          <text:p/>
        </draw:line>
        <draw:frame draw:style-name="gr71" draw:text-style-name="P25" draw:layer="layout" svg:width="0.133cm" svg:height="0.232cm" svg:x="5.862cm" svg:y="17.84cm">
          <draw:text-box>
            <text:p text:style-name="P8"><text:span text:style-name="T7">0</text:span></text:p>
          </draw:text-box>
        </draw:frame>
        <draw:line draw:style-name="gr48" draw:text-style-name="P23" draw:layer="layout" svg:x1="6.641cm" svg:y1="17.725cm" svg:x2="6.641cm" svg:y2="13.438cm">
          <text:p/>
        </draw:line>
        <draw:polygon draw:style-name="gr7" draw:text-style-name="P24" draw:layer="layout" svg:width="0cm" svg:height="0.065cm" svg:x="6.641cm" svg:y="17.725cm" svg:viewBox="0 0 0 66" draw:points="0,0 0,66">
          <text:p/>
        </draw:polygon>
        <draw:line draw:style-name="gr8" draw:text-style-name="P23" draw:layer="layout" svg:x1="6.641cm" svg:y1="17.725cm" svg:x2="6.641cm" svg:y2="17.791cm">
          <text:p/>
        </draw:line>
        <draw:frame draw:style-name="gr72" draw:text-style-name="P25" draw:layer="layout" svg:width="0.397cm" svg:height="0.232cm" svg:x="6.103cm" svg:y="17.84cm">
          <draw:text-box>
            <text:p text:style-name="P8"><text:span text:style-name="T7">0.</text:span><text:span text:style-name="T7">1</text:span></text:p>
          </draw:text-box>
        </draw:frame>
        <draw:line draw:style-name="gr48" draw:text-style-name="P23" draw:layer="layout" svg:x1="7.029cm" svg:y1="17.725cm" svg:x2="7.029cm" svg:y2="13.438cm">
          <text:p/>
        </draw:line>
        <draw:polygon draw:style-name="gr7" draw:text-style-name="P24" draw:layer="layout" svg:width="0cm" svg:height="0.065cm" svg:x="7.029cm" svg:y="17.725cm" svg:viewBox="0 0 0 66" draw:points="0,0 0,66">
          <text:p/>
        </draw:polygon>
        <draw:line draw:style-name="gr8" draw:text-style-name="P23" draw:layer="layout" svg:x1="7.029cm" svg:y1="17.725cm" svg:x2="7.029cm" svg:y2="17.791cm">
          <text:p/>
        </draw:line>
        <draw:frame draw:style-name="gr72" draw:text-style-name="P25" draw:layer="layout" svg:width="0.397cm" svg:height="0.232cm" svg:x="6.492cm" svg:y="17.84cm">
          <draw:text-box>
            <text:p text:style-name="P8"><text:span text:style-name="T7">0.</text:span><text:span text:style-name="T7">2</text:span></text:p>
          </draw:text-box>
        </draw:frame>
        <draw:line draw:style-name="gr48" draw:text-style-name="P23" draw:layer="layout" svg:x1="7.416cm" svg:y1="17.725cm" svg:x2="7.416cm" svg:y2="13.438cm">
          <text:p/>
        </draw:line>
        <draw:polygon draw:style-name="gr7" draw:text-style-name="P24" draw:layer="layout" svg:width="0cm" svg:height="0.065cm" svg:x="7.416cm" svg:y="17.725cm" svg:viewBox="0 0 0 66" draw:points="0,0 0,66">
          <text:p/>
        </draw:polygon>
        <draw:line draw:style-name="gr8" draw:text-style-name="P23" draw:layer="layout" svg:x1="7.416cm" svg:y1="17.725cm" svg:x2="7.416cm" svg:y2="17.791cm">
          <text:p/>
        </draw:line>
        <draw:frame draw:style-name="gr72" draw:text-style-name="P25" draw:layer="layout" svg:width="0.397cm" svg:height="0.232cm" svg:x="6.879cm" svg:y="17.84cm">
          <draw:text-box>
            <text:p text:style-name="P8"><text:span text:style-name="T7">0.</text:span><text:span text:style-name="T7">3</text:span></text:p>
          </draw:text-box>
        </draw:frame>
        <draw:line draw:style-name="gr48" draw:text-style-name="P23" draw:layer="layout" svg:x1="7.803cm" svg:y1="17.725cm" svg:x2="7.803cm" svg:y2="13.438cm">
          <text:p/>
        </draw:line>
        <draw:polygon draw:style-name="gr7" draw:text-style-name="P24" draw:layer="layout" svg:width="0cm" svg:height="0.065cm" svg:x="7.803cm" svg:y="17.725cm" svg:viewBox="0 0 0 66" draw:points="0,0 0,66">
          <text:p/>
        </draw:polygon>
        <draw:line draw:style-name="gr8" draw:text-style-name="P23" draw:layer="layout" svg:x1="7.803cm" svg:y1="17.725cm" svg:x2="7.803cm" svg:y2="17.791cm">
          <text:p/>
        </draw:line>
        <draw:frame draw:style-name="gr72" draw:text-style-name="P25" draw:layer="layout" svg:width="0.397cm" svg:height="0.232cm" svg:x="7.273cm" svg:y="17.84cm">
          <draw:text-box>
            <text:p text:style-name="P8"><text:span text:style-name="T7">0.</text:span><text:span text:style-name="T7">4</text:span></text:p>
          </draw:text-box>
        </draw:frame>
        <draw:line draw:style-name="gr48" draw:text-style-name="P23" draw:layer="layout" svg:x1="8.19cm" svg:y1="17.725cm" svg:x2="8.19cm" svg:y2="13.438cm">
          <text:p/>
        </draw:line>
        <draw:polygon draw:style-name="gr7" draw:text-style-name="P24" draw:layer="layout" svg:width="0cm" svg:height="0.065cm" svg:x="8.19cm" svg:y="17.725cm" svg:viewBox="0 0 0 66" draw:points="0,0 0,66">
          <text:p/>
        </draw:polygon>
        <draw:line draw:style-name="gr8" draw:text-style-name="P23" draw:layer="layout" svg:x1="8.19cm" svg:y1="17.725cm" svg:x2="8.19cm" svg:y2="17.791cm">
          <text:p/>
        </draw:line>
        <draw:frame draw:style-name="gr73" draw:text-style-name="P25" draw:layer="layout" svg:width="0.398cm" svg:height="0.232cm" svg:x="7.66cm" svg:y="17.84cm">
          <draw:text-box>
            <text:p text:style-name="P8"><text:span text:style-name="T7">0.</text:span><text:span text:style-name="T7">5</text:span></text:p>
          </draw:text-box>
        </draw:frame>
        <draw:line draw:style-name="gr48" draw:text-style-name="P23" draw:layer="layout" svg:x1="8.578cm" svg:y1="17.725cm" svg:x2="8.578cm" svg:y2="13.438cm">
          <text:p/>
        </draw:line>
        <draw:polygon draw:style-name="gr7" draw:text-style-name="P24" draw:layer="layout" svg:width="0cm" svg:height="0.065cm" svg:x="8.578cm" svg:y="17.725cm" svg:viewBox="0 0 0 66" draw:points="0,0 0,66">
          <text:p/>
        </draw:polygon>
        <draw:line draw:style-name="gr8" draw:text-style-name="P23" draw:layer="layout" svg:x1="8.578cm" svg:y1="17.725cm" svg:x2="8.578cm" svg:y2="17.791cm">
          <text:p/>
        </draw:line>
        <draw:frame draw:style-name="gr73" draw:text-style-name="P25" draw:layer="layout" svg:width="0.398cm" svg:height="0.232cm" svg:x="8.048cm" svg:y="17.84cm">
          <draw:text-box>
            <text:p text:style-name="P8"><text:span text:style-name="T7">0.</text:span><text:span text:style-name="T7">6</text:span></text:p>
          </draw:text-box>
        </draw:frame>
        <draw:frame draw:style-name="gr72" draw:text-style-name="P25" draw:layer="layout" svg:width="0.397cm" svg:height="0.232cm" svg:x="8.457cm" svg:y="17.84cm">
          <draw:text-box>
            <text:p text:style-name="P8"><text:span text:style-name="T7">0.</text:span><text:span text:style-name="T7">7</text:span></text:p>
          </draw:text-box>
        </draw:frame>
        <draw:line draw:style-name="gr48" draw:text-style-name="P23" draw:layer="layout" svg:x1="5.867cm" svg:y1="17.417cm" svg:x2="8.814cm" svg:y2="17.417cm">
          <text:p/>
        </draw:line>
        <draw:polygon draw:style-name="gr7" draw:text-style-name="P24" draw:layer="layout" svg:width="0.01cm" svg:height="0cm" svg:x="5.856cm" svg:y="17.417cm" svg:viewBox="0 0 11 0" draw:points="11,0 0,0">
          <text:p/>
        </draw:polygon>
        <draw:line draw:style-name="gr8" draw:text-style-name="P23" draw:layer="layout" svg:x1="5.867cm" svg:y1="17.417cm" svg:x2="5.856cm" svg:y2="17.417cm">
          <text:p/>
        </draw:line>
        <draw:line draw:style-name="gr48" draw:text-style-name="P23" draw:layer="layout" svg:x1="5.867cm" svg:y1="17.135cm" svg:x2="8.814cm" svg:y2="17.135cm">
          <text:p/>
        </draw:line>
        <draw:polygon draw:style-name="gr7" draw:text-style-name="P24" draw:layer="layout" svg:width="0.01cm" svg:height="0cm" svg:x="5.856cm" svg:y="17.135cm" svg:viewBox="0 0 11 0" draw:points="11,0 0,0">
          <text:p/>
        </draw:polygon>
        <draw:line draw:style-name="gr8" draw:text-style-name="P23" draw:layer="layout" svg:x1="5.867cm" svg:y1="17.135cm" svg:x2="5.856cm" svg:y2="17.135cm">
          <text:p/>
        </draw:line>
        <draw:line draw:style-name="gr48" draw:text-style-name="P23" draw:layer="layout" svg:x1="5.867cm" svg:y1="16.852cm" svg:x2="8.814cm" svg:y2="16.852cm">
          <text:p/>
        </draw:line>
        <draw:polygon draw:style-name="gr7" draw:text-style-name="P24" draw:layer="layout" svg:width="0.01cm" svg:height="0cm" svg:x="5.856cm" svg:y="16.852cm" svg:viewBox="0 0 11 0" draw:points="11,0 0,0">
          <text:p/>
        </draw:polygon>
        <draw:line draw:style-name="gr8" draw:text-style-name="P23" draw:layer="layout" svg:x1="5.867cm" svg:y1="16.852cm" svg:x2="5.856cm" svg:y2="16.852cm">
          <text:p/>
        </draw:line>
        <draw:line draw:style-name="gr48" draw:text-style-name="P23" draw:layer="layout" svg:x1="5.867cm" svg:y1="16.57cm" svg:x2="8.814cm" svg:y2="16.57cm">
          <text:p/>
        </draw:line>
        <draw:polygon draw:style-name="gr7" draw:text-style-name="P24" draw:layer="layout" svg:width="0.01cm" svg:height="0cm" svg:x="5.856cm" svg:y="16.57cm" svg:viewBox="0 0 11 0" draw:points="11,0 0,0">
          <text:p/>
        </draw:polygon>
        <draw:line draw:style-name="gr8" draw:text-style-name="P23" draw:layer="layout" svg:x1="5.867cm" svg:y1="16.57cm" svg:x2="5.856cm" svg:y2="16.57cm">
          <text:p/>
        </draw:line>
        <draw:line draw:style-name="gr48" draw:text-style-name="P23" draw:layer="layout" svg:x1="5.867cm" svg:y1="16.287cm" svg:x2="8.814cm" svg:y2="16.287cm">
          <text:p/>
        </draw:line>
        <draw:polygon draw:style-name="gr7" draw:text-style-name="P24" draw:layer="layout" svg:width="0.01cm" svg:height="0cm" svg:x="5.856cm" svg:y="16.287cm" svg:viewBox="0 0 11 0" draw:points="11,0 0,0">
          <text:p/>
        </draw:polygon>
        <draw:line draw:style-name="gr8" draw:text-style-name="P23" draw:layer="layout" svg:x1="5.867cm" svg:y1="16.287cm" svg:x2="5.856cm" svg:y2="16.287cm">
          <text:p/>
        </draw:line>
        <draw:line draw:style-name="gr48" draw:text-style-name="P23" draw:layer="layout" svg:x1="5.867cm" svg:y1="16.005cm" svg:x2="8.814cm" svg:y2="16.005cm">
          <text:p/>
        </draw:line>
        <draw:polygon draw:style-name="gr7" draw:text-style-name="P24" draw:layer="layout" svg:width="0.01cm" svg:height="0cm" svg:x="5.856cm" svg:y="16.005cm" svg:viewBox="0 0 11 0" draw:points="11,0 0,0">
          <text:p/>
        </draw:polygon>
        <draw:line draw:style-name="gr8" draw:text-style-name="P23" draw:layer="layout" svg:x1="5.867cm" svg:y1="16.005cm" svg:x2="5.856cm" svg:y2="16.005cm">
          <text:p/>
        </draw:line>
        <draw:line draw:style-name="gr48" draw:text-style-name="P23" draw:layer="layout" svg:x1="5.867cm" svg:y1="15.723cm" svg:x2="8.814cm" svg:y2="15.723cm">
          <text:p/>
        </draw:line>
        <draw:polygon draw:style-name="gr7" draw:text-style-name="P24" draw:layer="layout" svg:width="0.01cm" svg:height="0cm" svg:x="5.856cm" svg:y="15.723cm" svg:viewBox="0 0 11 0" draw:points="11,0 0,0">
          <text:p/>
        </draw:polygon>
        <draw:line draw:style-name="gr8" draw:text-style-name="P23" draw:layer="layout" svg:x1="5.867cm" svg:y1="15.723cm" svg:x2="5.856cm" svg:y2="15.723cm">
          <text:p/>
        </draw:line>
        <draw:line draw:style-name="gr48" draw:text-style-name="P23" draw:layer="layout" svg:x1="5.867cm" svg:y1="15.441cm" svg:x2="8.814cm" svg:y2="15.441cm">
          <text:p/>
        </draw:line>
        <draw:polygon draw:style-name="gr7" draw:text-style-name="P24" draw:layer="layout" svg:width="0.01cm" svg:height="0cm" svg:x="5.856cm" svg:y="15.441cm" svg:viewBox="0 0 11 0" draw:points="11,0 0,0">
          <text:p/>
        </draw:polygon>
        <draw:line draw:style-name="gr8" draw:text-style-name="P23" draw:layer="layout" svg:x1="5.867cm" svg:y1="15.441cm" svg:x2="5.856cm" svg:y2="15.441cm">
          <text:p/>
        </draw:line>
        <draw:line draw:style-name="gr48" draw:text-style-name="P23" draw:layer="layout" svg:x1="5.867cm" svg:y1="15.158cm" svg:x2="8.814cm" svg:y2="15.158cm">
          <text:p/>
        </draw:line>
        <draw:polygon draw:style-name="gr7" draw:text-style-name="P24" draw:layer="layout" svg:width="0.01cm" svg:height="0cm" svg:x="5.856cm" svg:y="15.158cm" svg:viewBox="0 0 11 0" draw:points="11,0 0,0">
          <text:p/>
        </draw:polygon>
        <draw:line draw:style-name="gr8" draw:text-style-name="P23" draw:layer="layout" svg:x1="5.867cm" svg:y1="15.158cm" svg:x2="5.856cm" svg:y2="15.158cm">
          <text:p/>
        </draw:line>
        <draw:line draw:style-name="gr48" draw:text-style-name="P23" draw:layer="layout" svg:x1="5.867cm" svg:y1="14.876cm" svg:x2="8.814cm" svg:y2="14.876cm">
          <text:p/>
        </draw:line>
        <draw:polygon draw:style-name="gr7" draw:text-style-name="P24" draw:layer="layout" svg:width="0.01cm" svg:height="0cm" svg:x="5.856cm" svg:y="14.876cm" svg:viewBox="0 0 11 0" draw:points="11,0 0,0">
          <text:p/>
        </draw:polygon>
        <draw:line draw:style-name="gr8" draw:text-style-name="P23" draw:layer="layout" svg:x1="5.867cm" svg:y1="14.876cm" svg:x2="5.856cm" svg:y2="14.876cm">
          <text:p/>
        </draw:line>
        <draw:line draw:style-name="gr48" draw:text-style-name="P23" draw:layer="layout" svg:x1="5.867cm" svg:y1="14.593cm" svg:x2="8.814cm" svg:y2="14.593cm">
          <text:p/>
        </draw:line>
        <draw:polygon draw:style-name="gr7" draw:text-style-name="P24" draw:layer="layout" svg:width="0.01cm" svg:height="0cm" svg:x="5.856cm" svg:y="14.593cm" svg:viewBox="0 0 11 0" draw:points="11,0 0,0">
          <text:p/>
        </draw:polygon>
        <draw:line draw:style-name="gr8" draw:text-style-name="P23" draw:layer="layout" svg:x1="5.867cm" svg:y1="14.593cm" svg:x2="5.856cm" svg:y2="14.593cm">
          <text:p/>
        </draw:line>
        <draw:line draw:style-name="gr48" draw:text-style-name="P23" draw:layer="layout" svg:x1="5.867cm" svg:y1="14.311cm" svg:x2="8.814cm" svg:y2="14.311cm">
          <text:p/>
        </draw:line>
        <draw:polygon draw:style-name="gr7" draw:text-style-name="P24" draw:layer="layout" svg:width="0.01cm" svg:height="0cm" svg:x="5.856cm" svg:y="14.311cm" svg:viewBox="0 0 11 0" draw:points="11,0 0,0">
          <text:p/>
        </draw:polygon>
        <draw:line draw:style-name="gr8" draw:text-style-name="P23" draw:layer="layout" svg:x1="5.867cm" svg:y1="14.311cm" svg:x2="5.856cm" svg:y2="14.311cm">
          <text:p/>
        </draw:line>
        <draw:line draw:style-name="gr48" draw:text-style-name="P23" draw:layer="layout" svg:x1="5.867cm" svg:y1="14.029cm" svg:x2="8.814cm" svg:y2="14.029cm">
          <text:p/>
        </draw:line>
        <draw:polygon draw:style-name="gr7" draw:text-style-name="P24" draw:layer="layout" svg:width="0.01cm" svg:height="0cm" svg:x="5.856cm" svg:y="14.029cm" svg:viewBox="0 0 11 0" draw:points="11,0 0,0">
          <text:p/>
        </draw:polygon>
        <draw:line draw:style-name="gr8" draw:text-style-name="P23" draw:layer="layout" svg:x1="5.867cm" svg:y1="14.029cm" svg:x2="5.856cm" svg:y2="14.029cm">
          <text:p/>
        </draw:line>
        <draw:line draw:style-name="gr48" draw:text-style-name="P23" draw:layer="layout" svg:x1="5.867cm" svg:y1="13.746cm" svg:x2="8.814cm" svg:y2="13.746cm">
          <text:p/>
        </draw:line>
        <draw:polygon draw:style-name="gr7" draw:text-style-name="P24" draw:layer="layout" svg:width="0.01cm" svg:height="0cm" svg:x="5.856cm" svg:y="13.746cm" svg:viewBox="0 0 11 0" draw:points="11,0 0,0">
          <text:p/>
        </draw:polygon>
        <draw:line draw:style-name="gr8" draw:text-style-name="P23" draw:layer="layout" svg:x1="5.867cm" svg:y1="13.746cm" svg:x2="5.856cm" svg:y2="13.746cm">
          <text:p/>
        </draw:line>
        <draw:line draw:style-name="gr13" draw:text-style-name="P23" draw:layer="layout" svg:x1="5.867cm" svg:y1="17.725cm" svg:x2="5.867cm" svg:y2="13.438cm">
          <text:p/>
        </draw:line>
        <draw:line draw:style-name="gr13" draw:text-style-name="P23" draw:layer="layout" svg:x1="8.813cm" svg:y1="17.725cm" svg:x2="8.813cm" svg:y2="13.438cm">
          <text:p/>
        </draw:line>
        <draw:line draw:style-name="gr13" draw:text-style-name="P23" draw:layer="layout" svg:x1="5.867cm" svg:y1="17.725cm" svg:x2="8.814cm" svg:y2="17.725cm">
          <text:p/>
        </draw:line>
        <draw:line draw:style-name="gr13" draw:text-style-name="P23" draw:layer="layout" svg:x1="5.867cm" svg:y1="13.438cm" svg:x2="8.814cm" svg:y2="13.438cm">
          <text:p/>
        </draw:line>
        <draw:frame draw:style-name="gr74" draw:text-style-name="P27" draw:layer="layout" svg:width="2.248cm" svg:height="0.715cm" svg:x="6.388cm" svg:y="6.219cm">
          <draw:text-box>
            <text:p text:style-name="P8"><text:span text:style-name="T9">C</text:span><text:span text:style-name="T9">P</text:span><text:span text:style-name="T9">U </text:span><text:span text:style-name="T9">+ </text:span><text:span text:style-name="T9">H</text:span><text:span text:style-name="T9">W</text:span></text:p>
            <text:p text:style-name="P8"><text:span text:style-name="T9">(F</text:span><text:span text:style-name="T9">lo</text:span><text:span text:style-name="T9">ati</text:span><text:span text:style-name="T9">ng</text:span><text:span text:style-name="T9">-</text:span><text:span text:style-name="T9">po</text:span><text:span text:style-name="T9">int</text:span></text:p>
            <text:p text:style-name="P8"><text:span text:style-name="T9">Xi</text:span><text:span text:style-name="T9">lin</text:span><text:span text:style-name="T9">x </text:span><text:span text:style-name="T9">Lo</text:span><text:span text:style-name="T9">gi</text:span><text:span text:style-name="T9">C</text:span><text:span text:style-name="T9">O</text:span><text:span text:style-name="T9">R</text:span><text:span text:style-name="T9">E </text:span><text:span text:style-name="T9">IP</text:span><text:span text:style-name="T9">)</text:span></text:p>
          </draw:text-box>
        </draw:frame>
        <draw:frame draw:style-name="gr75" draw:text-style-name="P27" draw:layer="layout" svg:width="1.848cm" svg:height="0.477cm" svg:x="6.373cm" svg:y="12.878cm">
          <draw:text-box>
            <text:p text:style-name="P8"><text:span text:style-name="T9">C</text:span><text:span text:style-name="T9">P</text:span><text:span text:style-name="T9">U </text:span><text:span text:style-name="T9">+ </text:span><text:span text:style-name="T9">H</text:span><text:span text:style-name="T9">W</text:span></text:p>
            <text:p text:style-name="P8"><text:span text:style-name="T9">(</text:span><text:span text:style-name="T9">H</text:span><text:span text:style-name="T9">yb</text:span><text:span text:style-name="T9">ri</text:span><text:span text:style-name="T9">d </text:span><text:span text:style-name="T9">lo</text:span><text:span text:style-name="T9">ga</text:span><text:span text:style-name="T9">rit</text:span><text:span text:style-name="T9">h</text:span><text:span text:style-name="T9">m</text:span><text:span text:style-name="T9">ic</text:span><text:span text:style-name="T9">)</text:span></text:p>
          </draw:text-box>
        </draw:frame>
        <draw:frame draw:style-name="gr76" draw:text-style-name="P27" draw:layer="layout" svg:width="2.296cm" svg:height="0.485cm" svg:x="6.191cm" svg:y="0.687cm">
          <draw:text-box>
            <text:p text:style-name="P8"><text:span text:style-name="T9">C</text:span><text:span text:style-name="T9">P</text:span><text:span text:style-name="T9">U </text:span><text:span text:style-name="T9">+ </text:span><text:span text:style-name="T9">H</text:span><text:span text:style-name="T9">W </text:span><text:span text:style-name="T9">(F</text:span><text:span text:style-name="T9">ix</text:span><text:span text:style-name="T9">ed</text:span><text:span text:style-name="T9">-</text:span><text:span text:style-name="T9">po</text:span><text:span text:style-name="T9">int</text:span><text:span text:style-name="T9">)</text:span></text:p>
          </draw:text-box>
        </draw:frame>
        <draw:frame draw:style-name="gr77" draw:text-style-name="P27" draw:layer="layout" svg:width="2.783cm" svg:height="0.477cm" svg:x="5.974cm" svg:y="19.182cm">
          <draw:text-box>
            <text:p text:style-name="P8"><text:span text:style-name="T9">C</text:span><text:span text:style-name="T9">P</text:span><text:span text:style-name="T9">U </text:span><text:span text:style-name="T9">+ </text:span><text:span text:style-name="T9">H</text:span><text:span text:style-name="T9">W</text:span></text:p>
            <text:p text:style-name="P8"><text:span text:style-name="T9">(</text:span><text:span text:style-name="T9">H</text:span><text:span text:style-name="T9">yb</text:span><text:span text:style-name="T9">ri</text:span><text:span text:style-name="T9">d </text:span><text:span text:style-name="T9">cu</text:span><text:span text:style-name="T9">st</text:span><text:span text:style-name="T9">o</text:span><text:span text:style-name="T9">m </text:span><text:span text:style-name="T9">flo</text:span><text:span text:style-name="T9">ati</text:span><text:span text:style-name="T9">ng</text:span><text:span text:style-name="T9">-</text:span><text:span text:style-name="T9">po</text:span><text:span text:style-name="T9">int</text:span><text:span text:style-name="T9">)</text:span></text:p>
          </draw:text-box>
        </draw:frame>
        <draw:frame draw:style-name="gr77" draw:text-style-name="P27" draw:layer="layout" svg:width="2.783cm" svg:height="0.477cm" svg:x="2.574cm" svg:y="12.882cm">
          <draw:text-box>
            <text:p text:style-name="P8"><text:span text:style-name="T9">C</text:span><text:span text:style-name="T9">P</text:span><text:span text:style-name="T9">U </text:span><text:span text:style-name="T9">+ </text:span><text:span text:style-name="T9">H</text:span><text:span text:style-name="T9">W</text:span></text:p>
            <text:p text:style-name="P8"><text:span text:style-name="T9">(</text:span><text:span text:style-name="T9">H</text:span><text:span text:style-name="T9">yb</text:span><text:span text:style-name="T9">ri</text:span><text:span text:style-name="T9">d </text:span><text:span text:style-name="T9">cu</text:span><text:span text:style-name="T9">st</text:span><text:span text:style-name="T9">o</text:span><text:span text:style-name="T9">m </text:span><text:span text:style-name="T9">flo</text:span><text:span text:style-name="T9">ati</text:span><text:span text:style-name="T9">ng</text:span><text:span text:style-name="T9">-</text:span><text:span text:style-name="T9">po</text:span><text:span text:style-name="T9">int</text:span><text:span text:style-name="T9">)</text:span></text:p>
          </draw:text-box>
        </draw:frame>
        <draw:frame draw:style-name="gr33" draw:text-style-name="P14" draw:layer="layout" svg:width="5.107cm" svg:height="0.516cm" svg:x="0.093cm" svg:y="12.215cm">
          <draw:text-box>
            <text:p text:style-name="P8"><text:span text:style-name="T5">b</text:span><text:span text:style-name="T5">) </text:span><text:span text:style-name="T5">M</text:span><text:span text:style-name="T5">o</text:span><text:span text:style-name="T5">d</text:span><text:span text:style-name="T5">el </text:span><text:span text:style-name="T5">A </text:span><text:span text:style-name="T5">(</text:span><text:span text:style-name="T5">F</text:span><text:span text:style-name="T5">lo</text:span><text:span text:style-name="T5">a</text:span><text:span text:style-name="T5">ti</text:span><text:span text:style-name="T5">n</text:span><text:span text:style-name="T5">g</text:span><text:span text:style-name="T5">-</text:span><text:span text:style-name="T5">p</text:span><text:span text:style-name="T5">oi</text:span><text:span text:style-name="T5">n</text:span><text:span text:style-name="T5">t)</text:span></text:p>
          </draw:text-box>
        </draw:frame>
        <draw:frame draw:style-name="gr33" draw:text-style-name="P14" draw:layer="layout" svg:width="5.107cm" svg:height="0.516cm" svg:x="0.094cm" svg:y="18.915cm">
          <draw:text-box>
            <text:p text:style-name="P8"><text:span text:style-name="T5">b</text:span><text:span text:style-name="T5">) </text:span><text:span text:style-name="T5">M</text:span><text:span text:style-name="T5">o</text:span><text:span text:style-name="T5">d</text:span><text:span text:style-name="T5">el </text:span><text:span text:style-name="T5">B </text:span><text:span text:style-name="T5">(</text:span><text:span text:style-name="T5">F</text:span><text:span text:style-name="T5">lo</text:span><text:span text:style-name="T5">a</text:span><text:span text:style-name="T5">ti</text:span><text:span text:style-name="T5">n</text:span><text:span text:style-name="T5">g</text:span><text:span text:style-name="T5">-</text:span><text:span text:style-name="T5">p</text:span><text:span text:style-name="T5">oi</text:span><text:span text:style-name="T5">n</text:span><text:span text:style-name="T5">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10:23:37.629757981</dc:date>
    <meta:editing-duration>PT6H4M59S</meta:editing-duration>
    <meta:editing-cycles>45</meta:editing-cycles>
    <meta:document-statistic meta:object-count="822"/>
  </office:meta>
</office:document-meta>
</file>